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ans-serif" svg:font-family="sans-serif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1" svg:stroke-width="0cm" draw:stroke-linejoin="none" svg:stroke-linecap="butt" draw:fill="solid" draw:fill-color="#ccffcc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99ffff" draw:textarea-horizontal-align="center" draw:textarea-vertical-align="middle"/>
    </style:style>
    <style:style style:name="gr3" style:family="graphic" style:parent-style-name="standard">
      <style:graphic-properties draw:stroke="solid" draw:stroke-dash="Dashed_20__28_var_29__20_1" svg:stroke-width="0.031cm" svg:stroke-color="#ff9c3a" draw:stroke-linejoin="miter" svg:stroke-linecap="butt" draw:fill="none" draw:fill-color="#99ffff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solid" draw:stroke-dash="Dashed_20__28_var_29__20_1" svg:stroke-width="0.076cm" svg:stroke-color="#ff9c3a" draw:stroke-linejoin="miter" svg:stroke-linecap="butt" draw:fill="none" draw:fill-color="#ccffcc" draw:textarea-horizontal-align="center" draw:textarea-vertical-align="middle" fo:padding-top="0.163cm" fo:padding-bottom="0.163cm" fo:padding-left="0.288cm" fo:padding-right="0.288cm"/>
    </style:style>
    <style:style style:name="gr5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ccffcc" draw:textarea-horizontal-align="center" draw:textarea-vertical-align="middle"/>
    </style:style>
    <style:style style:name="gr6" style:family="graphic" style:parent-style-name="standard">
      <style:graphic-properties draw:stroke="solid" draw:stroke-dash="Dashed_20__28_var_29__20_1" svg:stroke-width="0.047cm" svg:stroke-color="#ff9c3a" draw:stroke-linejoin="miter" svg:stroke-linecap="butt" draw:fill="none" draw:fill-color="#ccffcc" draw:textarea-horizontal-align="center" draw:textarea-vertical-align="middle" fo:padding-top="0.148cm" fo:padding-bottom="0.148cm" fo:padding-left="0.273cm" fo:padding-right="0.273cm"/>
    </style:style>
    <style:style style:name="gr7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ffcc99" draw:textarea-horizontal-align="center" draw:textarea-vertical-align="middle"/>
    </style:style>
    <style:style style:name="gr8" style:family="graphic" style:parent-style-name="standard">
      <style:graphic-properties draw:stroke="solid" draw:stroke-dash="Dashed_20__28_var_29__20_1" svg:stroke-width="0.026cm" svg:stroke-color="#ff9c3a" draw:stroke-linejoin="miter" svg:stroke-linecap="butt" draw:fill="none" draw:fill-color="#ffcc99" draw:textarea-horizontal-align="center" draw:textarea-vertical-align="middle" fo:padding-top="0.138cm" fo:padding-bottom="0.138cm" fo:padding-left="0.263cm" fo:padding-right="0.263cm"/>
    </style:style>
    <style:style style:name="gr9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000000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546e7a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b0bec5" draw:textarea-horizontal-align="center" draw:textarea-vertical-align="middle"/>
    </style:style>
    <style:style style:name="gr12" style:family="graphic" style:parent-style-name="standard">
      <style:graphic-properties draw:stroke="solid" draw:stroke-dash="Dashed_20__28_var_29__20_1" svg:stroke-width="0.054cm" svg:stroke-color="#ff9c3a" draw:stroke-linejoin="miter" svg:stroke-linecap="butt" draw:fill="none" draw:fill-color="#ffcc99" draw:textarea-horizontal-align="center" draw:textarea-vertical-align="middle" fo:padding-top="0.152cm" fo:padding-bottom="0.152cm" fo:padding-left="0.277cm" fo:padding-right="0.277cm"/>
    </style:style>
    <style:style style:name="gr13" style:family="graphic" style:parent-style-name="standard">
      <style:graphic-properties draw:stroke="none" draw:fill="none" draw:fill-color="#ffffff" draw:textarea-horizontal-align="left" draw:auto-grow-width="true" fo:min-height="0.497cm" fo:min-width="2.347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fill-color="#ffffff" draw:textarea-horizontal-align="left" draw:auto-grow-width="true" fo:min-height="0.497cm" fo:min-width="2.50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fill-color="#ffffff" draw:textarea-horizontal-align="left" draw:auto-grow-width="true" fo:min-height="0.374cm" fo:min-width="2.67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fill-color="#ffffff" draw:textarea-horizontal-align="left" draw:auto-grow-width="true" fo:min-height="0.331cm" fo:min-width="1.11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fill-color="#ffffff" draw:textarea-horizontal-align="left" draw:auto-grow-width="true" fo:min-height="0.374cm" fo:min-width="3.02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fill-color="#ffffff" draw:textarea-horizontal-align="left" draw:auto-grow-width="true" fo:min-height="0.374cm" fo:min-width="2.31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fill-color="#ffffff" draw:textarea-horizontal-align="left" draw:auto-grow-width="true" fo:min-height="0.374cm" fo:min-width="2.86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fill-color="#ffffff" draw:textarea-horizontal-align="left" draw:auto-grow-width="true" fo:min-height="0.374cm" fo:min-width="2.013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fill-color="#ffffff" draw:textarea-horizontal-align="left" draw:auto-grow-width="true" fo:min-height="0.374cm" fo:min-width="3.18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fill-color="#ffffff" draw:textarea-horizontal-align="left" draw:auto-grow-width="true" fo:min-height="0.374cm" fo:min-width="2.05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fill-color="#ffffff" draw:textarea-horizontal-align="left" draw:auto-grow-width="true" fo:min-height="0.374cm" fo:min-width="2.13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fill-color="#ffffff" draw:textarea-horizontal-align="left" draw:auto-grow-width="true" fo:min-height="0.374cm" fo:min-width="2.165cm" fo:padding-top="0cm" fo:padding-bottom="0cm" fo:padding-left="0cm" fo:padding-right="0cm"/>
    </style:style>
    <style:style style:name="gr25" style:family="graphic" style:parent-style-name="standard">
      <style:graphic-properties draw:stroke="solid" draw:stroke-dash="Dashed_20__28_var_29__20_1" svg:stroke-width="0cm" svg:stroke-color="#ff9c3a" draw:stroke-linejoin="round" svg:stroke-linecap="butt" draw:fill="solid" draw:fill-color="#ffcc99" draw:textarea-horizontal-align="justify" draw:textarea-vertical-align="middle" draw:auto-grow-height="false" fo:min-height="10.27cm" fo:min-width="0.876cm" fo:padding-top="0.125cm" fo:padding-bottom="0.125cm" fo:padding-left="0.25cm" fo:padding-right="0.25cm"/>
    </style:style>
    <style:style style:name="gr26" style:family="graphic" style:parent-style-name="standard">
      <style:graphic-properties draw:stroke="none" draw:fill="none" draw:fill-color="#ffffff" draw:textarea-horizontal-align="left" draw:auto-grow-width="true" fo:min-height="0.374cm" fo:min-width="1.97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fill-color="#ffffff" draw:textarea-horizontal-align="left" draw:auto-grow-width="true" fo:min-height="0.374cm" fo:min-width="2.102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fill-color="#ffffff" draw:textarea-horizontal-align="left" draw:auto-grow-width="true" fo:min-height="0.374cm" fo:min-width="1.43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fill-color="#ffffff" draw:textarea-horizontal-align="left" draw:auto-grow-width="true" fo:min-height="0.374cm" fo:min-width="2.44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fill-color="#ffffff" draw:textarea-horizontal-align="left" draw:auto-grow-width="true" fo:min-height="0.374cm" fo:min-width="1.492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fill-color="#ffffff" draw:textarea-horizontal-align="left" draw:auto-grow-width="true" fo:min-height="0.374cm" fo:min-width="1.598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fill-color="#ffffff" draw:textarea-horizontal-align="left" draw:auto-grow-width="true" fo:min-height="0.374cm" fo:min-width="2.50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fill-color="#ffffff" draw:textarea-horizontal-align="left" draw:auto-grow-width="true" fo:min-height="0.374cm" fo:min-width="2.466cm" fo:padding-top="0cm" fo:padding-bottom="0cm" fo:padding-left="0cm" fo:padding-right="0cm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6" style:family="graphic" style:parent-style-name="standard">
      <style:graphic-properties svg:stroke-color="#ff9c3a" draw:fill-color="#ffcc99" draw:textarea-horizontal-align="justify" draw:textarea-vertical-align="middle" draw:auto-grow-height="false" fo:min-height="10.27cm" fo:min-width="0.876cm"/>
    </style:style>
    <style:style style:name="gr37" style:family="graphic" style:parent-style-name="standard">
      <style:graphic-properties draw:stroke="none" draw:stroke-dash="Dashed_20__28_var_29__20_1" svg:stroke-width="0cm" svg:stroke-color="#ff9c3a" draw:stroke-linejoin="miter" svg:stroke-linecap="butt" draw:fill="solid" draw:fill-color="#ff9c3a" draw:opacity="100%" draw:textarea-horizontal-align="center" draw:textarea-vertical-align="middle" fo:padding-top="0.152cm" fo:padding-bottom="0.152cm" fo:padding-left="0.277cm" fo:padding-right="0.277cm"/>
    </style:style>
    <style:style style:name="gr38" style:family="graphic" style:parent-style-name="objectwithoutfill">
      <style:graphic-properties svg:stroke-width="0.018cm" draw:marker-start="Arrow" draw:marker-start-width="0.327cm" draw:marker-end="Arrow" draw:marker-end-width="0.327cm" draw:fill="none" draw:textarea-vertical-align="middle" fo:padding-top="0.134cm" fo:padding-bottom="0.134cm" fo:padding-left="0.259cm" fo:padding-right="0.259cm"/>
    </style:style>
    <style:style style:name="gr39" style:family="graphic" style:parent-style-name="standard">
      <style:graphic-properties draw:stroke="none" draw:fill="none" draw:fill-color="#ffffff" draw:textarea-horizontal-align="left" draw:auto-grow-width="true" fo:min-height="0.374cm" fo:min-width="1.7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fill-color="#ffffff" draw:textarea-horizontal-align="left" draw:auto-grow-width="true" fo:min-height="0.374cm" fo:min-width="0.993cm" fo:padding-top="0cm" fo:padding-bottom="0cm" fo:padding-left="0cm" fo:padding-right="0cm"/>
    </style:style>
    <style:style style:name="gr41" style:family="graphic" style:parent-style-name="standard">
      <style:graphic-properties draw:stroke="solid" draw:stroke-dash="Dashed_20__28_var_29__20_1" svg:stroke-width="0.028cm" svg:stroke-color="#ff9c3a" draw:marker-start-width="0.242cm" draw:marker-end-width="0.242cm" draw:stroke-linejoin="none" svg:stroke-linecap="butt" draw:fill="solid" draw:fill-color="#ffcc99" draw:textarea-horizontal-align="center" draw:textarea-vertical-align="middle" fo:padding-top="0.125cm" fo:padding-bottom="0.125cm" fo:padding-left="0.25cm" fo:padding-right="0.25cm" draw:shadow="hidden"/>
    </style:style>
    <style:style style:name="gr42" style:family="graphic" style:parent-style-name="standard">
      <style:graphic-properties draw:stroke="solid" draw:stroke-dash="Dashed_20__28_var_29__20_1" svg:stroke-width="0.028cm" svg:stroke-color="#ff9c3a" draw:marker-start-width="0.242cm" draw:marker-end-width="0.242cm" draw:stroke-linejoin="none" svg:stroke-linecap="butt" draw:fill="solid" draw:fill-color="#ccffcc" draw:textarea-horizontal-align="center" draw:textarea-vertical-align="middle" fo:padding-top="0.139cm" fo:padding-bottom="0.139cm" fo:padding-left="0.264cm" fo:padding-right="0.264cm"/>
    </style:style>
    <style:style style:name="gr43" style:family="graphic" style:parent-style-name="standard">
      <style:graphic-properties draw:stroke="solid" draw:stroke-dash="Dashed_20__28_var_29__20_1" svg:stroke-width="0.028cm" svg:stroke-color="#ff9c3a" draw:marker-start-width="0.242cm" draw:marker-end-width="0.242cm" draw:stroke-linejoin="none" svg:stroke-linecap="butt" draw:fill="solid" draw:fill-color="#ccffcc" draw:textarea-horizontal-align="center" draw:textarea-vertical-align="middle" fo:padding-top="0.139cm" fo:padding-bottom="0.139cm" fo:padding-left="0.264cm" fo:padding-right="0.264cm"/>
    </style:style>
    <style:style style:name="gr44" style:family="graphic" style:parent-style-name="standard">
      <style:graphic-properties draw:stroke="solid" draw:stroke-dash="Dashed_20__28_var_29__20_1" svg:stroke-width="0.028cm" svg:stroke-color="#fe7f00" draw:marker-start-width="0.242cm" draw:marker-end-width="0.242cm" draw:stroke-linejoin="none" svg:stroke-linecap="butt" draw:fill="solid" draw:fill-color="#ccffcc" draw:textarea-horizontal-align="center" draw:textarea-vertical-align="middle" fo:padding-top="0.139cm" fo:padding-bottom="0.139cm" fo:padding-left="0.264cm" fo:padding-right="0.264cm"/>
    </style:style>
    <style:style style:name="gr45" style:family="graphic" style:parent-style-name="standard">
      <style:graphic-properties draw:stroke="none" draw:fill="none" draw:fill-color="#ffffff" draw:textarea-horizontal-align="left" draw:auto-grow-width="true" fo:min-height="0.747cm" fo:min-width="1.822cm" fo:padding-top="0cm" fo:padding-bottom="0cm" fo:padding-left="0cm" fo:padding-right="0cm"/>
    </style:style>
    <style:style style:name="gr46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47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48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49" style:family="graphic" style:parent-style-name="standard">
      <style:graphic-properties svg:stroke-color="#ff9c3a" draw:fill-color="#ffcc99" draw:textarea-horizontal-align="justify" draw:textarea-vertical-align="middle" draw:auto-grow-height="false" fo:min-height="0.925cm" fo:min-width="0.888cm"/>
    </style:style>
    <style:style style:name="gr50" style:family="graphic" style:parent-style-name="standard">
      <style:graphic-properties draw:stroke="none" draw:fill="none" draw:fill-color="#ffffff" draw:textarea-horizontal-align="left" draw:auto-grow-width="true" fo:min-height="0.747cm" fo:min-width="1.636cm" fo:padding-top="0cm" fo:padding-bottom="0cm" fo:padding-left="0cm" fo:padding-right="0cm"/>
    </style:style>
    <style:style style:name="P1" style:family="paragraph">
      <loext:graphic-properties draw:fill="solid" draw:fill-color="#ccffcc"/>
      <style:paragraph-properties fo:text-align="center"/>
    </style:style>
    <style:style style:name="P2" style:family="paragraph">
      <loext:graphic-properties draw:fill="solid" draw:fill-color="#99ffff"/>
      <style:paragraph-properties fo:text-align="center"/>
    </style:style>
    <style:style style:name="P3" style:family="paragraph">
      <loext:graphic-properties draw:fill="none" draw:fill-color="#99ffff"/>
      <style:paragraph-properties fo:text-align="center"/>
    </style:style>
    <style:style style:name="P4" style:family="paragraph">
      <loext:graphic-properties draw:fill="none" draw:fill-color="#ccffcc"/>
      <style:paragraph-properties fo:text-align="center"/>
    </style:style>
    <style:style style:name="P5" style:family="paragraph">
      <loext:graphic-properties draw:fill="solid" draw:fill-color="#ffcc99"/>
      <style:paragraph-properties fo:text-align="center"/>
    </style:style>
    <style:style style:name="P6" style:family="paragraph">
      <loext:graphic-properties draw:fill="none" draw:fill-color="#ffcc99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solid" draw:fill-color="#546e7a"/>
      <style:paragraph-properties fo:text-align="center"/>
    </style:style>
    <style:style style:name="P9" style:family="paragraph">
      <loext:graphic-properties draw:fill="solid" draw:fill-color="#b0bec5"/>
      <style:paragraph-properties fo:text-align="center"/>
    </style:style>
    <style:style style:name="P10" style:family="paragraph">
      <loext:graphic-properties draw:fill="none" draw:fill-color="#ffffff"/>
      <style:text-properties fo:color="#000000" style:text-outline="false" style:text-line-through-style="none" style:text-line-through-type="none" style:font-name="sans-serif" fo:font-size="12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12pt" style:font-name-complex="sans-serif" style:font-size-complex="12pt" style:text-scale="100%" style:text-overline-style="none" style:text-overline-color="font-color"/>
    </style:style>
    <style:style style:name="P11" style:family="paragraph">
      <loext:graphic-properties draw:fill="none" draw:fill-color="#ffffff"/>
      <style:text-properties fo:color="#000000" style:text-outline="false" style:text-line-through-style="none" style:text-line-through-type="none" style:font-name="sans-serif" fo:font-size="9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P12" style:family="paragraph">
      <loext:graphic-properties draw:fill="none" draw:fill-color="#ffffff"/>
      <style:text-properties fo:color="#808080" style:text-outline="false" style:text-line-through-style="none" style:text-line-through-type="none" style:font-name="sans-serif" fo:font-size="8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8pt" style:font-name-complex="sans-serif" style:font-size-complex="8pt" style:text-scale="100%" style:text-overline-style="none" style:text-overline-color="font-color"/>
    </style:style>
    <style:style style:name="P13" style:family="paragraph">
      <loext:graphic-properties draw:fill="none" draw:fill-color="#ffffff"/>
      <style:text-properties fo:color="#000000" style:text-outline="false" style:text-line-through-style="none" style:text-line-through-type="none" style:font-name="sans-serif" fo:font-size="9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P14" style:family="paragraph">
      <loext:graphic-properties draw:fill="none" draw:fill-color="#ffffff"/>
      <style:text-properties fo:color="#808080" style:text-outline="false" style:text-line-through-style="none" style:text-line-through-type="none" style:font-name="sans-serif" fo:font-size="9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cc99"/>
      <style:paragraph-properties fo:text-align="center"/>
    </style:style>
    <style:style style:name="P17" style:family="paragraph">
      <loext:graphic-properties draw:fill="solid" draw:fill-color="#ff9c3a" draw:opacity="100%"/>
      <style:paragraph-properties fo:text-align="center"/>
    </style:style>
    <style:style style:name="P18" style:family="paragraph">
      <loext:graphic-properties draw:fill="none" draw:fill-color="#ffffff"/>
      <style:text-properties fo:color="#000000" style:text-outline="false" style:text-line-through-style="none" style:text-line-through-type="none" style:font-name="sans-serif" fo:font-size="9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9pt" style:font-weight-asian="bold" style:font-name-complex="sans-serif" style:font-size-complex="9pt" style:font-weight-complex="bold" style:text-scale="100%" style:text-overline-style="none" style:text-overline-color="font-color"/>
    </style:style>
    <style:style style:name="P19" style:family="paragraph">
      <style:paragraph-properties fo:text-align="center"/>
    </style:style>
    <style:style style:name="P20" style:family="paragraph">
      <loext:graphic-properties draw:fill="solid" draw:fill-color="#ccffcc"/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000000" style:text-outline="false" style:text-line-through-style="none" style:text-line-through-type="none" style:font-name="sans-serif" fo:font-size="12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12pt" style:font-name-complex="sans-serif" style:font-size-complex="12pt" style:text-scale="100%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sans-serif" fo:font-size="9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T3" style:family="text">
      <style:text-properties fo:color="#808080" style:text-outline="false" style:text-line-through-style="none" style:text-line-through-type="none" style:font-name="sans-serif" fo:font-size="8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8pt" style:font-name-complex="sans-serif" style:font-size-complex="8pt" style:text-scale="100%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sans-serif" fo:font-size="9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T5" style:family="text">
      <style:text-properties fo:color="#808080" style:text-outline="false" style:text-line-through-style="none" style:text-line-through-type="none" style:font-name="sans-serif" fo:font-size="9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sans-serif" fo:font-size="9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9pt" style:font-weight-asian="bold" style:font-name-complex="sans-serif" style:font-size-complex="9pt" style:font-weight-complex="bold" style:text-scale="100%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8.875cm" svg:height="15.737cm" svg:x="10.066cm" svg:y="3.337cm" svg:viewBox="0 0 8876 15738" draw:points="0,0 8876,0 8876,15738 0,15738">
          <text:p/>
        </draw:polygon>
        <draw:g>
          <draw:polygon draw:style-name="gr2" draw:text-style-name="P2" draw:layer="layout" svg:width="6.213cm" svg:height="7.173cm" svg:x="12.344cm" svg:y="10.631cm" svg:viewBox="0 0 6214 7174" draw:points="0,0 6214,0 6214,7174 0,7174">
            <text:p/>
          </draw:polygon>
          <draw:polygon draw:style-name="gr3" draw:text-style-name="P3" draw:layer="layout" svg:width="6.213cm" svg:height="7.173cm" svg:x="12.344cm" svg:y="10.631cm" svg:viewBox="0 0 6214 7174" draw:points="0,0 6214,0 6214,7174 0,7174">
            <text:p/>
          </draw:polygon>
        </draw:g>
        <draw:polygon draw:style-name="gr4" draw:text-style-name="P4" draw:layer="layout" svg:width="8.881cm" svg:height="15.737cm" svg:x="10.066cm" svg:y="3.33cm" svg:viewBox="0 0 8882 15738" draw:points="0,0 8882,0 8882,15738 0,15738">
          <text:p/>
        </draw:polygon>
        <draw:g>
          <draw:polygon draw:style-name="gr2" draw:text-style-name="P2" draw:layer="layout" svg:width="8.238cm" svg:height="2.845cm" svg:x="10.32cm" svg:y="3.832cm" svg:viewBox="0 0 8239 2846" draw:points="0,0 8239,0 8239,2846 0,2846">
            <text:p/>
          </draw:polygon>
          <draw:polygon draw:style-name="gr3" draw:text-style-name="P3" draw:layer="layout" svg:width="8.238cm" svg:height="2.845cm" svg:x="10.32cm" svg:y="3.832cm" svg:viewBox="0 0 8239 2846" draw:points="0,0 8239,0 8239,2846 0,2846">
            <text:p/>
          </draw:polygon>
        </draw:g>
        <draw:polygon draw:style-name="gr5" draw:text-style-name="P1" draw:layer="layout" svg:width="3.689cm" svg:height="15.822cm" svg:x="5.997cm" svg:y="3.307cm" svg:viewBox="0 0 3690 15823" draw:points="0,0 3690,0 3690,15823 0,15823">
          <text:p/>
        </draw:polygon>
        <draw:polygon draw:style-name="gr6" draw:text-style-name="P4" draw:layer="layout" svg:width="3.689cm" svg:height="15.822cm" svg:x="5.997cm" svg:y="3.307cm" svg:viewBox="0 0 3690 15823" draw:points="0,0 3690,0 3690,15823 0,15823">
          <text:p/>
        </draw:polygon>
        <draw:g xml:id="id5" draw:id="id5">
          <draw:glue-point draw:id="4" svg:x="-3.245cm" svg:y="-3.072cm"/>
          <draw:glue-point draw:id="5" svg:x="-3.245cm" svg:y="1.888cm"/>
          <draw:glue-point draw:id="6" svg:x="-3.245cm" svg:y="-3.072cm"/>
          <draw:glue-point draw:id="7" svg:x="-1.724cm" svg:y="3.541cm"/>
          <draw:glue-point draw:id="8" svg:x="-4.766cm" svg:y="-3.072cm"/>
          <draw:glue-point draw:id="9" svg:x="-1.724cm" svg:y="3.541cm"/>
          <draw:glue-point draw:id="10" svg:x="-3.245cm" svg:y="-3.072cm"/>
          <draw:path draw:style-name="gr7" draw:text-style-name="P5" draw:layer="layout" svg:width="0.681cm" svg:height="0.681cm" svg:x="13.787cm" svg:y="8.259cm" svg:viewBox="0 0 682 682" svg:d="M310 0c-9 0-16 7-16 16v69c0 7-5 14-12 15-25 6-48 16-70 30-6 3-14 2-19-3l-50-49c-5-6-16-6-22 0l-43 44c-6 6-6 16 0 22l49 49c5 5 6 13 2 19-13 22-23 46-29 71-2 7-8 12-15 12h-70c-4 0-8 1-11 4s-4 7-4 11v62c0 9 7 16 15 16h70c7 0 13 5 15 12 6 25 16 48 29 70 4 6 3 14-2 19l-49 50c-3 2-5 6-5 11 0 4 2 8 5 10l43 44c6 6 17 6 22 0l50-49c3-3 7-5 11-5 2 0 5 1 8 3 22 13 45 23 70 29 7 2 12 8 12 15v70c0 8 7 15 16 15h62c8 0 15-7 15-15v-70c0-7 5-13 12-15 25-6 49-16 71-29 6-4 14-3 19 2l49 49c6 6 16 6 22 0l44-44c6-6 6-15 0-21l-49-50c-5-5-6-13-3-19 14-22 24-46 30-70 1-7 8-12 15-12h69c5 0 8-2 11-5s5-7 5-11v-62c0-8-7-15-16-15h-69c-7 0-14-5-15-12-6-25-16-49-30-71-3-6-2-14 3-19l49-49c3-3 4-7 4-11s-1-8-4-11l-44-44c-6-6-16-6-22 0l-49 49c-5 5-13 6-19 3-22-14-46-24-71-30-7-1-12-8-12-15v-69c0-9-7-16-15-16zM341 201c77 0 140 63 140 141 0 77-63 140-140 140s-140-62-140-140 63-141 140-141z">
            <text:p/>
          </draw:path>
          <draw:path draw:style-name="gr8" draw:text-style-name="P6" draw:layer="layout" svg:width="0.681cm" svg:height="0.681cm" svg:x="13.787cm" svg:y="8.259cm" svg:viewBox="0 0 682 682" svg:d="M310 0c-9 0-16 7-16 16v69c0 7-5 14-12 15-25 6-48 16-70 30-6 3-14 2-19-3l-50-49c-5-6-16-6-22 0l-43 44c-6 6-6 16 0 22l49 49c5 5 6 13 2 19-13 22-23 46-29 71-2 7-8 12-15 12h-70c-4 0-8 1-11 4s-4 7-4 11v62c0 9 7 16 15 16h70c7 0 13 5 15 12 6 25 16 48 29 70 4 6 3 14-2 19l-49 50c-3 2-5 6-5 11 0 4 2 8 5 10l43 44c6 6 17 6 22 0l50-49c3-3 7-5 11-5 2 0 5 1 8 3 22 13 45 23 70 29 7 2 12 8 12 15v70c0 8 7 15 16 15h62c8 0 15-7 15-15v-70c0-7 5-13 12-15 25-6 49-16 71-29 6-4 14-3 19 2l49 49c6 6 16 6 22 0l44-44c6-6 6-15 0-21l-49-50c-5-5-6-13-3-19 14-22 24-46 30-70 1-7 8-12 15-12h69c5 0 8-2 11-5s5-7 5-11v-62c0-8-7-15-16-15h-69c-7 0-14-5-15-12-6-25-16-49-30-71-3-6-2-14 3-19l49-49c3-3 4-7 4-11s-1-8-4-11l-44-44c-6-6-16-6-22 0l-49 49c-5 5-13 6-19 3-22-14-46-24-71-30-7-1-12-8-12-15v-69c0-9-7-16-15-16z">
            <text:p/>
          </draw:path>
          <draw:path draw:style-name="gr8" draw:text-style-name="P6" draw:layer="layout" svg:width="0.279cm" svg:height="0.28cm" svg:x="13.988cm" svg:y="8.46cm" svg:viewBox="0 0 280 281" svg:d="M140 0c77 0 140 63 140 141 0 77-63 140-140 140s-140-62-140-140 63-141 140-141z">
            <text:p/>
          </draw:path>
          <draw:path draw:style-name="gr7" draw:text-style-name="P5" draw:layer="layout" svg:width="0.681cm" svg:height="0.681cm" svg:x="13.94cm" svg:y="8.346cm" svg:viewBox="0 0 682 682" svg:d="M310 0c-9 0-16 7-16 15v70c0 7-4 13-11 15-25 6-49 16-71 29-6 4-14 3-19-2l-49-49c-6-6-17-6-22 0l-44 44c-6 6-6 16 0 22l49 49c5 5 6 13 2 19-13 22-23 46-29 71-2 7-8 11-15 11h-70c-4 0-8 2-11 5s-4 7-4 11v62c0 9 7 15 15 15h70c7 0 13 5 15 12 6 25 16 49 29 71 4 6 3 14-2 19l-49 49c-3 3-5 7-5 11s2 8 5 11l44 44c5 6 16 6 22 0l49-49c3-3 7-5 11-5 3 0 5 1 8 3 22 13 46 23 71 29 7 2 11 8 11 15v70c0 8 7 15 16 15h62c9 0 15-7 15-15v-70c0-7 5-13 12-15 25-6 49-16 71-29 6-4 14-3 19 2l49 49c6 6 16 6 22 0l44-44c6-6 6-16 0-22l-49-49c-5-5-6-13-2-19 13-22 23-46 29-71 2-7 8-12 15-12h70c4 0 8-1 11-4 2-3 4-7 4-11v-62c0-9-7-16-15-16h-70c-7 0-13-4-15-11-6-25-16-49-29-71-4-6-3-14 2-19l49-49c3-3 5-7 5-11s-2-8-5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xml:id="id7" draw:id="id7" draw:layer="layout" svg:width="0.681cm" svg:height="0.681cm" svg:x="13.94cm" svg:y="8.346cm" svg:viewBox="0 0 682 682" svg:d="M310 0c-9 0-16 7-16 15v70c0 7-4 13-11 15-25 6-49 16-71 29-6 4-14 3-19-2l-49-49c-6-6-17-6-22 0l-44 44c-6 6-6 16 0 22l49 49c5 5 6 13 2 19-13 22-23 46-29 71-2 7-8 11-15 11h-70c-4 0-8 2-11 5s-4 7-4 11v62c0 9 7 15 15 15h70c7 0 13 5 15 12 6 25 16 49 29 71 4 6 3 14-2 19l-49 49c-3 3-5 7-5 11s2 8 5 11l44 44c5 6 16 6 22 0l49-49c3-3 7-5 11-5 3 0 5 1 8 3 22 13 46 23 71 29 7 2 11 8 11 15v70c0 8 7 15 16 15h62c9 0 15-7 15-15v-70c0-7 5-13 12-15 25-6 49-16 71-29 6-4 14-3 19 2l49 49c6 6 16 6 22 0l44-44c6-6 6-16 0-22l-49-49c-5-5-6-13-2-19 13-22 23-46 29-71 2-7 8-12 15-12h70c4 0 8-1 11-4 2-3 4-7 4-11v-62c0-9-7-16-15-16h-70c-7 0-13-4-15-11-6-25-16-49-29-71-4-6-3-14 2-19l49-49c3-3 5-7 5-11s-2-8-5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14.141cm" svg:y="8.547cm" svg:viewBox="0 0 280 281" svg:d="M140 0c77 0 140 63 140 141 0 77-63 140-140 140s-140-63-140-140c0-78 63-141 140-141z">
            <text:p/>
          </draw:path>
        </draw:g>
        <draw:path draw:style-name="gr9" draw:text-style-name="P7" xml:id="id11" draw:id="id11" draw:layer="layout" svg:width="0.703cm" svg:height="0.602cm" svg:x="7.651cm" svg:y="6.284cm" svg:viewBox="0 0 704 603" svg:d="M51 0c-28 0-51 22-51 50v503c0 27 23 50 51 50h603c28 0 50-23 50-50v-503c0-28-22-50-50-50zM101 352l100-101-100-101 50-50 151 151-151 151zM503 402h-201v-50h201z">
          <text:p/>
        </draw:path>
        <draw:g xml:id="id1" draw:id="id1">
          <draw:path draw:style-name="gr10" draw:text-style-name="P8" draw:layer="layout" svg:width="1.111cm" svg:height="0.973cm" svg:x="17.22cm" svg:y="13.79cm" svg:viewBox="0 0 1112 974" svg:d="M0 0v974h1112v-974zM765 70v69h-417v-69zM278 70v69h-69v-69zM70 70h69v69h-69zM1043 904h-973v-695h973zM1043 139h-139v-69h139zM139 348h348v348h-348zM973 348v70h-347v-70zM973 487v70h-347v-70zM834 626v70h-208v-70z">
            <text:p/>
          </draw:path>
          <draw:path draw:style-name="gr11" draw:text-style-name="P9" draw:layer="layout" svg:width="0.833cm" svg:height="0.347cm" svg:x="17.36cm" svg:y="14.138cm" svg:viewBox="0 0 834 348" svg:d="M0 0v348h347v-348zM486 0v70h348v-70zM486 139v70h348v-70zM486 278v70h209v-70z">
            <text:p/>
          </draw:path>
        </draw:g>
        <draw:g xml:id="id3" draw:id="id3">
          <draw:path draw:style-name="gr10" draw:text-style-name="P8" draw:layer="layout" svg:width="1.111cm" svg:height="0.972cm" svg:x="17.253cm" svg:y="4.983cm" svg:viewBox="0 0 1112 973" svg:d="M0 0v973h1112v-973zM764 69v70h-417v-70zM278 69v70h-70v-70zM69 69h70v70h-70zM1042 903h-973v-695h973zM1042 139h-139v-70h139zM139 347h347v348h-347zM973 347v70h-348v-70zM973 486v70h-348v-70zM834 625v70h-209v-70z">
            <text:p/>
          </draw:path>
          <draw:path draw:style-name="gr11" draw:text-style-name="P9" draw:layer="layout" svg:width="0.833cm" svg:height="0.347cm" svg:x="17.392cm" svg:y="5.33cm" svg:viewBox="0 0 834 348" svg:d="M0 0v348h347v-348zM487 0v70h347v-70zM487 139v70h347v-70zM487 278v70h208v-70z">
            <text:p/>
          </draw:path>
        </draw:g>
        <draw:g>
          <draw:glue-point draw:id="4" svg:x="-3.596cm" svg:y="-4.331cm"/>
          <draw:path draw:style-name="gr7" draw:text-style-name="P5" draw:layer="layout" svg:width="1.703cm" svg:height="1.899cm" svg:x="13.416cm" svg:y="13.308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12" draw:text-style-name="P6" xml:id="id2" draw:id="id2" draw:layer="layout" svg:width="1.703cm" svg:height="1.899cm" svg:x="13.416cm" svg:y="13.308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7" draw:text-style-name="P5" draw:layer="layout" svg:width="1.702cm" svg:height="0.648cm" svg:x="13.426cm" svg:y="13.301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  <draw:path draw:style-name="gr12" draw:text-style-name="P6" xml:id="id6" draw:id="id6" draw:layer="layout" svg:width="1.702cm" svg:height="0.648cm" svg:x="13.426cm" svg:y="13.301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</draw:g>
        <draw:frame draw:style-name="gr13" draw:text-style-name="P10" draw:layer="layout" svg:width="2.347cm" svg:height="0.497cm" svg:x="6.969cm" svg:y="2.774cm">
          <draw:text-box>
            <text:p><text:span text:style-name="T1">PMM Client</text:span></text:p>
          </draw:text-box>
        </draw:frame>
        <draw:frame draw:style-name="gr14" draw:text-style-name="P10" draw:layer="layout" svg:width="2.508cm" svg:height="0.497cm" svg:x="13.551cm" svg:y="2.733cm">
          <draw:text-box>
            <text:p><text:span text:style-name="T1">PMM Server</text:span></text:p>
          </draw:text-box>
        </draw:frame>
        <draw:g xml:id="id20" draw:id="id20">
          <draw:path draw:style-name="gr7" draw:text-style-name="P5" draw:layer="layout" svg:width="0.681cm" svg:height="0.682cm" svg:x="7.586cm" svg:y="8.349cm" svg:viewBox="0 0 682 683" svg:d="M310 0c-9 0-16 7-16 16v70c0 7-5 13-12 15-25 6-48 16-70 29-6 4-14 3-19-2l-50-50c-6-5-16-5-22 0l-43 44c-7 6-7 16 0 22l49 49c5 6 6 13 2 20-13 22-23 45-29 70-2 7-8 12-15 12h-70c-4 0-8 2-11 5s-4 6-4 11v62c0 8 7 15 15 15h70c7 0 13 5 15 12 6 25 16 49 29 71 4 6 3 14-2 19l-49 49c-3 3-5 7-5 11s2 8 5 11l43 44c6 6 16 6 22 0l50-50c3-3 7-4 11-4 2 0 5 1 8 2 22 14 45 23 70 29 7 2 12 8 12 16v69c0 9 7 16 16 16h62c8 0 15-7 15-16v-69c0-8 5-14 12-16 25-6 49-15 71-29 6-4 14-3 19 2l49 50c6 6 16 6 22 0l44-44c6-6 6-16 0-22l-49-49c-5-5-6-13-3-19 14-22 24-46 30-71 1-7 8-12 15-12h69c4 0 8-2 11-4 3-3 5-7 5-11v-62c0-9-7-16-16-16h-69c-7 0-14-5-15-12-6-25-16-48-30-70-3-7-2-14 3-20l49-49c3-3 4-7 4-11s-1-8-4-11l-44-44c-6-5-16-5-22 0l-49 50c-5 5-13 6-19 2-22-13-46-23-71-29-7-2-12-8-12-15v-70c0-9-7-16-15-16zM341 202c77 0 140 63 140 140 0 78-63 141-140 141s-140-63-140-141c0-77 63-140 140-140z">
            <text:p/>
          </draw:path>
          <draw:path draw:style-name="gr8" draw:text-style-name="P6" draw:layer="layout" svg:width="0.681cm" svg:height="0.682cm" svg:x="7.586cm" svg:y="8.349cm" svg:viewBox="0 0 682 683" svg:d="M310 0c-9 0-16 7-16 16v70c0 7-5 13-12 15-25 6-48 16-70 29-6 4-14 3-19-2l-50-50c-6-5-16-5-22 0l-43 44c-7 6-7 16 0 22l49 49c5 6 6 13 2 20-13 22-23 45-29 70-2 7-8 12-15 12h-70c-4 0-8 2-11 5s-4 6-4 11v62c0 8 7 15 15 15h70c7 0 13 5 15 12 6 25 16 49 29 71 4 6 3 14-2 19l-49 49c-3 3-5 7-5 11s2 8 5 11l43 44c6 6 16 6 22 0l50-50c3-3 7-4 11-4 2 0 5 1 8 2 22 14 45 23 70 29 7 2 12 8 12 16v69c0 9 7 16 16 16h62c8 0 15-7 15-16v-69c0-8 5-14 12-16 25-6 49-15 71-29 6-4 14-3 19 2l49 50c6 6 16 6 22 0l44-44c6-6 6-16 0-22l-49-49c-5-5-6-13-3-19 14-22 24-46 30-71 1-7 8-12 15-12h69c4 0 8-2 11-4 3-3 5-7 5-11v-62c0-9-7-16-16-16h-69c-7 0-14-5-15-12-6-25-16-48-30-70-3-7-2-14 3-20l49-49c3-3 4-7 4-11s-1-8-4-11l-44-44c-6-5-16-5-22 0l-49 50c-5 5-13 6-19 2-22-13-46-23-71-29-7-2-12-8-12-15v-70c0-9-7-16-15-16z">
            <text:p/>
          </draw:path>
          <draw:path draw:style-name="gr8" draw:text-style-name="P6" draw:layer="layout" svg:width="0.279cm" svg:height="0.28cm" svg:x="7.787cm" svg:y="8.551cm" svg:viewBox="0 0 280 281" svg:d="M140 0c77 0 140 63 140 140 0 78-63 141-140 141s-140-63-140-141c0-77 63-140 140-140z">
            <text:p/>
          </draw:path>
          <draw:path draw:style-name="gr7" draw:text-style-name="P5" draw:layer="layout" svg:width="0.681cm" svg:height="0.682cm" svg:x="7.739cm" svg:y="8.436cm" svg:viewBox="0 0 682 683" svg:d="M310 0c-9 0-16 7-16 16v69c0 8-5 14-12 15-24 7-48 16-70 30-6 4-14 3-19-2l-49-50c-6-6-17-6-22 0l-44 44c-6 6-6 16 0 22l49 49c5 5 6 13 2 19-13 22-23 46-29 71-2 7-8 12-15 12h-70c-4 0-8 1-11 4s-4 7-4 11v62c0 9 7 16 15 16h70c7 0 13 5 15 12 6 25 16 48 29 70 4 7 3 14-2 19l-49 50c-3 3-5 7-5 11s2 8 5 11l44 44c5 5 16 5 22 0l49-50c3-3 7-4 11-4 3 0 5 1 8 2 22 13 46 23 70 29 7 2 12 8 12 15v70c0 9 7 16 16 16h62c8 0 15-7 15-16v-70c0-7 5-13 12-15 25-6 49-16 71-29 6-4 14-3 19 2l49 50c6 5 16 5 22 0l44-44c6-6 6-16 0-22l-49-50c-5-5-6-12-2-19 13-22 23-45 29-70 1-7 8-12 15-12h70c4 0 8-2 11-5 2-3 4-6 4-11v-62c0-8-7-15-15-15h-70c-7 0-14-5-15-12-6-25-16-49-29-71-4-6-3-14 2-19l49-49c3-3 5-7 5-11s-2-8-5-11l-44-44c-6-6-16-6-22 0l-49 49c-5 6-13 7-19 3-22-14-46-24-71-30-7-1-12-7-12-15v-69c0-9-7-16-15-16zM341 202c77 0 140 62 140 140s-63 141-140 141-140-63-140-141 63-140 140-140z">
            <text:p/>
          </draw:path>
          <draw:path draw:style-name="gr8" draw:text-style-name="P6" xml:id="id18" draw:id="id18" draw:layer="layout" svg:width="0.681cm" svg:height="0.682cm" svg:x="7.739cm" svg:y="8.436cm" svg:viewBox="0 0 682 683" svg:d="M310 0c-9 0-16 7-16 16v69c0 8-5 14-12 15-24 7-48 16-70 30-6 4-14 3-19-2l-49-50c-6-6-17-6-22 0l-44 44c-6 6-6 16 0 22l49 49c5 5 6 13 2 19-13 22-23 46-29 71-2 7-8 12-15 12h-70c-4 0-8 1-11 4s-4 7-4 11v62c0 9 7 16 15 16h70c7 0 13 5 15 12 6 25 16 48 29 70 4 7 3 14-2 19l-49 50c-3 3-5 7-5 11s2 8 5 11l44 44c5 5 16 5 22 0l49-50c3-3 7-4 11-4 3 0 5 1 8 2 22 13 46 23 70 29 7 2 12 8 12 15v70c0 9 7 16 16 16h62c8 0 15-7 15-16v-70c0-7 5-13 12-15 25-6 49-16 71-29 6-4 14-3 19 2l49 50c6 5 16 5 22 0l44-44c6-6 6-16 0-22l-49-50c-5-5-6-12-2-19 13-22 23-45 29-70 1-7 8-12 15-12h70c4 0 8-2 11-5 2-3 4-6 4-11v-62c0-8-7-15-15-15h-70c-7 0-14-5-15-12-6-25-16-49-29-71-4-6-3-14 2-19l49-49c3-3 5-7 5-11s-2-8-5-11l-44-44c-6-6-16-6-22 0l-49 49c-5 6-13 7-19 3-22-14-46-24-71-30-7-1-12-7-12-15v-69c0-9-7-16-15-16z">
            <text:p/>
          </draw:path>
          <draw:path draw:style-name="gr8" draw:text-style-name="P6" draw:layer="layout" svg:width="0.279cm" svg:height="0.28cm" svg:x="7.94cm" svg:y="8.638cm" svg:viewBox="0 0 280 281" svg:d="M140 0c77 0 140 62 140 140s-63 141-140 141-140-63-140-141 63-140 140-140z">
            <text:p/>
          </draw:path>
        </draw:g>
        <draw:frame draw:style-name="gr15" draw:text-style-name="P11" draw:layer="layout" svg:width="2.673cm" svg:height="0.374cm" svg:x="6.655cm" svg:y="7.549cm">
          <draw:text-box>
            <text:p><text:span text:style-name="T2">m</text:span><text:span text:style-name="T2">y</text:span><text:span text:style-name="T2">s</text:span><text:span text:style-name="T2">q</text:span><text:span text:style-name="T2">l</text:span><text:span text:style-name="T2">d</text:span><text:span text:style-name="T2">_</text:span><text:span text:style-name="T2">e</text:span><text:span text:style-name="T2">x</text:span><text:span text:style-name="T2">p</text:span><text:span text:style-name="T2">o</text:span><text:span text:style-name="T2">r</text:span><text:span text:style-name="T2">t</text:span><text:span text:style-name="T2">e</text:span><text:span text:style-name="T2">r</text:span></text:p>
          </draw:text-box>
        </draw:frame>
        <draw:frame draw:style-name="gr16" draw:text-style-name="P12" draw:layer="layout" svg:width="1.111cm" svg:height="0.331cm" svg:x="7.453cm" svg:y="7.985cm">
          <draw:text-box>
            <text:p><text:span text:style-name="T3">:</text:span><text:span text:style-name="T3">4</text:span><text:span text:style-name="T3">2</text:span><text:span text:style-name="T3">0</text:span><text:span text:style-name="T3">0</text:span><text:span text:style-name="T3">2</text:span></text:p>
          </draw:text-box>
        </draw:frame>
        <draw:g xml:id="id21" draw:id="id21">
          <draw:path draw:style-name="gr7" draw:text-style-name="P5" draw:layer="layout" svg:width="0.681cm" svg:height="0.681cm" svg:x="7.586cm" svg:y="10.228cm" svg:viewBox="0 0 682 682" svg:d="M310 0c-9 0-16 7-16 15v70c0 7-5 13-12 15-25 6-48 16-70 29-6 4-14 3-19-2l-50-49c-6-6-16-6-22 0l-43 43c-7 6-7 16 0 22l49 50c5 5 6 13 2 19-13 22-23 45-29 70-2 7-8 12-15 12h-70c-4 0-8 2-11 5s-4 7-4 11v62c0 8 7 15 15 15h70c7 0 13 5 15 12 6 25 16 49 29 71 4 6 3 14-2 19l-49 49c-3 3-5 7-5 11s2 8 5 11l43 44c6 6 16 6 22 0l50-49c3-3 7-5 11-5 2 0 5 1 8 2 22 14 45 24 70 30 7 1 12 8 12 15v69c0 9 7 16 16 16h62c8 0 15-7 15-16v-69c0-7 5-14 12-15 25-6 49-16 71-30 6-3 14-2 19 3l49 49c6 6 16 6 22 0l44-44c6-6 6-16 0-22l-49-49c-5-5-6-13-3-19 14-22 24-46 30-71 1-7 8-12 15-12h69c4 0 8-1 11-4s5-7 5-11v-62c0-9-7-16-16-16h-69c-7 0-14-5-15-12-6-25-16-48-30-70-3-6-2-14 3-19l49-50c3-3 4-7 4-11s-1-8-4-11l-44-43c-6-6-16-6-22 0l-49 49c-5 5-13 6-19 2-22-13-46-23-71-29-7-2-12-8-12-15v-70c0-8-7-15-15-15zM341 201c77 0 140 63 140 140 0 78-63 141-140 141s-140-63-140-141c0-77 63-140 140-140z">
            <text:p/>
          </draw:path>
          <draw:path draw:style-name="gr8" draw:text-style-name="P6" draw:layer="layout" svg:width="0.681cm" svg:height="0.681cm" svg:x="7.586cm" svg:y="10.228cm" svg:viewBox="0 0 682 682" svg:d="M310 0c-9 0-16 7-16 15v70c0 7-5 13-12 15-25 6-48 16-70 29-6 4-14 3-19-2l-50-49c-6-6-16-6-22 0l-43 43c-7 6-7 16 0 22l49 50c5 5 6 13 2 19-13 22-23 45-29 70-2 7-8 12-15 12h-70c-4 0-8 2-11 5s-4 7-4 11v62c0 8 7 15 15 15h70c7 0 13 5 15 12 6 25 16 49 29 71 4 6 3 14-2 19l-49 49c-3 3-5 7-5 11s2 8 5 11l43 44c6 6 16 6 22 0l50-49c3-3 7-5 11-5 2 0 5 1 8 2 22 14 45 24 70 30 7 1 12 8 12 15v69c0 9 7 16 16 16h62c8 0 15-7 15-16v-69c0-7 5-14 12-15 25-6 49-16 71-30 6-3 14-2 19 3l49 49c6 6 16 6 22 0l44-44c6-6 6-16 0-22l-49-49c-5-5-6-13-3-19 14-22 24-46 30-71 1-7 8-12 15-12h69c4 0 8-1 11-4s5-7 5-11v-62c0-9-7-16-16-16h-69c-7 0-14-5-15-12-6-25-16-48-30-70-3-6-2-14 3-19l49-50c3-3 4-7 4-11s-1-8-4-11l-44-43c-6-6-16-6-22 0l-49 49c-5 5-13 6-19 2-22-13-46-23-71-29-7-2-12-8-12-15v-70c0-8-7-15-15-15z">
            <text:p/>
          </draw:path>
          <draw:path draw:style-name="gr8" draw:text-style-name="P6" draw:layer="layout" svg:width="0.279cm" svg:height="0.28cm" svg:x="7.787cm" svg:y="10.429cm" svg:viewBox="0 0 280 281" svg:d="M140 0c77 0 140 63 140 140 0 78-63 141-140 141s-140-63-140-141c0-77 63-140 140-140z">
            <text:p/>
          </draw:path>
          <draw:path draw:style-name="gr7" draw:text-style-name="P5" draw:layer="layout" svg:width="0.681cm" svg:height="0.682cm" svg:x="7.739cm" svg:y="10.314cm" svg:viewBox="0 0 682 683" svg:d="M310 0c-9 0-16 7-16 16v70c0 7-5 13-12 15-24 6-48 16-70 29-6 4-14 3-19-2l-49-50c-6-5-17-5-22 0l-44 44c-6 6-6 16 0 22l49 49c5 6 6 13 2 20-13 21-23 45-29 70-2 7-8 12-15 12h-70c-4 0-8 2-11 5-3 2-4 6-4 11v62c0 8 7 15 15 15h70c7 0 13 5 15 12 6 25 16 49 29 71 4 6 3 14-2 19l-49 49c-3 3-5 7-5 11s2 8 5 11l44 44c5 6 16 6 22 0l49-50c3-3 7-4 11-4 3 0 5 1 8 2 22 14 46 23 70 29 7 2 12 8 12 16v69c0 9 7 16 16 16h62c8 0 15-7 15-16v-69c0-8 5-14 12-16 25-6 49-15 71-29 6-4 14-3 19 2l49 50c6 6 16 6 22 0l44-44c6-6 6-16 0-22l-49-49c-5-5-6-13-2-19 13-22 23-46 29-71 1-7 8-12 15-12h70c4 0 8-2 11-5 2-2 4-6 4-10v-62c0-9-7-16-15-16h-70c-7 0-14-5-15-12-6-25-16-49-29-70-4-7-3-14 2-20l49-49c3-3 5-7 5-11s-2-8-5-11l-44-44c-6-5-16-5-22 0l-49 50c-5 5-13 6-19 2-22-13-46-23-71-29-7-2-12-8-12-15v-70c0-9-7-16-15-16zM341 202c77 0 140 63 140 140 0 78-63 141-140 141s-140-63-140-141c0-77 63-140 140-140z">
            <text:p/>
          </draw:path>
          <draw:path draw:style-name="gr8" draw:text-style-name="P6" xml:id="id17" draw:id="id17" draw:layer="layout" svg:width="0.681cm" svg:height="0.682cm" svg:x="7.739cm" svg:y="10.314cm" svg:viewBox="0 0 682 683" svg:d="M310 0c-9 0-16 7-16 16v70c0 7-5 13-12 15-24 6-48 16-70 29-6 4-14 3-19-2l-49-50c-6-5-17-5-22 0l-44 44c-6 6-6 16 0 22l49 49c5 6 6 13 2 20-13 21-23 45-29 70-2 7-8 12-15 12h-70c-4 0-8 2-11 5-3 2-4 6-4 11v62c0 8 7 15 15 15h70c7 0 13 5 15 12 6 25 16 49 29 71 4 6 3 14-2 19l-49 49c-3 3-5 7-5 11s2 8 5 11l44 44c5 6 16 6 22 0l49-50c3-3 7-4 11-4 3 0 5 1 8 2 22 14 46 23 70 29 7 2 12 8 12 16v69c0 9 7 16 16 16h62c8 0 15-7 15-16v-69c0-8 5-14 12-16 25-6 49-15 71-29 6-4 14-3 19 2l49 50c6 6 16 6 22 0l44-44c6-6 6-16 0-22l-49-49c-5-5-6-13-2-19 13-22 23-46 29-71 1-7 8-12 15-12h70c4 0 8-2 11-5 2-2 4-6 4-10v-62c0-9-7-16-15-16h-70c-7 0-14-5-15-12-6-25-16-49-29-70-4-7-3-14 2-20l49-49c3-3 5-7 5-11s-2-8-5-11l-44-44c-6-5-16-5-22 0l-49 50c-5 5-13 6-19 2-22-13-46-23-71-29-7-2-12-8-12-15v-70c0-9-7-16-15-16z">
            <text:p/>
          </draw:path>
          <draw:path draw:style-name="gr8" draw:text-style-name="P6" draw:layer="layout" svg:width="0.279cm" svg:height="0.28cm" svg:x="7.94cm" svg:y="10.516cm" svg:viewBox="0 0 280 281" svg:d="M140 0c77 0 140 63 140 140 0 78-63 141-140 141s-140-63-140-141c0-77 63-140 140-140z">
            <text:p/>
          </draw:path>
        </draw:g>
        <draw:frame draw:style-name="gr17" draw:text-style-name="P11" draw:layer="layout" svg:width="3.029cm" svg:height="0.374cm" svg:x="6.48cm" svg:y="9.427cm">
          <draw:text-box>
            <text:p><text:span text:style-name="T2">m</text:span><text:span text:style-name="T2">o</text:span><text:span text:style-name="T2">n</text:span><text:span text:style-name="T2">g</text:span><text:span text:style-name="T2">o</text:span><text:span text:style-name="T2">d</text:span><text:span text:style-name="T2">b</text:span><text:span text:style-name="T2">_</text:span><text:span text:style-name="T2">e</text:span><text:span text:style-name="T2">x</text:span><text:span text:style-name="T2">p</text:span><text:span text:style-name="T2">o</text:span><text:span text:style-name="T2">r</text:span><text:span text:style-name="T2">t</text:span><text:span text:style-name="T2">e</text:span><text:span text:style-name="T2">r</text:span></text:p>
          </draw:text-box>
        </draw:frame>
        <draw:frame draw:style-name="gr16" draw:text-style-name="P12" draw:layer="layout" svg:width="1.111cm" svg:height="0.331cm" svg:x="7.452cm" svg:y="9.864cm">
          <draw:text-box>
            <text:p><text:span text:style-name="T3">:</text:span><text:span text:style-name="T3">4</text:span><text:span text:style-name="T3">2</text:span><text:span text:style-name="T3">0</text:span><text:span text:style-name="T3">0</text:span><text:span text:style-name="T3">3</text:span></text:p>
          </draw:text-box>
        </draw:frame>
        <draw:g xml:id="id22" draw:id="id22">
          <draw:path draw:style-name="gr7" draw:text-style-name="P5" draw:layer="layout" svg:width="0.681cm" svg:height="0.681cm" svg:x="7.586cm" svg:y="12.111cm" svg:viewBox="0 0 682 682" svg:d="M310 0c-9 0-16 7-16 15v70c0 7-5 13-12 15-25 6-48 16-70 29-6 4-14 3-19-2l-50-49c-6-6-16-6-22 0l-43 44c-7 6-7 16 0 22l49 49c5 5 6 13 2 19-13 22-23 46-29 71-2 7-8 11-15 11h-70c-4 0-8 2-11 5s-4 7-4 11v62c0 9 7 15 15 15h70c7 0 13 5 15 12 6 25 16 49 29 71 4 6 3 14-2 19l-49 49c-3 3-5 7-5 11s2 8 5 11l43 44c6 6 16 6 22 0l50-49c3-3 7-5 11-5 2 0 5 1 8 3 22 13 45 23 70 29 7 2 12 8 12 15v70c0 8 7 15 16 15h62c8 0 15-7 15-15v-70c0-7 5-13 12-15 25-6 49-16 71-29 6-4 14-3 19 2l49 49c6 6 16 6 22 0l44-44c6-6 6-16 0-22l-49-49c-5-5-6-13-3-19 14-22 24-46 30-71 1-7 8-12 15-12h69c4 0 8-1 11-4s5-7 5-11v-62c0-9-7-16-16-16h-69c-7 0-14-4-15-11-6-25-16-49-30-71-3-6-2-14 3-19l49-49c3-3 4-7 4-11s-1-8-4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7.586cm" svg:y="12.111cm" svg:viewBox="0 0 682 682" svg:d="M310 0c-9 0-16 7-16 15v70c0 7-5 13-12 15-25 6-48 16-70 29-6 4-14 3-19-2l-50-49c-6-6-16-6-22 0l-43 44c-7 6-7 16 0 22l49 49c5 5 6 13 2 19-13 22-23 46-29 71-2 7-8 11-15 11h-70c-4 0-8 2-11 5s-4 7-4 11v62c0 9 7 15 15 15h70c7 0 13 5 15 12 6 25 16 49 29 71 4 6 3 14-2 19l-49 49c-3 3-5 7-5 11s2 8 5 11l43 44c6 6 16 6 22 0l50-49c3-3 7-5 11-5 2 0 5 1 8 3 22 13 45 23 70 29 7 2 12 8 12 15v70c0 8 7 15 16 15h62c8 0 15-7 15-15v-70c0-7 5-13 12-15 25-6 49-16 71-29 6-4 14-3 19 2l49 49c6 6 16 6 22 0l44-44c6-6 6-16 0-22l-49-49c-5-5-6-13-3-19 14-22 24-46 30-71 1-7 8-12 15-12h69c4 0 8-1 11-4s5-7 5-11v-62c0-9-7-16-16-16h-69c-7 0-14-4-15-11-6-25-16-49-30-71-3-6-2-14 3-19l49-49c3-3 4-7 4-11s-1-8-4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7.787cm" svg:y="12.312cm" svg:viewBox="0 0 280 281" svg:d="M140 0c77 0 140 63 140 141 0 77-63 140-140 140s-140-63-140-140c0-78 63-141 140-141z">
            <text:p/>
          </draw:path>
          <draw:path draw:style-name="gr7" draw:text-style-name="P5" draw:layer="layout" svg:width="0.681cm" svg:height="0.681cm" svg:x="7.739cm" svg:y="12.198cm" svg:viewBox="0 0 682 682" svg:d="M310 0c-9 0-16 7-16 15v70c0 7-5 13-12 15-24 6-48 16-70 29-6 4-14 3-19-2l-49-49c-6-6-17-6-22 0l-44 43c-6 7-6 16 0 22l49 50c5 5 6 13 2 19-13 22-23 46-29 70-2 7-8 12-15 12h-70c-4 0-8 2-11 5s-4 7-4 11v62c0 8 7 15 15 15h70c7 0 13 5 15 12 6 25 16 49 29 71 4 6 3 14-2 19l-49 49c-3 3-5 7-5 11s2 8 5 11l44 44c5 6 16 6 22 0l49-49c3-3 7-5 11-5 3 0 5 1 8 2 22 14 46 24 70 30 7 1 12 8 12 15v69c0 9 7 16 16 16h62c8 0 15-7 15-16v-69c0-7 5-14 12-15 25-6 49-16 71-30 6-3 14-2 19 3l49 49c6 6 16 6 22 0l44-44c6-6 6-16 0-22l-49-49c-5-5-6-13-2-19 13-22 23-46 29-71 1-7 8-12 15-12h70c4 0 8-1 11-4 2-3 4-7 4-11v-62c0-9-7-16-15-16h-70c-7 0-14-5-15-12-6-25-16-48-29-70-4-6-3-14 2-19l49-50c3-2 5-6 5-11 0-4-2-8-5-11l-44-43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xml:id="id16" draw:id="id16" draw:layer="layout" svg:width="0.681cm" svg:height="0.681cm" svg:x="7.739cm" svg:y="12.198cm" svg:viewBox="0 0 682 682" svg:d="M310 0c-9 0-16 7-16 15v70c0 7-5 13-12 15-24 6-48 16-70 29-6 4-14 3-19-2l-49-49c-6-6-17-6-22 0l-44 43c-6 7-6 16 0 22l49 50c5 5 6 13 2 19-13 22-23 46-29 70-2 7-8 12-15 12h-70c-4 0-8 2-11 5s-4 7-4 11v62c0 8 7 15 15 15h70c7 0 13 5 15 12 6 25 16 49 29 71 4 6 3 14-2 19l-49 49c-3 3-5 7-5 11s2 8 5 11l44 44c5 6 16 6 22 0l49-49c3-3 7-5 11-5 3 0 5 1 8 2 22 14 46 24 70 30 7 1 12 8 12 15v69c0 9 7 16 16 16h62c8 0 15-7 15-16v-69c0-7 5-14 12-15 25-6 49-16 71-30 6-3 14-2 19 3l49 49c6 6 16 6 22 0l44-44c6-6 6-16 0-22l-49-49c-5-5-6-13-2-19 13-22 23-46 29-71 1-7 8-12 15-12h70c4 0 8-1 11-4 2-3 4-7 4-11v-62c0-9-7-16-15-16h-70c-7 0-14-5-15-12-6-25-16-48-29-70-4-6-3-14 2-19l49-50c3-2 5-6 5-11 0-4-2-8-5-11l-44-43c-6-6-16-6-22 0l-49 49c-5 5-13 6-19 2-22-13-46-23-71-29-7-2-12-8-12-15v-70c0-8-7-15-15-15z">
            <text:p/>
          </draw:path>
          <draw:path draw:style-name="gr8" draw:text-style-name="P6" draw:layer="layout" svg:width="0.279cm" svg:height="0.28cm" svg:x="7.94cm" svg:y="12.399cm" svg:viewBox="0 0 280 281" svg:d="M140 0c77 0 140 63 140 141 0 77-63 140-140 140s-140-63-140-140c0-78 63-141 140-141z">
            <text:p/>
          </draw:path>
        </draw:g>
        <draw:frame draw:style-name="gr18" draw:text-style-name="P11" draw:layer="layout" svg:width="2.313cm" svg:height="0.374cm" svg:x="6.836cm" svg:y="11.31cm">
          <draw:text-box>
            <text:p><text:span text:style-name="T2">n</text:span><text:span text:style-name="T2">o</text:span><text:span text:style-name="T2">d</text:span><text:span text:style-name="T2">e</text:span><text:span text:style-name="T2">_</text:span><text:span text:style-name="T2">e</text:span><text:span text:style-name="T2">x</text:span><text:span text:style-name="T2">p</text:span><text:span text:style-name="T2">o</text:span><text:span text:style-name="T2">r</text:span><text:span text:style-name="T2">t</text:span><text:span text:style-name="T2">e</text:span><text:span text:style-name="T2">r</text:span></text:p>
          </draw:text-box>
        </draw:frame>
        <draw:frame draw:style-name="gr16" draw:text-style-name="P12" draw:layer="layout" svg:width="1.111cm" svg:height="0.331cm" svg:x="7.447cm" svg:y="11.747cm">
          <draw:text-box>
            <text:p><text:span text:style-name="T3">:</text:span><text:span text:style-name="T3">4</text:span><text:span text:style-name="T3">2</text:span><text:span text:style-name="T3">0</text:span><text:span text:style-name="T3">0</text:span><text:span text:style-name="T3">0</text:span></text:p>
          </draw:text-box>
        </draw:frame>
        <draw:g xml:id="id24" draw:id="id24">
          <draw:path draw:style-name="gr7" draw:text-style-name="P5" draw:layer="layout" svg:width="0.681cm" svg:height="0.681cm" svg:x="7.586cm" svg:y="15.85cm" svg:viewBox="0 0 682 682" svg:d="M310 0c-9 0-16 7-16 15v70c0 7-5 13-12 15-25 6-48 16-70 29-6 4-14 3-19-2l-50-49c-6-6-16-6-22 0l-43 44c-7 6-7 16 0 22l49 49c5 5 6 13 2 19-13 22-23 46-29 71-2 7-8 12-15 12h-70c-4 0-8 1-11 4s-4 7-4 11v62c0 9 7 16 15 16h70c7 0 13 4 15 11 6 25 16 49 29 71 4 6 3 14-2 19l-49 49c-3 3-5 7-5 11 0 5 2 9 5 11l43 44c6 6 16 6 22 0l50-49c3-3 7-5 11-5 2 0 5 1 8 3 22 13 45 23 70 29 7 2 12 8 12 15v70c0 8 7 15 16 15h62c8 0 15-7 15-15v-70c0-7 5-13 12-15 25-6 49-16 71-29 6-4 14-3 19 2l49 49c6 6 16 6 22 0l44-44c6-6 6-16 0-22l-49-49c-5-5-6-13-3-19 14-22 24-46 30-71 1-7 8-11 15-11h69c4 0 8-2 11-5s5-7 5-11v-62c0-9-7-15-16-15h-69c-7 0-14-5-15-12-6-25-16-49-30-71-3-6-2-14 3-19l49-49c3-3 4-7 4-11s-1-8-4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7.586cm" svg:y="15.85cm" svg:viewBox="0 0 682 682" svg:d="M310 0c-9 0-16 7-16 15v70c0 7-5 13-12 15-25 6-48 16-70 29-6 4-14 3-19-2l-50-49c-6-6-16-6-22 0l-43 44c-7 6-7 16 0 22l49 49c5 5 6 13 2 19-13 22-23 46-29 71-2 7-8 12-15 12h-70c-4 0-8 1-11 4s-4 7-4 11v62c0 9 7 16 15 16h70c7 0 13 4 15 11 6 25 16 49 29 71 4 6 3 14-2 19l-49 49c-3 3-5 7-5 11 0 5 2 9 5 11l43 44c6 6 16 6 22 0l50-49c3-3 7-5 11-5 2 0 5 1 8 3 22 13 45 23 70 29 7 2 12 8 12 15v70c0 8 7 15 16 15h62c8 0 15-7 15-15v-70c0-7 5-13 12-15 25-6 49-16 71-29 6-4 14-3 19 2l49 49c6 6 16 6 22 0l44-44c6-6 6-16 0-22l-49-49c-5-5-6-13-3-19 14-22 24-46 30-71 1-7 8-11 15-11h69c4 0 8-2 11-5s5-7 5-11v-62c0-9-7-15-16-15h-69c-7 0-14-5-15-12-6-25-16-49-30-71-3-6-2-14 3-19l49-49c3-3 4-7 4-11s-1-8-4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7.787cm" svg:y="16.051cm" svg:viewBox="0 0 280 281" svg:d="M140 0c77 0 140 63 140 141 0 77-63 140-140 140s-140-63-140-140c0-78 63-141 140-141z">
            <text:p/>
          </draw:path>
          <draw:path draw:style-name="gr7" draw:text-style-name="P5" draw:layer="layout" svg:width="0.681cm" svg:height="0.681cm" svg:x="7.739cm" svg:y="15.937cm" svg:viewBox="0 0 682 682" svg:d="M310 0c-9 0-16 7-16 15v70c0 7-5 13-12 15-24 6-48 16-70 29-6 4-14 3-19-2l-49-49c-6-6-17-6-22 0l-44 44c-6 6-6 15 0 22l49 49c5 5 6 13 2 19-13 22-23 46-29 70-2 7-8 12-15 12h-70c-4 0-8 2-11 5s-4 7-4 11v62c0 8 7 15 15 15h70c7 0 13 5 15 12 6 25 16 49 29 71 4 6 3 14-2 19l-49 49c-3 3-5 7-5 11s2 8 5 11l44 44c5 6 16 6 22 0l49-49c3-3 7-5 11-5 3 0 5 1 8 2 22 14 46 24 70 30 7 1 12 8 12 15v70c0 8 7 15 16 15h62c8 0 15-7 15-15v-70c0-7 5-14 12-15 25-6 49-16 71-30 6-3 14-2 19 3l49 49c6 6 16 6 22 0l44-44c6-6 6-16 0-22l-49-49c-5-5-6-13-2-19 13-22 23-46 29-71 1-7 8-12 15-12h70c4 0 8-1 11-4 2-3 4-7 4-11v-62c0-9-7-16-15-16h-70c-7 0-14-5-15-12-6-24-16-48-29-70-4-6-3-14 2-19l49-50c3-2 5-6 5-10 0-5-2-9-5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xml:id="id14" draw:id="id14" draw:layer="layout" svg:width="0.681cm" svg:height="0.681cm" svg:x="7.739cm" svg:y="15.937cm" svg:viewBox="0 0 682 682" svg:d="M310 0c-9 0-16 7-16 15v70c0 7-5 13-12 15-24 6-48 16-70 29-6 4-14 3-19-2l-49-49c-6-6-17-6-22 0l-44 44c-6 6-6 15 0 22l49 49c5 5 6 13 2 19-13 22-23 46-29 70-2 7-8 12-15 12h-70c-4 0-8 2-11 5s-4 7-4 11v62c0 8 7 15 15 15h70c7 0 13 5 15 12 6 25 16 49 29 71 4 6 3 14-2 19l-49 49c-3 3-5 7-5 11s2 8 5 11l44 44c5 6 16 6 22 0l49-49c3-3 7-5 11-5 3 0 5 1 8 2 22 14 46 24 70 30 7 1 12 8 12 15v70c0 8 7 15 16 15h62c8 0 15-7 15-15v-70c0-7 5-14 12-15 25-6 49-16 71-30 6-3 14-2 19 3l49 49c6 6 16 6 22 0l44-44c6-6 6-16 0-22l-49-49c-5-5-6-13-2-19 13-22 23-46 29-71 1-7 8-12 15-12h70c4 0 8-1 11-4 2-3 4-7 4-11v-62c0-9-7-16-15-16h-70c-7 0-14-5-15-12-6-24-16-48-29-70-4-6-3-14 2-19l49-50c3-2 5-6 5-10 0-5-2-9-5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7.94cm" svg:y="16.138cm" svg:viewBox="0 0 280 281" svg:d="M140 0c77 0 140 63 140 141 0 77-63 140-140 140s-140-63-140-140c0-78 63-141 140-141z">
            <text:p/>
          </draw:path>
        </draw:g>
        <draw:frame draw:style-name="gr19" draw:text-style-name="P11" draw:layer="layout" svg:width="2.86cm" svg:height="0.374cm" svg:x="6.562cm" svg:y="15.05cm">
          <draw:text-box>
            <text:p><text:span text:style-name="T2">p</text:span><text:span text:style-name="T2">r</text:span><text:span text:style-name="T2">o</text:span><text:span text:style-name="T2">x</text:span><text:span text:style-name="T2">y</text:span><text:span text:style-name="T2">s</text:span><text:span text:style-name="T2">q</text:span><text:span text:style-name="T2">l</text:span><text:span text:style-name="T2">_</text:span><text:span text:style-name="T2">e</text:span><text:span text:style-name="T2">x</text:span><text:span text:style-name="T2">p</text:span><text:span text:style-name="T2">o</text:span><text:span text:style-name="T2">r</text:span><text:span text:style-name="T2">t</text:span><text:span text:style-name="T2">e</text:span><text:span text:style-name="T2">r</text:span></text:p>
          </draw:text-box>
        </draw:frame>
        <draw:frame draw:style-name="gr16" draw:text-style-name="P12" draw:layer="layout" svg:width="1.111cm" svg:height="0.331cm" svg:x="7.447cm" svg:y="15.486cm">
          <draw:text-box>
            <text:p><text:span text:style-name="T3">:</text:span><text:span text:style-name="T3">4</text:span><text:span text:style-name="T3">2</text:span><text:span text:style-name="T3">0</text:span><text:span text:style-name="T3">0</text:span><text:span text:style-name="T3">4</text:span></text:p>
          </draw:text-box>
        </draw:frame>
        <draw:g xml:id="id25" draw:id="id25">
          <draw:path draw:style-name="gr7" draw:text-style-name="P5" draw:layer="layout" svg:width="0.681cm" svg:height="0.681cm" svg:x="7.586cm" svg:y="17.707cm" svg:viewBox="0 0 682 682" svg:d="M310 0c-9 0-16 7-16 16v69c0 7-5 14-12 15-25 6-48 16-70 30-6 3-14 2-19-3l-50-49c-6-6-16-6-22 0l-43 44c-7 6-7 16 0 22l49 49c5 5 6 13 2 19-13 22-23 46-29 71-2 7-8 12-15 12h-70c-4 0-8 1-11 4s-4 7-4 11v62c0 9 7 16 15 16h70c7 0 13 5 15 12 6 25 16 48 29 70 4 6 3 14-2 19l-49 50c-3 3-5 7-5 11s2 8 5 11l43 43c6 6 16 6 22 0l50-49c3-3 7-4 11-4 2 0 5 0 8 2 22 13 45 23 70 29 7 2 12 8 12 15v70c0 9 7 15 16 15h62c8 0 15-6 15-15v-70c0-7 5-13 12-15 25-6 49-16 71-29 6-4 14-3 19 2l49 49c6 6 16 6 22 0l44-43c6-6 6-16 0-22l-49-50c-5-5-6-13-3-19 14-22 24-45 30-70 1-7 8-12 15-12h69c4 0 8-2 11-5s5-7 5-11v-62c0-8-7-15-16-15h-69c-7 0-14-5-15-12-6-25-16-49-30-71-3-6-2-14 3-19l49-49c3-3 4-7 4-11s-1-8-4-11l-44-44c-6-6-16-6-22 0l-49 49c-5 5-13 6-19 3-22-14-46-24-71-30-7-1-12-8-12-15v-69c0-9-7-16-15-16zM341 201c77 0 140 63 140 141s-63 141-140 141-140-63-140-141 63-141 140-141z">
            <text:p/>
          </draw:path>
          <draw:path draw:style-name="gr8" draw:text-style-name="P6" draw:layer="layout" svg:width="0.681cm" svg:height="0.681cm" svg:x="7.586cm" svg:y="17.707cm" svg:viewBox="0 0 682 682" svg:d="M310 0c-9 0-16 7-16 16v69c0 7-5 14-12 15-25 6-48 16-70 30-6 3-14 2-19-3l-50-49c-6-6-16-6-22 0l-43 44c-7 6-7 16 0 22l49 49c5 5 6 13 2 19-13 22-23 46-29 71-2 7-8 12-15 12h-70c-4 0-8 1-11 4s-4 7-4 11v62c0 9 7 16 15 16h70c7 0 13 5 15 12 6 25 16 48 29 70 4 6 3 14-2 19l-49 50c-3 3-5 7-5 11s2 8 5 11l43 43c6 6 16 6 22 0l50-49c3-3 7-4 11-4 2 0 5 0 8 2 22 13 45 23 70 29 7 2 12 8 12 15v70c0 9 7 15 16 15h62c8 0 15-6 15-15v-70c0-7 5-13 12-15 25-6 49-16 71-29 6-4 14-3 19 2l49 49c6 6 16 6 22 0l44-43c6-6 6-16 0-22l-49-50c-5-5-6-13-3-19 14-22 24-45 30-70 1-7 8-12 15-12h69c4 0 8-2 11-5s5-7 5-11v-62c0-8-7-15-16-15h-69c-7 0-14-5-15-12-6-25-16-49-30-71-3-6-2-14 3-19l49-49c3-3 4-7 4-11s-1-8-4-11l-44-44c-6-6-16-6-22 0l-49 49c-5 5-13 6-19 3-22-14-46-24-71-30-7-1-12-8-12-15v-69c0-9-7-16-15-16z">
            <text:p/>
          </draw:path>
          <draw:path draw:style-name="gr8" draw:text-style-name="P6" draw:layer="layout" svg:width="0.279cm" svg:height="0.281cm" svg:x="7.787cm" svg:y="17.908cm" svg:viewBox="0 0 280 282" svg:d="M140 0c77 0 140 63 140 141s-63 141-140 141-140-63-140-141 63-141 140-141z">
            <text:p/>
          </draw:path>
          <draw:path draw:style-name="gr7" draw:text-style-name="P5" draw:layer="layout" svg:width="0.681cm" svg:height="0.681cm" svg:x="7.739cm" svg:y="17.794cm" svg:viewBox="0 0 682 682" svg:d="M310 0c-9 0-16 7-16 15v70c0 7-5 14-12 15-24 6-48 16-70 29-6 4-14 3-19-2l-49-49c-6-6-17-6-22 0l-44 44c-6 6-6 16 0 22l49 49c5 5 6 13 2 19-13 22-23 46-29 71-2 7-8 12-15 12h-70c-4 0-8 1-11 4s-4 7-4 11v62c0 9 7 16 15 16h70c7 0 13 5 15 11 6 25 16 49 29 71 4 6 3 14-2 19l-49 49c-3 3-5 7-5 11 0 5 2 9 5 11l44 44c5 6 16 6 22 0l49-49c3-3 7-5 11-5 3 0 5 1 8 3 22 13 46 23 70 29 7 2 12 8 12 15v70c0 8 7 15 16 15h62c8 0 15-7 15-15v-70c0-7 5-13 12-15 25-6 49-16 71-29 6-4 14-3 19 2l49 49c6 6 16 6 22 0l44-44c6-6 6-15 0-22l-49-49c-5-5-6-13-2-19 13-22 23-46 29-71 1-6 8-11 15-11h70c4 0 8-2 11-5 2-3 4-7 4-11v-62c0-8-7-15-15-15h-70c-7 0-14-5-15-12-6-25-16-49-29-71-4-6-3-14 2-19l49-49c3-3 5-7 5-11s-2-8-5-11l-44-44c-6-6-16-6-22 0l-49 49c-5 5-13 6-19 2-22-13-46-23-71-29-7-1-12-8-12-15v-70c0-8-7-15-15-15zM341 201c77 0 140 63 140 141 0 77-63 140-140 140s-140-63-140-140c0-78 63-141 140-141z">
            <text:p/>
          </draw:path>
          <draw:path draw:style-name="gr8" draw:text-style-name="P6" xml:id="id13" draw:id="id13" draw:layer="layout" svg:width="0.681cm" svg:height="0.681cm" svg:x="7.739cm" svg:y="17.794cm" svg:viewBox="0 0 682 682" svg:d="M310 0c-9 0-16 7-16 15v70c0 7-5 14-12 15-24 6-48 16-70 29-6 4-14 3-19-2l-49-49c-6-6-17-6-22 0l-44 44c-6 6-6 16 0 22l49 49c5 5 6 13 2 19-13 22-23 46-29 71-2 7-8 12-15 12h-70c-4 0-8 1-11 4s-4 7-4 11v62c0 9 7 16 15 16h70c7 0 13 5 15 11 6 25 16 49 29 71 4 6 3 14-2 19l-49 49c-3 3-5 7-5 11 0 5 2 9 5 11l44 44c5 6 16 6 22 0l49-49c3-3 7-5 11-5 3 0 5 1 8 3 22 13 46 23 70 29 7 2 12 8 12 15v70c0 8 7 15 16 15h62c8 0 15-7 15-15v-70c0-7 5-13 12-15 25-6 49-16 71-29 6-4 14-3 19 2l49 49c6 6 16 6 22 0l44-44c6-6 6-15 0-22l-49-49c-5-5-6-13-2-19 13-22 23-46 29-71 1-6 8-11 15-11h70c4 0 8-2 11-5 2-3 4-7 4-11v-62c0-8-7-15-15-15h-70c-7 0-14-5-15-12-6-25-16-49-29-71-4-6-3-14 2-19l49-49c3-3 5-7 5-11s-2-8-5-11l-44-44c-6-6-16-6-22 0l-49 49c-5 5-13 6-19 2-22-13-46-23-71-29-7-1-12-8-12-15v-70c0-8-7-15-15-15z">
            <text:p/>
          </draw:path>
          <draw:path draw:style-name="gr8" draw:text-style-name="P6" draw:layer="layout" svg:width="0.279cm" svg:height="0.28cm" svg:x="7.94cm" svg:y="17.995cm" svg:viewBox="0 0 280 281" svg:d="M140 0c77 0 140 63 140 141 0 77-63 140-140 140s-140-63-140-140c0-78 63-141 140-141z">
            <text:p/>
          </draw:path>
        </draw:g>
        <draw:frame draw:style-name="gr20" draw:text-style-name="P11" draw:layer="layout" svg:width="2.013cm" svg:height="0.374cm" svg:x="6.986cm" svg:y="16.907cm">
          <draw:text-box>
            <text:p><text:span text:style-name="T2">r</text:span><text:span text:style-name="T2">d</text:span><text:span text:style-name="T2">s</text:span><text:span text:style-name="T2">_</text:span><text:span text:style-name="T2">e</text:span><text:span text:style-name="T2">x</text:span><text:span text:style-name="T2">p</text:span><text:span text:style-name="T2">o</text:span><text:span text:style-name="T2">r</text:span><text:span text:style-name="T2">t</text:span><text:span text:style-name="T2">e</text:span><text:span text:style-name="T2">r</text:span></text:p>
          </draw:text-box>
        </draw:frame>
        <draw:frame draw:style-name="gr16" draw:text-style-name="P12" draw:layer="layout" svg:width="1.111cm" svg:height="0.331cm" svg:x="7.453cm" svg:y="17.343cm">
          <draw:text-box>
            <text:p><text:span text:style-name="T3">:</text:span><text:span text:style-name="T3">4</text:span><text:span text:style-name="T3">2</text:span><text:span text:style-name="T3">0</text:span><text:span text:style-name="T3">0</text:span><text:span text:style-name="T3">2</text:span></text:p>
          </draw:text-box>
        </draw:frame>
        <draw:g xml:id="id23" draw:id="id23">
          <draw:path draw:style-name="gr7" draw:text-style-name="P5" draw:layer="layout" svg:width="0.681cm" svg:height="0.681cm" svg:x="7.586cm" svg:y="13.982cm" svg:viewBox="0 0 682 682" svg:d="M310 0c-9 0-16 7-16 15v70c0 7-5 14-12 15-25 6-48 16-70 30-6 3-14 2-19-3l-50-49c-6-6-16-6-22 0l-43 44c-7 6-7 16 0 22l49 49c5 5 6 13 2 19-13 22-23 46-29 71-2 7-8 12-15 12h-70c-4 0-8 1-11 4s-4 7-4 11v62c0 9 7 16 15 16h70c7 0 13 5 15 12 6 24 16 48 29 70 4 6 3 14-2 19l-49 50c-3 2-5 6-5 10 0 5 2 9 5 11l43 44c6 6 16 6 22 0l50-49c3-3 7-5 11-5 2 0 5 1 8 3 22 13 45 23 70 29 7 2 12 8 12 15v70c0 8 7 15 16 15h62c8 0 15-7 15-15v-70c0-7 5-13 12-15 25-6 49-16 71-29 6-4 14-3 19 2l49 49c6 6 16 6 22 0l44-44c6-6 6-15 0-21l-49-50c-5-5-6-13-3-19 14-22 24-46 30-70 1-7 8-12 15-12h69c4 0 8-2 11-5s5-7 5-11v-62c0-8-7-15-16-15h-69c-7 0-14-5-15-12-6-25-16-49-30-71-3-6-2-14 3-19l49-49c3-3 4-7 4-11s-1-8-4-11l-44-44c-6-6-16-6-22 0l-49 49c-5 5-13 6-19 2-22-13-46-23-71-29-7-1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7.586cm" svg:y="13.982cm" svg:viewBox="0 0 682 682" svg:d="M310 0c-9 0-16 7-16 15v70c0 7-5 14-12 15-25 6-48 16-70 30-6 3-14 2-19-3l-50-49c-6-6-16-6-22 0l-43 44c-7 6-7 16 0 22l49 49c5 5 6 13 2 19-13 22-23 46-29 71-2 7-8 12-15 12h-70c-4 0-8 1-11 4s-4 7-4 11v62c0 9 7 16 15 16h70c7 0 13 5 15 12 6 24 16 48 29 70 4 6 3 14-2 19l-49 50c-3 2-5 6-5 10 0 5 2 9 5 11l43 44c6 6 16 6 22 0l50-49c3-3 7-5 11-5 2 0 5 1 8 3 22 13 45 23 70 29 7 2 12 8 12 15v70c0 8 7 15 16 15h62c8 0 15-7 15-15v-70c0-7 5-13 12-15 25-6 49-16 71-29 6-4 14-3 19 2l49 49c6 6 16 6 22 0l44-44c6-6 6-15 0-21l-49-50c-5-5-6-13-3-19 14-22 24-46 30-70 1-7 8-12 15-12h69c4 0 8-2 11-5s5-7 5-11v-62c0-8-7-15-16-15h-69c-7 0-14-5-15-12-6-25-16-49-30-71-3-6-2-14 3-19l49-49c3-3 4-7 4-11s-1-8-4-11l-44-44c-6-6-16-6-22 0l-49 49c-5 5-13 6-19 2-22-13-46-23-71-29-7-1-12-8-12-15v-70c0-8-7-15-15-15z">
            <text:p/>
          </draw:path>
          <draw:path draw:style-name="gr8" draw:text-style-name="P6" draw:layer="layout" svg:width="0.279cm" svg:height="0.28cm" svg:x="7.787cm" svg:y="14.183cm" svg:viewBox="0 0 280 281" svg:d="M140 0c77 0 140 63 140 141 0 77-63 140-140 140s-140-63-140-140c0-78 63-141 140-141z">
            <text:p/>
          </draw:path>
          <draw:path draw:style-name="gr7" draw:text-style-name="P5" draw:layer="layout" svg:width="0.681cm" svg:height="0.681cm" svg:x="7.739cm" svg:y="14.069cm" svg:viewBox="0 0 682 682" svg:d="M310 0c-9 0-16 7-16 15v70c0 7-5 13-12 15-24 6-48 16-70 29-6 4-14 3-19-2l-49-49c-6-6-17-6-22 0l-44 44c-6 6-6 16 0 22l49 49c5 5 6 13 2 19-13 22-23 46-29 71-2 7-8 11-15 11h-70c-4 0-8 2-11 5s-4 7-4 11v62c0 8 7 15 15 15h70c7 0 13 5 15 12 6 25 16 49 29 71 4 6 3 14-2 19l-49 49c-3 3-5 7-5 11s2 8 5 11l44 44c5 6 16 6 22 0l49-49c3-3 7-5 11-5 3 0 5 1 8 3 22 13 46 23 70 29 7 2 12 8 12 15v70c0 8 7 15 16 15h62c8 0 15-7 15-15v-70c0-7 5-13 12-15 25-6 49-16 71-29 6-4 14-3 19 2l49 49c6 6 16 6 22 0l44-44c6-6 6-16 0-22l-49-49c-5-5-6-13-2-19 13-22 23-46 29-71 1-7 8-12 15-12h70c4 0 8-1 11-4 2-3 4-7 4-11v-62c0-9-7-16-15-16h-70c-7 0-14-4-15-11-6-25-16-49-29-71-4-6-3-14 2-19l49-49c3-3 5-7 5-11s-2-8-5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xml:id="id15" draw:id="id15" draw:layer="layout" svg:width="0.681cm" svg:height="0.681cm" svg:x="7.739cm" svg:y="14.069cm" svg:viewBox="0 0 682 682" svg:d="M310 0c-9 0-16 7-16 15v70c0 7-5 13-12 15-24 6-48 16-70 29-6 4-14 3-19-2l-49-49c-6-6-17-6-22 0l-44 44c-6 6-6 16 0 22l49 49c5 5 6 13 2 19-13 22-23 46-29 71-2 7-8 11-15 11h-70c-4 0-8 2-11 5s-4 7-4 11v62c0 8 7 15 15 15h70c7 0 13 5 15 12 6 25 16 49 29 71 4 6 3 14-2 19l-49 49c-3 3-5 7-5 11s2 8 5 11l44 44c5 6 16 6 22 0l49-49c3-3 7-5 11-5 3 0 5 1 8 3 22 13 46 23 70 29 7 2 12 8 12 15v70c0 8 7 15 16 15h62c8 0 15-7 15-15v-70c0-7 5-13 12-15 25-6 49-16 71-29 6-4 14-3 19 2l49 49c6 6 16 6 22 0l44-44c6-6 6-16 0-22l-49-49c-5-5-6-13-2-19 13-22 23-46 29-71 1-7 8-12 15-12h70c4 0 8-1 11-4 2-3 4-7 4-11v-62c0-9-7-16-15-16h-70c-7 0-14-4-15-11-6-25-16-49-29-71-4-6-3-14 2-19l49-49c3-3 5-7 5-11s-2-8-5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7.94cm" svg:y="14.27cm" svg:viewBox="0 0 280 281" svg:d="M140 0c77 0 140 63 140 141 0 77-63 140-140 140s-140-63-140-140c0-78 63-141 140-141z">
            <text:p/>
          </draw:path>
        </draw:g>
        <draw:frame draw:style-name="gr21" draw:text-style-name="P11" draw:layer="layout" svg:width="3.181cm" svg:height="0.374cm" svg:x="6.501cm" svg:y="13.182cm">
          <draw:text-box>
            <text:p><text:span text:style-name="T2">p</text:span><text:span text:style-name="T2">o</text:span><text:span text:style-name="T2">s</text:span><text:span text:style-name="T2">t</text:span><text:span text:style-name="T2">g</text:span><text:span text:style-name="T2">r</text:span><text:span text:style-name="T2">e</text:span><text:span text:style-name="T2">s</text:span><text:span text:style-name="T2">_</text:span><text:span text:style-name="T2">e</text:span><text:span text:style-name="T2">x</text:span><text:span text:style-name="T2">p</text:span><text:span text:style-name="T2">o</text:span><text:span text:style-name="T2">r</text:span><text:span text:style-name="T2">t</text:span><text:span text:style-name="T2">e</text:span><text:span text:style-name="T2">r</text:span></text:p>
          </draw:text-box>
        </draw:frame>
        <draw:frame draw:style-name="gr16" draw:text-style-name="P12" draw:layer="layout" svg:width="1.111cm" svg:height="0.331cm" svg:x="7.45cm" svg:y="13.618cm">
          <draw:text-box>
            <text:p><text:span text:style-name="T3">:</text:span><text:span text:style-name="T3">4</text:span><text:span text:style-name="T3">2</text:span><text:span text:style-name="T3">0</text:span><text:span text:style-name="T3">0</text:span><text:span text:style-name="T3">5</text:span></text:p>
          </draw:text-box>
        </draw:frame>
        <draw:frame draw:style-name="gr22" draw:text-style-name="P13" draw:layer="layout" svg:width="2.059cm" svg:height="0.374cm" svg:x="6.965cm" svg:y="5.691cm">
          <draw:text-box>
            <text:p><text:span text:style-name="T4">p</text:span><text:span text:style-name="T4">m</text:span><text:span text:style-name="T4">m</text:span><text:span text:style-name="T4">-</text:span><text:span text:style-name="T4">a</text:span><text:span text:style-name="T4">g</text:span><text:span text:style-name="T4">e</text:span><text:span text:style-name="T4">n</text:span><text:span text:style-name="T4">t</text:span></text:p>
          </draw:text-box>
        </draw:frame>
        <draw:path draw:style-name="gr9" draw:text-style-name="P7" xml:id="id12" draw:id="id12" draw:layer="layout" svg:width="0.703cm" svg:height="0.602cm" svg:x="7.698cm" svg:y="4.562cm" svg:viewBox="0 0 704 603" svg:d="M51 0c-28 0-51 22-51 50v503c0 28 23 50 51 50h603c28 0 50-22 50-50v-503c0-28-22-50-50-50zM101 352l100-101-100-100 50-51 151 151-151 151zM503 402h-201v-50h201z">
          <text:p/>
        </draw:path>
        <draw:frame draw:style-name="gr23" draw:text-style-name="P13" draw:layer="layout" svg:width="2.131cm" svg:height="0.374cm" svg:x="6.984cm" svg:y="3.969cm">
          <draw:text-box>
            <text:p><text:span text:style-name="T4">pmm</text:span><text:span text:style-name="T4">-</text:span><text:span text:style-name="T4">admi</text:span><text:span text:style-name="T4">n</text:span></text:p>
          </draw:text-box>
        </draw:frame>
        <draw:frame draw:style-name="gr24" draw:text-style-name="P13" draw:layer="layout" svg:width="2.165cm" svg:height="0.374cm" svg:x="13.242cm" svg:y="15.313cm">
          <draw:text-box>
            <text:p><text:span text:style-name="T4">Prom</text:span><text:span text:style-name="T4">ethe</text:span><text:span text:style-name="T4">us</text:span></text:p>
          </draw:text-box>
        </draw:frame>
        <draw:g>
          <draw:path draw:style-name="gr25" draw:text-style-name="P5" draw:layer="layout" svg:width="1.703cm" svg:height="1.899cm" svg:x="10.655cm" svg:y="4.457cm" svg:viewBox="0 0 1704 1900" svg:d="M852 0c-157 0-290 13-426 43s-234 67-312 119-114 103-114 162c0 1 0 1 0 1 0 2 0 4 1 7h-1v1271h3c12 50 46 91 112 135 78 51 175 89 311 118 136 30 269 44 426 44 156 0 289-14 425-44 136-29 233-67 312-118 66-44 100-85 111-135h4v-1271h-1c0-3 0-5 1-7v-1c0-59-37-110-115-162-79-52-176-89-311-119-136-30-269-43-426-43z">
            <text:p/>
          </draw:path>
          <draw:path draw:style-name="gr25" draw:text-style-name="P5" xml:id="id8" draw:id="id8" draw:layer="layout" svg:width="1.703cm" svg:height="1.899cm" svg:x="10.655cm" svg:y="4.457cm" svg:viewBox="0 0 1704 1900" svg:d="M852 0c-157 0-290 13-426 43s-234 67-312 119-114 103-114 162c0 1 0 1 0 1 0 2 0 4 1 7h-1v1271h3c12 50 46 91 112 135 78 51 175 88 311 118 136 29 269 44 426 44 156 0 289-15 425-44 136-30 233-67 312-118 66-44 100-85 111-135h4v-1271h-1c0-3 0-5 1-7v-1c0-59-37-110-115-162-79-52-176-89-311-119-136-30-269-43-426-43z">
            <text:p/>
          </draw:path>
          <draw:path draw:style-name="gr25" draw:text-style-name="P5" draw:layer="layout" svg:width="1.703cm" svg:height="0.648cm" svg:x="10.664cm" svg:y="4.45cm" svg:viewBox="0 0 1704 649" svg:d="M1704 324c0 60-36 111-114 163-79 51-176 88-312 118-136 29-269 44-426 44s-290-15-426-44c-136-30-234-67-312-118-79-52-114-104-114-163 0-60 35-110 114-162 78-52 176-89 312-119s269-43 426-43 290 13 426 43 233 67 312 119c78 52 114 103 114 162z">
            <text:p/>
          </draw:path>
          <draw:path draw:style-name="gr25" draw:text-style-name="P5" draw:layer="layout" svg:width="1.703cm" svg:height="0.648cm" svg:x="10.664cm" svg:y="4.45cm" svg:viewBox="0 0 1704 649" svg:d="M1704 324c0 60-36 111-114 163-79 51-176 88-312 118-136 29-269 44-426 44s-290-15-426-44c-136-30-234-67-312-118-79-52-114-104-114-163 0-60 35-110 114-162 78-52 176-89 312-119s269-43 426-43 290 13 426 43 233 67 312 119c78 52 114 103 114 162z">
            <text:p/>
          </draw:path>
        </draw:g>
        <draw:frame draw:style-name="gr26" draw:text-style-name="P13" draw:layer="layout" svg:width="1.971cm" svg:height="0.374cm" svg:x="10.601cm" svg:y="3.918cm">
          <draw:text-box>
            <text:p><text:span text:style-name="T4">ClickHouse</text:span></text:p>
          </draw:text-box>
        </draw:frame>
        <draw:g xml:id="id4" draw:id="id4">
          <draw:path draw:style-name="gr7" draw:text-style-name="P5" draw:layer="layout" svg:width="1.703cm" svg:height="1.899cm" svg:x="15.673cm" svg:y="7.692cm" svg:viewBox="0 0 1704 1900" svg:d="M852 0c-157 0-290 14-426 44-136 29-234 66-312 118-78 51-114 103-114 163 0 2 0 4 1 7h-1v1271h3c12 50 46 91 111 135 79 52 176 89 312 119s269 43 426 43c156 0 289-13 425-43s233-67 312-119c66-44 100-85 111-135h4v-1271h-1c0-3 0-5 1-7 0-60-37-112-115-163-79-52-176-89-311-118-136-30-269-44-426-44z">
            <text:p/>
          </draw:path>
          <draw:path draw:style-name="gr12" draw:text-style-name="P6" draw:layer="layout" svg:width="1.703cm" svg:height="1.899cm" svg:x="15.673cm" svg:y="7.692cm" svg:viewBox="0 0 1704 1900" svg:d="M852 0c-157 0-290 14-426 44-136 29-234 66-312 118-78 51-114 103-114 163 0 2 0 4 1 7h-1v1271h3c12 50 46 91 111 135 79 52 176 89 312 119s269 43 426 43c156 0 289-13 425-43s233-67 312-119c66-44 100-85 111-135h4v-1271h-1c0-3 0-5 1-7 0-60-37-112-115-163-79-52-176-89-311-118-136-30-269-44-426-44z">
            <text:p/>
          </draw:path>
          <draw:path draw:style-name="gr7" draw:text-style-name="P5" draw:layer="layout" svg:width="1.703cm" svg:height="0.648cm" svg:x="15.682cm" svg:y="7.685cm" svg:viewBox="0 0 1704 649" svg:d="M1704 325c0 59-36 110-114 162-79 52-176 89-312 119s-269 43-426 43-290-13-426-43-234-67-312-119c-79-52-114-103-114-162 0-60 35-111 114-163 78-52 176-90 312-119 136-30 269-43 426-43s290 13 426 43c136 29 233 67 312 119 78 52 114 103 114 163z">
            <text:p/>
          </draw:path>
          <draw:path draw:style-name="gr12" draw:text-style-name="P6" draw:layer="layout" svg:width="1.703cm" svg:height="0.648cm" svg:x="15.682cm" svg:y="7.685cm" svg:viewBox="0 0 1704 649" svg:d="M1704 325c0 59-36 110-114 162-79 52-176 89-312 119s-269 43-426 43-290-13-426-43-234-67-312-119c-79-52-114-103-114-162 0-60 35-111 114-163 78-52 176-90 312-119 136-30 269-43 426-43s290 13 426 43c136 29 233 67 312 119 78 52 114 103 114 163z">
            <text:p/>
          </draw:path>
        </draw:g>
        <draw:frame draw:style-name="gr27" draw:text-style-name="P13" draw:layer="layout" svg:width="2.102cm" svg:height="0.374cm" svg:x="15.53cm" svg:y="9.804cm">
          <draw:text-box>
            <text:p><text:span text:style-name="T4">PostgreSQL</text:span></text:p>
          </draw:text-box>
        </draw:frame>
        <draw:frame draw:style-name="gr28" draw:text-style-name="P13" draw:layer="layout" svg:width="1.433cm" svg:height="0.374cm" svg:x="17.02cm" svg:y="14.85cm">
          <draw:text-box>
            <text:p><text:span text:style-name="T4">Grafana</text:span></text:p>
          </draw:text-box>
        </draw:frame>
        <draw:frame draw:style-name="gr29" draw:text-style-name="P11" draw:layer="layout" svg:width="2.44cm" svg:height="0.374cm" svg:x="12.16cm" svg:y="7.645cm">
          <draw:text-box>
            <text:p><text:span text:style-name="T2">pmm-</text:span><text:span text:style-name="T2">managed</text:span></text:p>
          </draw:text-box>
        </draw:frame>
        <draw:frame draw:style-name="gr30" draw:text-style-name="P13" draw:layer="layout" svg:width="1.492cm" svg:height="0.374cm" svg:x="13.621cm" svg:y="4.574cm">
          <draw:text-box>
            <text:p><text:span text:style-name="T4">QAN API</text:span></text:p>
          </draw:text-box>
        </draw:frame>
        <draw:frame draw:style-name="gr31" draw:text-style-name="P13" draw:layer="layout" svg:width="1.598cm" svg:height="0.374cm" svg:x="16.86cm" svg:y="4.295cm">
          <draw:text-box>
            <text:p><text:span text:style-name="T4">QAN App</text:span></text:p>
          </draw:text-box>
        </draw:frame>
        <draw:frame draw:style-name="gr32" draw:text-style-name="P14" draw:layer="layout" svg:width="2.508cm" svg:height="0.374cm" svg:x="16.008cm" svg:y="3.459cm">
          <draw:text-box>
            <text:p><text:span text:style-name="T5">Query </text:span><text:span text:style-name="T5">Analytics</text:span></text:p>
          </draw:text-box>
        </draw:frame>
        <draw:frame draw:style-name="gr33" draw:text-style-name="P14" draw:layer="layout" svg:width="2.466cm" svg:height="0.374cm" svg:x="16.076cm" svg:y="17.851cm">
          <draw:text-box>
            <text:p><text:span text:style-name="T5">Metrics </text:span><text:span text:style-name="T5">Monitor</text:span></text:p>
          </draw:text-box>
        </draw:frame>
        <draw:g xml:id="id26" draw:id="id26">
          <draw:path draw:style-name="gr7" draw:text-style-name="P5" draw:layer="layout" svg:width="0.681cm" svg:height="0.681cm" svg:x="13.797cm" svg:y="5.101cm" svg:viewBox="0 0 682 682" svg:d="M310 0c-8 0-15 7-15 15v70c0 7-5 13-12 15-25 6-49 16-71 29-6 4-14 3-19-2l-49-49c-6-6-16-6-22 0l-44 43c-6 7-6 16 0 22l49 50c5 5 6 13 3 19-14 22-24 45-30 70-1 7-8 12-15 12h-69c-5 0-8 2-11 5s-5 7-5 11v62c0 8 7 15 16 15h69c7 0 14 5 15 12 6 25 16 49 30 71 3 6 2 14-3 19l-49 49c-3 3-4 7-4 11s1 8 4 11l44 44c6 6 16 6 22 0l49-49c3-3 7-5 11-5 3 0 6 1 8 2 22 14 46 24 71 30 7 1 12 8 12 15v69c0 9 7 16 15 16h62c9 0 16-7 16-16v-69c0-7 5-14 12-15 25-6 48-16 70-30 6-3 14-2 19 3l50 49c5 6 16 6 22 0l43-44c6-6 6-16 0-22l-49-49c-5-5-6-13-2-19 13-22 23-46 29-71 2-7 8-12 15-12h70c4 0 8-1 11-4s4-7 4-11v-62c0-9-7-16-15-16h-70c-7 0-13-5-15-12-6-25-16-48-29-70-4-6-3-14 2-19l49-50c3-3 5-7 5-11s-2-8-5-11l-43-43c-6-6-17-6-22 0l-50 49c-5 5-13 6-19 2-22-13-45-23-70-29-7-2-12-8-12-15v-70c0-8-7-15-16-15zM341 201c78 0 140 63 140 140 0 78-62 141-140 141-77 0-140-63-140-141 0-77 63-140 140-140z">
            <text:p/>
          </draw:path>
          <draw:path draw:style-name="gr8" draw:text-style-name="P6" xml:id="id9" draw:id="id9" draw:layer="layout" svg:width="0.681cm" svg:height="0.681cm" svg:x="13.797cm" svg:y="5.101cm" svg:viewBox="0 0 682 682" svg:d="M310 0c-8 0-15 7-15 15v70c0 7-5 13-12 15-25 6-49 16-71 29-6 4-14 3-19-2l-49-49c-6-6-16-6-22 0l-44 43c-6 7-6 16 0 22l49 50c5 5 6 13 3 19-14 22-24 45-30 70-1 7-8 12-15 12h-69c-5 0-8 2-11 5s-5 7-5 11v62c0 8 7 15 16 15h69c7 0 14 5 15 12 6 25 16 49 30 71 3 6 2 14-3 19l-49 49c-3 3-4 7-4 11s1 8 4 11l44 44c6 6 16 6 22 0l49-49c3-3 7-5 11-5 3 0 6 1 8 2 22 14 46 24 71 30 7 1 12 8 12 15v69c0 9 7 16 15 16h62c9 0 16-7 16-16v-69c0-7 5-14 12-15 25-6 48-16 70-30 6-3 14-2 19 3l50 49c5 6 16 6 22 0l43-44c6-6 6-16 0-22l-49-49c-5-5-6-13-2-19 13-22 23-46 29-71 2-7 8-12 15-12h70c4 0 8-1 11-4s4-7 4-11v-62c0-9-7-16-15-16h-70c-7 0-13-5-15-12-6-25-16-48-29-70-4-6-3-14 2-19l49-50c3-3 5-7 5-11s-2-8-5-11l-43-43c-6-6-17-6-22 0l-50 49c-5 5-13 6-19 2-22-13-45-23-70-29-7-2-12-8-12-15v-70c0-8-7-15-16-15z">
            <text:p/>
          </draw:path>
          <draw:path draw:style-name="gr8" draw:text-style-name="P6" draw:layer="layout" svg:width="0.279cm" svg:height="0.28cm" svg:x="13.998cm" svg:y="5.302cm" svg:viewBox="0 0 280 281" svg:d="M140 0c78 0 140 63 140 140 0 78-62 141-140 141-77 0-140-63-140-141 0-77 63-140 140-140z">
            <text:p/>
          </draw:path>
          <draw:path draw:style-name="gr7" draw:text-style-name="P5" draw:layer="layout" svg:width="0.682cm" svg:height="0.682cm" svg:x="13.95cm" svg:y="5.187cm" svg:viewBox="0 0 683 683" svg:d="M310 0c-8 0-15 7-15 16v70c0 7-5 13-12 15-25 6-49 16-71 29-6 4-14 3-19-2l-49-50c-6-5-16-5-22 0l-44 44c-6 6-6 16 0 22l50 49c5 6 6 13 2 20-14 22-23 45-29 70-2 7-8 12-16 12h-69c-4 0-8 2-11 5-3 2-5 6-5 11v62c0 8 7 15 16 15h69c8 0 14 5 16 12 6 25 15 49 29 71 4 6 3 14-2 19l-50 49c-3 3-4 7-4 11s1 8 4 11l44 44c6 6 16 6 22 0l49-50c3-3 7-4 11-4 3 0 6 1 8 2 22 14 46 23 71 29 7 2 12 8 12 16v69c0 9 7 16 15 16h62c9 0 16-7 16-16v-69c0-8 5-14 12-16 25-6 48-15 70-29 7-4 14-3 20 2l49 50c6 6 16 6 22 0l44-44c6-6 6-16 0-22l-50-49c-5-5-6-13-2-19 13-22 23-46 29-71 2-7 8-12 15-12h70c4 0 8-2 11-4 3-3 5-7 5-11v-62c0-9-7-16-16-16h-70c-7 0-13-5-15-12-6-25-16-49-29-70-4-7-3-14 2-20l50-49c2-3 4-7 4-11s-2-8-4-11l-44-44c-6-5-16-5-22 0l-49 50c-6 5-13 6-20 2-21-13-45-23-70-29-7-2-12-8-12-15v-70c0-9-7-16-16-16zM342 202c77 0 139 63 139 140 0 78-62 141-139 141-78 0-140-63-140-141 0-77 62-140 140-140z">
            <text:p/>
          </draw:path>
          <draw:path draw:style-name="gr8" draw:text-style-name="P6" xml:id="id10" draw:id="id10" draw:layer="layout" svg:width="0.682cm" svg:height="0.682cm" svg:x="13.95cm" svg:y="5.187cm" svg:viewBox="0 0 683 683" svg:d="M310 0c-8 0-15 7-15 16v70c0 7-5 13-12 15-25 6-49 16-71 29-6 4-14 3-19-2l-49-50c-6-5-16-5-22 0l-44 44c-6 6-6 16 0 22l50 49c5 6 6 13 2 20-14 22-23 45-29 70-2 7-8 12-16 12h-69c-4 0-8 2-11 5-3 2-5 6-5 11v62c0 8 7 15 16 15h69c8 0 14 5 16 12 6 25 15 49 29 71 4 6 3 14-2 19l-50 49c-3 3-4 7-4 11s1 8 4 11l44 44c6 6 16 6 22 0l49-50c3-3 7-4 11-4 3 0 6 1 8 2 22 14 46 23 71 29 7 2 12 8 12 16v69c0 9 7 16 15 16h62c9 0 16-7 16-16v-69c0-8 5-14 12-16 25-6 48-15 70-29 7-4 14-3 20 2l49 50c6 6 16 6 22 0l44-44c6-6 6-16 0-22l-50-49c-5-5-6-13-2-19 13-22 23-46 29-71 2-7 8-12 15-12h70c4 0 8-2 11-4 3-3 5-7 5-11v-62c0-9-7-16-16-16h-70c-7 0-13-5-15-12-6-25-16-49-29-70-4-7-3-14 2-20l50-49c2-3 4-7 4-11s-2-8-4-11l-44-44c-6-5-16-5-22 0l-49 50c-6 5-13 6-20 2-21-13-45-23-70-29-7-2-12-8-12-15v-70c0-9-7-16-16-16z">
            <text:p/>
          </draw:path>
          <draw:path draw:style-name="gr8" draw:text-style-name="P6" draw:layer="layout" svg:width="0.278cm" svg:height="0.28cm" svg:x="14.152cm" svg:y="5.389cm" svg:viewBox="0 0 279 281" svg:d="M140 0c77 0 139 63 139 140 0 78-62 141-139 141-78 0-140-63-140-141 0-77 62-140 140-140z">
            <text:p/>
          </draw:path>
        </draw:g>
        <draw:connector draw:style-name="gr34" draw:text-style-name="P15" draw:layer="layout" draw:type="curve" svg:x1="17.22cm" svg:y1="14.277cm" svg:x2="15.12cm" svg:y2="14.258cm" draw:start-shape="id1" draw:start-glue-point="3" draw:end-shape="id2" draw:end-glue-point="1" svg:d="M17220 14277c-1554 0-504-19-2100-19" svg:viewBox="0 0 2101 20">
          <text:p/>
        </draw:connector>
        <draw:connector draw:style-name="gr34" draw:text-style-name="P15" draw:layer="layout" draw:type="curve" svg:x1="17.776cm" svg:y1="13.79cm" svg:x2="17.809cm" svg:y2="5.956cm" draw:start-shape="id1" draw:start-glue-point="0" draw:end-shape="id3" draw:end-glue-point="2" svg:d="M17776 13790c0-5874 33-1957 33-7834" svg:viewBox="0 0 34 7835">
          <text:p/>
        </draw:connector>
        <draw:connector draw:style-name="gr35" draw:text-style-name="P15" draw:layer="layout" draw:type="curve" svg:x1="15.673cm" svg:y1="8.638cm" svg:x2="14.622cm" svg:y2="8.643cm" draw:start-shape="id4" draw:start-glue-point="3" draw:end-shape="id5" draw:end-glue-point="1" svg:d="M15673 8638c-798 0-273 5-1051 5" svg:viewBox="0 0 1052 6">
          <text:p/>
        </draw:connector>
        <draw:connector draw:style-name="gr35" draw:text-style-name="P15" draw:layer="layout" draw:type="curve" svg:x1="14.277cm" svg:y1="13.301cm" svg:x2="14.281cm" svg:y2="9.028cm" draw:start-shape="id6" draw:start-glue-point="0" draw:end-shape="id7" draw:end-glue-point="2" svg:d="M14277 13301c0-3214 4-1078 4-4273" svg:viewBox="0 0 5 4274">
          <text:p/>
        </draw:connector>
        <draw:connector draw:style-name="gr35" draw:text-style-name="P15" draw:layer="layout" draw:type="curve" svg:x1="12.359cm" svg:y1="5.407cm" svg:x2="13.797cm" svg:y2="5.442cm" draw:start-shape="id8" draw:start-glue-point="1" draw:end-shape="id9" draw:end-glue-point="3" svg:d="M12359 5407c1069 0 351 35 1438 35" svg:viewBox="0 0 1439 36">
          <text:p/>
        </draw:connector>
        <draw:connector draw:style-name="gr34" draw:text-style-name="P15" draw:layer="layout" draw:type="curve" svg:x1="14.281cm" svg:y1="8.346cm" svg:x2="14.291cm" svg:y2="5.87cm" draw:start-shape="id7" draw:start-glue-point="0" draw:end-shape="id10" draw:end-glue-point="2" svg:d="M14281 8346c0-1857 10-619 10-2476" svg:viewBox="0 0 11 2477">
          <text:p/>
        </draw:connector>
        <draw:custom-shape draw:style-name="gr36" draw:text-style-name="P16" draw:layer="layout" svg:width="1.524cm" svg:height="10.668cm" svg:x="10.312cm" svg:y="7.137cm">
          <text:p/>
          <draw:enhanced-geometry svg:viewBox="0 0 21600 21600" draw:path-stretchpoint-x="10800" draw:path-stretchpoint-y="10800" draw:text-areas="?f3 ?f4 ?f5 ?f6" draw:type="round-rectangle" draw:modifiers="3838.42622950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15" draw:layer="layout" draw:type="curve" draw:line-skew="-1.147cm" svg:x1="8.355cm" svg:y1="6.585cm" svg:x2="13.934cm" svg:y2="8.788cm" draw:start-shape="id11" draw:start-glue-point="1" draw:end-shape="id5" draw:end-glue-point="5" svg:d="M8355 6585c2344 0-445 2203 5579 2203" svg:viewBox="0 0 5580 2204">
          <text:p/>
        </draw:connector>
        <draw:connector draw:style-name="gr34" draw:text-style-name="P15" draw:layer="layout" draw:type="curve" draw:line-skew="-0.966cm" svg:x1="8.402cm" svg:y1="4.863cm" svg:x2="13.934cm" svg:y2="8.407cm" draw:start-shape="id12" draw:start-glue-point="1" draw:end-shape="id5" draw:end-glue-point="4" svg:d="M8402 4863c2580 0-186 3544 5532 3544" svg:viewBox="0 0 5533 3545">
          <text:p/>
        </draw:connector>
        <draw:connector draw:style-name="gr34" draw:text-style-name="P15" draw:layer="layout" draw:type="curve" svg:x1="13.416cm" svg:y1="14.258cm" svg:x2="8.421cm" svg:y2="18.135cm" draw:start-shape="id2" draw:start-glue-point="3" draw:end-shape="id13" draw:end-glue-point="1" svg:d="M13416 14258c-3756 0-1259 3877-4995 3877" svg:viewBox="0 0 4996 3878">
          <text:p/>
        </draw:connector>
        <draw:connector draw:style-name="gr34" draw:text-style-name="P15" draw:layer="layout" draw:type="curve" svg:x1="13.416cm" svg:y1="14.258cm" svg:x2="8.421cm" svg:y2="16.278cm" draw:start-shape="id2" draw:start-glue-point="3" draw:end-shape="id14" draw:end-glue-point="1" svg:d="M13416 14258c-3756 0-1259 2020-4995 2020" svg:viewBox="0 0 4996 2021">
          <text:p/>
        </draw:connector>
        <draw:connector draw:style-name="gr34" draw:text-style-name="P15" draw:layer="layout" draw:type="curve" svg:x1="13.416cm" svg:y1="14.258cm" svg:x2="8.421cm" svg:y2="14.41cm" draw:start-shape="id2" draw:start-glue-point="3" draw:end-shape="id15" draw:end-glue-point="1" svg:d="M13416 14258c-3756 0-1259 152-4995 152" svg:viewBox="0 0 4996 153">
          <text:p/>
        </draw:connector>
        <draw:connector draw:style-name="gr34" draw:text-style-name="P15" draw:layer="layout" draw:type="curve" svg:x1="13.416cm" svg:y1="14.258cm" svg:x2="8.421cm" svg:y2="12.539cm" draw:start-shape="id2" draw:start-glue-point="3" draw:end-shape="id16" draw:end-glue-point="1" svg:d="M13416 14258c-3756 0-1259-1719-4995-1719" svg:viewBox="0 0 4996 1720">
          <text:p/>
        </draw:connector>
        <draw:connector draw:style-name="gr34" draw:text-style-name="P15" draw:layer="layout" draw:type="curve" svg:x1="13.416cm" svg:y1="14.258cm" svg:x2="8.421cm" svg:y2="10.655cm" draw:start-shape="id2" draw:start-glue-point="3" draw:end-shape="id17" draw:end-glue-point="1" svg:d="M13416 14258c-3756 0-1259-3603-4995-3603" svg:viewBox="0 0 4996 3604">
          <text:p/>
        </draw:connector>
        <draw:connector draw:style-name="gr34" draw:text-style-name="P15" draw:layer="layout" draw:type="curve" svg:x1="13.416cm" svg:y1="14.258cm" svg:x2="8.421cm" svg:y2="8.777cm" draw:start-shape="id2" draw:start-glue-point="3" draw:end-shape="id18" draw:end-glue-point="1" svg:d="M13416 14258c-3756 0-1259-5481-4995-5481" svg:viewBox="0 0 4996 5482">
          <text:p/>
        </draw:connector>
        <draw:g xml:id="id19" draw:id="id19">
          <draw:path draw:style-name="gr7" draw:text-style-name="P5" draw:layer="layout" svg:width="1.703cm" svg:height="1.899cm" svg:x="3.603cm" svg:y="3.445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12" draw:text-style-name="P6" draw:layer="layout" svg:width="1.702cm" svg:height="0.648cm" svg:x="3.594cm" svg:y="3.416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  <draw:path draw:style-name="gr12" draw:text-style-name="P6" draw:layer="layout" svg:width="1.703cm" svg:height="1.899cm" svg:x="3.594cm" svg:y="3.423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37" draw:text-style-name="P17" draw:layer="layout" svg:width="1.756cm" svg:height="0.347cm" svg:x="3.573cm" svg:y="3.841cm" svg:viewBox="0 0 1757 348" svg:d="M54 0c0 11 2 22 5 32 4 12 10 23 18 34 8 12 18 23 31 35 14 12 29 24 48 36 38 25 80 46 129 65 50 19 107 35 174 50 133 30 265 42 419 42s286-12 420-42c66-15 124-31 174-50 49-19 91-40 129-65 18-12 34-24 48-36 12-12 23-23 31-35 8-11 14-22 17-34 4-10 6-21 6-32h54c0 17-3 33-8 49-6 16-14 32-25 48-10 15-23 29-39 44-15 13-33 27-54 41-41 27-87 50-140 70-52 20-112 37-181 53-138 30-273 43-432 43s-294-13-431-43c-69-16-129-33-181-53-53-20-99-43-140-70-21-14-39-28-54-41-16-15-29-29-40-44-11-16-19-32-24-48s-8-32-8-49z">
            <text:p/>
          </draw:path>
          <draw:path draw:style-name="gr37" draw:text-style-name="P17" draw:layer="layout" svg:width="1.756cm" svg:height="0.347cm" svg:x="3.574cm" svg:y="3.941cm" svg:viewBox="0 0 1757 348" svg:d="M54 0c0 11 2 22 5 32 4 12 10 23 18 34 8 12 18 23 31 35 14 12 29 24 48 36 38 25 80 46 129 65 50 19 107 35 174 50 133 30 265 42 419 42s286-12 420-42c66-15 124-31 174-50 49-19 91-40 129-65 18-12 34-24 48-36 12-12 23-23 31-35 8-11 14-22 17-34 4-10 6-21 6-32h54c0 17-3 33-8 49-6 16-14 32-25 48-10 15-23 29-39 44-15 13-33 27-54 41-41 27-87 50-140 70-52 20-112 37-181 53-138 30-273 43-432 43s-294-13-431-43c-69-16-129-33-181-53-53-20-99-43-140-70-21-14-39-28-54-41-16-15-29-29-40-44-11-16-19-32-24-48s-8-32-8-49z">
            <text:p/>
          </draw:path>
        </draw:g>
        <draw:connector draw:style-name="gr38" draw:text-style-name="P15" draw:layer="layout" draw:type="curve" svg:x1="5.331cm" svg:y1="4.38cm" svg:x2="7.651cm" svg:y2="6.585cm" draw:start-shape="id19" draw:start-glue-point="1" draw:end-shape="id11" draw:end-glue-point="3" svg:d="M5331 4380c1740 0 580 2205 2320 2205" svg:viewBox="0 0 2321 2206">
          <text:p/>
        </draw:connector>
        <draw:connector draw:style-name="gr34" draw:text-style-name="P15" draw:layer="layout" draw:type="curve" svg:x1="7.586cm" svg:y1="8.734cm" svg:x2="4.452cm" svg:y2="5.345cm" draw:start-shape="id20" draw:start-glue-point="3" draw:end-shape="id19" draw:end-glue-point="2" svg:d="M7586 8734c-2090 0-3134-1129-3134-3389" svg:viewBox="0 0 3135 3390">
          <text:p/>
        </draw:connector>
        <draw:connector draw:style-name="gr34" draw:text-style-name="P15" draw:layer="layout" draw:type="curve" svg:x1="7.586cm" svg:y1="10.612cm" svg:x2="4.452cm" svg:y2="5.345cm" draw:start-shape="id21" draw:start-glue-point="3" draw:end-shape="id19" draw:end-glue-point="2" svg:d="M7586 10612c-2090 0-3134-1755-3134-5267" svg:viewBox="0 0 3135 5268">
          <text:p/>
        </draw:connector>
        <draw:connector draw:style-name="gr34" draw:text-style-name="P15" draw:layer="layout" draw:type="curve" svg:x1="7.586cm" svg:y1="12.495cm" svg:x2="4.452cm" svg:y2="5.345cm" draw:start-shape="id22" draw:start-glue-point="3" draw:end-shape="id19" draw:end-glue-point="2" svg:d="M7586 12495c-2090 0-3134-2383-3134-7150" svg:viewBox="0 0 3135 7151">
          <text:p/>
        </draw:connector>
        <draw:connector draw:style-name="gr34" draw:text-style-name="P15" draw:layer="layout" draw:type="curve" svg:x1="7.586cm" svg:y1="14.366cm" svg:x2="4.452cm" svg:y2="5.345cm" draw:start-shape="id23" draw:start-glue-point="3" draw:end-shape="id19" draw:end-glue-point="2" svg:d="M7586 14366c-2090 0-3134-3007-3134-9021" svg:viewBox="0 0 3135 9022">
          <text:p/>
        </draw:connector>
        <draw:connector draw:style-name="gr34" draw:text-style-name="P15" draw:layer="layout" draw:type="curve" svg:x1="7.586cm" svg:y1="16.234cm" svg:x2="4.452cm" svg:y2="5.345cm" draw:start-shape="id24" draw:start-glue-point="3" draw:end-shape="id19" draw:end-glue-point="2" svg:d="M7586 16234c-2090 0-3134-3629-3134-10889" svg:viewBox="0 0 3135 10890">
          <text:p/>
        </draw:connector>
        <draw:connector draw:style-name="gr34" draw:text-style-name="P15" draw:layer="layout" draw:type="curve" svg:x1="7.586cm" svg:y1="18.091cm" svg:x2="4.452cm" svg:y2="5.345cm" draw:start-shape="id25" draw:start-glue-point="3" draw:end-shape="id19" draw:end-glue-point="2" svg:d="M7586 18091c-2090 0-3134-4248-3134-12746" svg:viewBox="0 0 3135 12747">
          <text:p/>
        </draw:connector>
        <draw:connector draw:style-name="gr34" draw:text-style-name="P15" draw:layer="layout" draw:type="curve" svg:x1="17.253cm" svg:y1="5.469cm" svg:x2="14.633cm" svg:y2="5.485cm" draw:start-shape="id3" draw:start-glue-point="3" draw:end-shape="id26" draw:end-glue-point="1" svg:d="M17253 5469c-1954 0-645 16-2620 16" svg:viewBox="0 0 2621 17">
          <text:p/>
        </draw:connector>
        <draw:frame draw:style-name="gr39" draw:text-style-name="P18" draw:layer="layout" svg:width="1.7cm" svg:height="0.374cm" svg:x="3.577cm" svg:y="2.934cm">
          <draw:text-box>
            <text:p><text:span text:style-name="T6">D</text:span><text:span text:style-name="T6">a</text:span><text:span text:style-name="T6">t</text:span><text:span text:style-name="T6">a</text:span><text:span text:style-name="T6">b</text:span><text:span text:style-name="T6">a</text:span><text:span text:style-name="T6">s</text:span><text:span text:style-name="T6">e</text:span></text:p>
          </draw:text-box>
        </draw:frame>
        <draw:frame draw:style-name="gr40" draw:text-style-name="P18" draw:layer="layout" svg:width="0.993cm" svg:height="0.374cm" svg:x="10.589cm" svg:y="17.959cm">
          <draw:text-box>
            <text:p><text:span text:style-name="T6">n</text:span><text:span text:style-name="T6">g</text:span><text:span text:style-name="T6">i</text:span><text:span text:style-name="T6">n</text:span><text:span text:style-name="T6">x</text:span></text:p>
          </draw:text-box>
        </draw:frame>
      </draw:page>
      <draw:page draw:name="page2" draw:style-name="dp1" draw:master-page-name="Обычный">
        <draw:g xml:id="id31" draw:id="id31">
          <draw:glue-point draw:id="4" svg:x="-4.393cm" svg:y="4.721cm"/>
          <draw:glue-point draw:id="5" svg:x="0.676cm" svg:y="0.696cm" draw:align="center"/>
          <draw:glue-point draw:id="6" svg:x="-4.393cm" svg:y="4.721cm"/>
          <draw:path draw:style-name="gr41" draw:text-style-name="P5" draw:layer="layout" svg:width="1.351cm" svg:height="0.798cm" svg:x="9.595cm" svg:y="4.129cm" svg:viewBox="0 0 1352 799" svg:d="M1352 550c0 77-24 137-71 182-46 44-108 67-186 67h-839c-77 0-139-23-186-67-47-45-70-105-70-182 0-34 1-67 3-100 3-32 7-66 13-104 7-38 16-72 26-104s24-64 42-94c17-30 36-56 59-77 22-22 50-39 82-52s68-19 107-19c6 0 19 7 40 21s45 29 72 46c26 17 61 32 104 46 42 13 85 21 128 21s85-8 128-21c42-14 77-29 104-46 26-17 50-32 71-46s35-21 41-21c39 0 74 6 107 19 32 13 59 30 82 52 22 21 42 47 60 77 17 30 30 62 40 94 11 32 19 66 26 104s11 72 14 104c2 33 3 66 3 100z">
            <text:p/>
          </draw:path>
          <draw:path draw:style-name="gr41" draw:text-style-name="P5" draw:layer="layout" svg:width="0.736cm" svg:height="0.736cm" svg:x="9.902cm" svg:y="3.454cm" svg:viewBox="0 0 737 737" svg:d="M737 368c0 102-36 189-108 261s-158 108-260 108-189-36-261-108-108-159-108-261 36-188 108-260 159-108 261-108 188 36 260 108 108 158 108 260z">
            <text:p/>
          </draw:path>
        </draw:g>
        <draw:polygon draw:style-name="gr42" draw:text-style-name="P20" xml:id="id27" draw:id="id27" draw:layer="layout" svg:width="3.689cm" svg:height="2.158cm" svg:x="5.86cm" svg:y="6.848cm" svg:viewBox="0 0 3690 2159" draw:points="0,0 3690,0 3690,2159 0,2159">
          <text:p text:style-name="P19"><text:span text:style-name="T7">P</text:span><text:span text:style-name="T7">M</text:span><text:span text:style-name="T7">M</text:span><text:span text:style-name="T7"> </text:span><text:span text:style-name="T7">C</text:span><text:span text:style-name="T7">l</text:span><text:span text:style-name="T7">i</text:span><text:span text:style-name="T7">e</text:span><text:span text:style-name="T7">n</text:span><text:span text:style-name="T7">t</text:span></text:p>
        </draw:polygon>
        <draw:polygon draw:style-name="gr42" draw:text-style-name="P20" xml:id="id28" draw:id="id28" draw:layer="layout" svg:width="3.689cm" svg:height="2.158cm" svg:x="11.201cm" svg:y="6.848cm" svg:viewBox="0 0 3690 2159" draw:points="0,0 3690,0 3690,2159 0,2159">
          <text:p text:style-name="P19"><text:span text:style-name="T7">P</text:span><text:span text:style-name="T7">M</text:span><text:span text:style-name="T7">M</text:span><text:span text:style-name="T7"> </text:span><text:span text:style-name="T7">S</text:span><text:span text:style-name="T7">e</text:span><text:span text:style-name="T7">r</text:span><text:span text:style-name="T7">v</text:span><text:span text:style-name="T7">e</text:span><text:span text:style-name="T7">r</text:span></text:p>
        </draw:polygon>
        <draw:g xml:id="id30" draw:id="id30">
          <draw:path draw:style-name="gr7" draw:text-style-name="P5" draw:layer="layout" svg:width="1.703cm" svg:height="1.899cm" svg:x="6.88cm" svg:y="10.144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12" draw:text-style-name="P6" draw:layer="layout" svg:width="1.702cm" svg:height="0.648cm" svg:x="6.871cm" svg:y="10.115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  <draw:path draw:style-name="gr12" draw:text-style-name="P6" draw:layer="layout" svg:width="1.703cm" svg:height="1.899cm" svg:x="6.871cm" svg:y="10.122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37" draw:text-style-name="P17" draw:layer="layout" svg:width="1.756cm" svg:height="0.347cm" svg:x="6.85cm" svg:y="10.54cm" svg:viewBox="0 0 1757 348" svg:d="M54 0c0 11 2 22 5 32 4 12 10 23 18 34 8 12 18 23 31 35 14 12 29 24 48 36 38 25 80 46 129 65 50 19 107 35 174 50 133 30 265 42 419 42s286-12 420-42c66-15 124-31 174-50 49-19 91-40 129-65 18-12 34-24 48-36 12-12 23-23 31-35 8-11 14-22 17-34 4-10 6-21 6-32h54c0 17-3 33-8 49-6 16-14 32-25 48-10 15-23 29-39 44-15 13-33 27-54 41-41 27-87 50-140 70-52 20-112 37-181 53-138 30-273 43-432 43s-294-13-431-43c-69-16-129-33-181-53-53-20-99-43-140-70-21-14-39-28-54-41-16-15-29-29-40-44-11-16-19-32-24-48s-8-32-8-49z">
            <text:p/>
          </draw:path>
          <draw:path draw:style-name="gr37" draw:text-style-name="P17" draw:layer="layout" svg:width="1.756cm" svg:height="0.347cm" svg:x="6.851cm" svg:y="10.64cm" svg:viewBox="0 0 1757 348" svg:d="M54 0c0 11 2 22 5 32 4 12 10 23 18 34 8 12 18 23 31 35 14 12 29 24 48 36 38 25 80 46 129 65 50 19 107 35 174 50 133 30 265 42 419 42s286-12 420-42c66-15 124-31 174-50 49-19 91-40 129-65 18-12 34-24 48-36 12-12 23-23 31-35 8-11 14-22 17-34 4-10 6-21 6-32h54c0 17-3 33-8 49-6 16-14 32-25 48-10 15-23 29-39 44-15 13-33 27-54 41-41 27-87 50-140 70-52 20-112 37-181 53-138 30-273 43-432 43s-294-13-431-43c-69-16-129-33-181-53-53-20-99-43-140-70-21-14-39-28-54-41-16-15-29-29-40-44-11-16-19-32-24-48s-8-32-8-49z">
            <text:p/>
          </draw:path>
        </draw:g>
        <draw:frame draw:style-name="gr39" draw:text-style-name="P18" draw:layer="layout" svg:width="1.7cm" svg:height="0.374cm" svg:x="6.883cm" svg:y="12.14cm">
          <draw:text-box>
            <text:p><text:span text:style-name="T6">D</text:span><text:span text:style-name="T6">a</text:span><text:span text:style-name="T6">t</text:span><text:span text:style-name="T6">a</text:span><text:span text:style-name="T6">b</text:span><text:span text:style-name="T6">a</text:span><text:span text:style-name="T6">s</text:span><text:span text:style-name="T6">e</text:span></text:p>
          </draw:text-box>
        </draw:frame>
        <draw:polygon draw:style-name="gr42" draw:text-style-name="P20" xml:id="id29" draw:id="id29" draw:layer="layout" svg:width="3.689cm" svg:height="2.158cm" svg:x="11.194cm" svg:y="9.993cm" svg:viewBox="0 0 3690 2159" draw:points="0,0 3690,0 3690,2159 0,2159">
          <text:p text:style-name="P19"><text:span text:style-name="T7">C</text:span><text:span text:style-name="T7">u</text:span><text:span text:style-name="T7">s</text:span><text:span text:style-name="T7">t</text:span><text:span text:style-name="T7">o</text:span><text:span text:style-name="T7">m</text:span><text:span text:style-name="T7">e</text:span><text:span text:style-name="T7">r</text:span><text:span text:style-name="T7"><text:line-break/></text:span><text:span text:style-name="T7">A</text:span><text:span text:style-name="T7">p</text:span><text:span text:style-name="T7">p</text:span><text:span text:style-name="T7">l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/text:p>
        </draw:polygon>
        <draw:connector draw:style-name="gr35" draw:text-style-name="P15" draw:layer="layout" draw:type="line" svg:x1="9.55cm" svg:y1="7.927cm" svg:x2="11.201cm" svg:y2="7.927cm" draw:start-shape="id27" draw:start-glue-point="1" draw:end-shape="id28" draw:end-glue-point="3" svg:d="M9550 7927h1651" svg:viewBox="0 0 1652 1">
          <text:p/>
        </draw:connector>
        <draw:connector draw:style-name="gr34" draw:text-style-name="P15" draw:layer="layout" draw:type="line" svg:x1="11.194cm" svg:y1="11.072cm" svg:x2="8.608cm" svg:y2="11.079cm" draw:start-shape="id29" draw:start-glue-point="3" draw:end-shape="id30" draw:end-glue-point="1" svg:d="M11194 11072l-2586 7" svg:viewBox="0 0 2587 8">
          <text:p/>
        </draw:connector>
        <draw:connector draw:style-name="gr34" draw:text-style-name="P15" draw:layer="layout" draw:type="line" svg:x1="7.705cm" svg:y1="9.007cm" svg:x2="7.729cm" svg:y2="10.115cm" draw:start-shape="id27" draw:start-glue-point="2" draw:end-shape="id30" draw:end-glue-point="0" svg:d="M7705 9007l24 1108" svg:viewBox="0 0 25 1109">
          <text:p/>
        </draw:connector>
        <draw:connector draw:style-name="gr34" draw:text-style-name="P15" draw:layer="layout" draw:type="line" svg:x1="10.271cm" svg:y1="4.928cm" svg:x2="7.705cm" svg:y2="6.848cm" draw:start-shape="id31" draw:start-glue-point="2" draw:end-shape="id27" draw:end-glue-point="0" svg:d="M10271 4928l-2566 1920" svg:viewBox="0 0 2567 1921">
          <text:p/>
        </draw:connector>
        <draw:connector draw:style-name="gr34" draw:text-style-name="P15" draw:layer="layout" draw:type="line" svg:x1="10.271cm" svg:y1="4.928cm" svg:x2="13.046cm" svg:y2="6.848cm" draw:start-shape="id31" draw:start-glue-point="2" draw:end-shape="id28" draw:end-glue-point="0" svg:d="M10271 4928l2775 1920" svg:viewBox="0 0 2776 1921">
          <text:p/>
        </draw:connector>
        <draw:frame draw:style-name="gr39" draw:text-style-name="P18" draw:layer="layout" svg:width="1.7cm" svg:height="0.374cm" svg:x="9.931cm" svg:y="5.359cm">
          <draw:text-box>
            <text:p text:style-name="P19"><text:span text:style-name="T6">U</text:span><text:span text:style-name="T6">s</text:span><text:span text:style-name="T6">e</text:span><text:span text:style-name="T6">r</text:span></text:p>
          </draw:text-box>
        </draw:frame>
      </draw:page>
      <draw:page draw:name="page3" draw:style-name="dp1" draw:master-page-name="Обычный">
        <draw:polygon draw:style-name="gr43" draw:text-style-name="P1" draw:layer="layout" svg:width="7.87cm" svg:height="14.985cm" svg:x="6.771cm" svg:y="6.121cm" svg:viewBox="0 0 7871 14986" draw:points="0,0 7871,0 7871,14986 0,14986">
          <text:p/>
        </draw:polygon>
        <draw:g xml:id="id34" draw:id="id34">
          <draw:glue-point draw:id="4" svg:x="-4.393cm" svg:y="4.721cm"/>
          <draw:glue-point draw:id="5" svg:x="0.676cm" svg:y="0.696cm" draw:align="center"/>
          <draw:glue-point draw:id="6" svg:x="-4.393cm" svg:y="4.721cm"/>
          <draw:path draw:style-name="gr41" draw:text-style-name="P5" draw:layer="layout" svg:width="1.351cm" svg:height="0.798cm" svg:x="3.789cm" svg:y="8.592cm" svg:viewBox="0 0 1352 799" svg:d="M1352 550c0 77-24 137-71 182-46 44-108 67-186 67h-839c-77 0-139-23-186-67-47-45-70-105-70-182 0-34 1-67 3-100 3-32 7-66 13-104 7-38 16-72 26-104s24-64 42-94c17-30 36-56 59-77 22-22 50-39 82-52s68-19 107-19c6 0 19 7 40 21s45 29 72 46c26 17 61 32 104 46 42 13 85 21 128 21s85-8 128-21c42-14 77-29 104-46 26-17 50-32 71-46s35-21 41-21c39 0 74 6 107 19 32 13 59 30 82 52 22 21 42 47 60 77 17 30 30 62 40 94 11 32 19 66 26 104s11 72 14 104c2 33 3 66 3 100z">
            <text:p/>
          </draw:path>
          <draw:path draw:style-name="gr41" draw:text-style-name="P5" draw:layer="layout" svg:width="0.736cm" svg:height="0.736cm" svg:x="4.096cm" svg:y="7.917cm" svg:viewBox="0 0 737 737" svg:d="M737 368c0 102-36 189-108 261s-158 108-260 108-189-36-261-108-108-159-108-261 36-188 108-260 159-108 261-108 188 36 260 108 108 158 108 260z">
            <text:p/>
          </draw:path>
        </draw:g>
        <draw:polygon draw:style-name="gr42" draw:text-style-name="P20" xml:id="id43" draw:id="id43" draw:layer="layout" svg:width="3.689cm" svg:height="2.158cm" svg:x="15.893cm" svg:y="6.145cm" svg:viewBox="0 0 3690 2159" draw:points="0,0 3690,0 3690,2159 0,2159">
          <text:p text:style-name="P19"><text:span text:style-name="T7">P</text:span><text:span text:style-name="T7">M</text:span><text:span text:style-name="T7">M</text:span><text:span text:style-name="T7"> </text:span><text:span text:style-name="T7">S</text:span><text:span text:style-name="T7">e</text:span><text:span text:style-name="T7">r</text:span><text:span text:style-name="T7">v</text:span><text:span text:style-name="T7">e</text:span><text:span text:style-name="T7">r</text:span></text:p>
        </draw:polygon>
        <draw:g xml:id="id33" draw:id="id33">
          <draw:path draw:style-name="gr7" draw:text-style-name="P5" draw:layer="layout" svg:width="1.703cm" svg:height="1.899cm" svg:x="3.65cm" svg:y="11.464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12" draw:text-style-name="P6" draw:layer="layout" svg:width="1.702cm" svg:height="0.648cm" svg:x="3.641cm" svg:y="11.435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  <draw:path draw:style-name="gr12" draw:text-style-name="P6" draw:layer="layout" svg:width="1.703cm" svg:height="1.899cm" svg:x="3.641cm" svg:y="11.442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37" draw:text-style-name="P17" draw:layer="layout" svg:width="1.756cm" svg:height="0.347cm" svg:x="3.62cm" svg:y="11.86cm" svg:viewBox="0 0 1757 348" svg:d="M54 0c0 11 2 22 5 32 4 12 10 23 18 34 8 12 18 23 31 35 14 12 29 24 48 36 38 25 80 46 129 65 50 19 107 35 174 50 133 30 265 42 419 42s286-12 420-42c66-15 124-31 174-50 49-19 91-40 129-65 18-12 34-24 48-36 12-12 23-23 31-35 8-11 14-22 17-34 4-10 6-21 6-32h54c0 17-3 33-8 49-6 16-14 32-25 48-10 15-23 29-39 44-15 13-33 27-54 41-41 27-87 50-140 70-52 20-112 37-181 53-138 30-273 43-432 43s-294-13-431-43c-69-16-129-33-181-53-53-20-99-43-140-70-21-14-39-28-54-41-16-15-29-29-40-44-11-16-19-32-24-48s-8-32-8-49z">
            <text:p/>
          </draw:path>
          <draw:path draw:style-name="gr37" draw:text-style-name="P17" draw:layer="layout" svg:width="1.756cm" svg:height="0.347cm" svg:x="3.621cm" svg:y="11.96cm" svg:viewBox="0 0 1757 348" svg:d="M54 0c0 11 2 22 5 32 4 12 10 23 18 34 8 12 18 23 31 35 14 12 29 24 48 36 38 25 80 46 129 65 50 19 107 35 174 50 133 30 265 42 419 42s286-12 420-42c66-15 124-31 174-50 49-19 91-40 129-65 18-12 34-24 48-36 12-12 23-23 31-35 8-11 14-22 17-34 4-10 6-21 6-32h54c0 17-3 33-8 49-6 16-14 32-25 48-10 15-23 29-39 44-15 13-33 27-54 41-41 27-87 50-140 70-52 20-112 37-181 53-138 30-273 43-432 43s-294-13-431-43c-69-16-129-33-181-53-53-20-99-43-140-70-21-14-39-28-54-41-16-15-29-29-40-44-11-16-19-32-24-48s-8-32-8-49z">
            <text:p/>
          </draw:path>
        </draw:g>
        <draw:frame draw:style-name="gr39" draw:text-style-name="P18" draw:layer="layout" svg:width="1.7cm" svg:height="0.374cm" svg:x="3.601cm" svg:y="10.831cm">
          <draw:text-box>
            <text:p><text:span text:style-name="T6">D</text:span><text:span text:style-name="T6">a</text:span><text:span text:style-name="T6">t</text:span><text:span text:style-name="T6">a</text:span><text:span text:style-name="T6">b</text:span><text:span text:style-name="T6">a</text:span><text:span text:style-name="T6">s</text:span><text:span text:style-name="T6">e</text:span></text:p>
          </draw:text-box>
        </draw:frame>
        <draw:polygon draw:style-name="gr42" draw:text-style-name="P20" xml:id="id32" draw:id="id32" draw:layer="layout" svg:width="3.689cm" svg:height="2.158cm" svg:x="2.624cm" svg:y="14.761cm" svg:viewBox="0 0 3690 2159" draw:points="0,0 3690,0 3690,2159 0,2159">
          <text:p text:style-name="P19"><text:span text:style-name="T7">C</text:span><text:span text:style-name="T7">u</text:span><text:span text:style-name="T7">s</text:span><text:span text:style-name="T7">t</text:span><text:span text:style-name="T7">o</text:span><text:span text:style-name="T7">m</text:span><text:span text:style-name="T7">e</text:span><text:span text:style-name="T7">r</text:span><text:span text:style-name="T7"><text:line-break/></text:span><text:span text:style-name="T7">A</text:span><text:span text:style-name="T7">p</text:span><text:span text:style-name="T7">p</text:span><text:span text:style-name="T7">l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/text:p>
        </draw:polygon>
        <draw:connector draw:style-name="gr34" draw:text-style-name="P15" draw:layer="layout" draw:type="line" svg:x1="4.469cm" svg:y1="14.761cm" svg:x2="4.499cm" svg:y2="13.364cm" draw:start-shape="id32" draw:start-glue-point="0" draw:end-shape="id33" draw:end-glue-point="2" svg:d="M4469 14761l30-1397" svg:viewBox="0 0 31 1398">
          <text:p/>
        </draw:connector>
        <draw:connector draw:style-name="gr34" draw:text-style-name="P15" draw:layer="layout" draw:type="line" svg:x1="5.141cm" svg:y1="8.654cm" svg:x2="7.955cm" svg:y2="8.694cm" draw:start-shape="id34" draw:start-glue-point="1" draw:end-shape="id35" draw:end-glue-point="3" svg:d="M5141 8654l2814 40" svg:viewBox="0 0 2815 41">
          <text:p/>
        </draw:connector>
        <draw:frame draw:style-name="gr39" draw:text-style-name="P18" draw:layer="layout" svg:width="1.7cm" svg:height="0.374cm" svg:x="4.033cm" svg:y="7.297cm">
          <draw:text-box>
            <text:p text:style-name="P19"><text:span text:style-name="T6">User</text:span></text:p>
          </draw:text-box>
        </draw:frame>
        <draw:path draw:style-name="gr9" draw:text-style-name="P7" xml:id="id36" draw:id="id36" draw:layer="layout" svg:width="0.703cm" svg:height="0.602cm" svg:x="7.949cm" svg:y="9.941cm" svg:viewBox="0 0 704 603" svg:d="M51 0c-28 0-51 22-51 50v503c0 27 23 50 51 50h603c28 0 50-23 50-50v-503c0-28-22-50-50-50zM101 352l100-101-100-101 50-50 151 151-151 151zM503 402h-201v-50h201z">
          <text:p/>
        </draw:path>
        <draw:frame draw:style-name="gr13" draw:text-style-name="P10" draw:layer="layout" svg:width="2.347cm" svg:height="0.497cm" svg:x="9.689cm" svg:y="6.502cm">
          <draw:text-box>
            <text:p><text:span text:style-name="T1">PMM Client</text:span></text:p>
          </draw:text-box>
        </draw:frame>
        <draw:g xml:id="id37" draw:id="id37">
          <draw:path draw:style-name="gr7" draw:text-style-name="P5" draw:layer="layout" svg:width="0.681cm" svg:height="0.682cm" svg:x="12.284cm" svg:y="10.706cm" svg:viewBox="0 0 682 683" svg:d="M310 0c-9 0-16 7-16 16v70c0 7-5 13-12 15-25 6-48 16-70 29-6 4-14 3-19-2l-50-50c-6-5-16-5-22 0l-43 44c-7 6-7 16 0 22l49 49c5 6 6 13 2 20-13 22-23 45-29 70-2 7-8 12-15 12h-70c-4 0-8 2-11 5s-4 6-4 11v62c0 8 7 15 15 15h70c7 0 13 5 15 12 6 25 16 49 29 71 4 6 3 14-2 19l-49 49c-3 3-5 7-5 11s2 8 5 11l43 44c6 6 16 6 22 0l50-50c3-3 7-4 11-4 2 0 5 1 8 2 22 14 45 23 70 29 7 2 12 8 12 16v69c0 9 7 16 16 16h62c8 0 15-7 15-16v-69c0-8 5-14 12-16 25-6 49-15 71-29 6-4 14-3 19 2l49 50c6 6 16 6 22 0l44-44c6-6 6-16 0-22l-49-49c-5-5-6-13-3-19 14-22 24-46 30-71 1-7 8-12 15-12h69c4 0 8-2 11-4 3-3 5-7 5-11v-62c0-9-7-16-16-16h-69c-7 0-14-5-15-12-6-25-16-48-30-70-3-7-2-14 3-20l49-49c3-3 4-7 4-11s-1-8-4-11l-44-44c-6-5-16-5-22 0l-49 50c-5 5-13 6-19 2-22-13-46-23-71-29-7-2-12-8-12-15v-70c0-9-7-16-15-16zM341 202c77 0 140 63 140 140 0 78-63 141-140 141s-140-63-140-141c0-77 63-140 140-140z">
            <text:p/>
          </draw:path>
          <draw:path draw:style-name="gr8" draw:text-style-name="P6" draw:layer="layout" svg:width="0.681cm" svg:height="0.682cm" svg:x="12.284cm" svg:y="10.706cm" svg:viewBox="0 0 682 683" svg:d="M310 0c-9 0-16 7-16 16v70c0 7-5 13-12 15-25 6-48 16-70 29-6 4-14 3-19-2l-50-50c-6-5-16-5-22 0l-43 44c-7 6-7 16 0 22l49 49c5 6 6 13 2 20-13 22-23 45-29 70-2 7-8 12-15 12h-70c-4 0-8 2-11 5s-4 6-4 11v62c0 8 7 15 15 15h70c7 0 13 5 15 12 6 25 16 49 29 71 4 6 3 14-2 19l-49 49c-3 3-5 7-5 11s2 8 5 11l43 44c6 6 16 6 22 0l50-50c3-3 7-4 11-4 2 0 5 1 8 2 22 14 45 23 70 29 7 2 12 8 12 16v69c0 9 7 16 16 16h62c8 0 15-7 15-16v-69c0-8 5-14 12-16 25-6 49-15 71-29 6-4 14-3 19 2l49 50c6 6 16 6 22 0l44-44c6-6 6-16 0-22l-49-49c-5-5-6-13-3-19 14-22 24-46 30-71 1-7 8-12 15-12h69c4 0 8-2 11-4 3-3 5-7 5-11v-62c0-9-7-16-16-16h-69c-7 0-14-5-15-12-6-25-16-48-30-70-3-7-2-14 3-20l49-49c3-3 4-7 4-11s-1-8-4-11l-44-44c-6-5-16-5-22 0l-49 50c-5 5-13 6-19 2-22-13-46-23-71-29-7-2-12-8-12-15v-70c0-9-7-16-15-16z">
            <text:p/>
          </draw:path>
          <draw:path draw:style-name="gr8" draw:text-style-name="P6" draw:layer="layout" svg:width="0.279cm" svg:height="0.28cm" svg:x="12.485cm" svg:y="10.908cm" svg:viewBox="0 0 280 281" svg:d="M140 0c77 0 140 63 140 140 0 78-63 141-140 141s-140-63-140-141c0-77 63-140 140-140z">
            <text:p/>
          </draw:path>
          <draw:path draw:style-name="gr7" draw:text-style-name="P5" draw:layer="layout" svg:width="0.681cm" svg:height="0.682cm" svg:x="12.437cm" svg:y="10.793cm" svg:viewBox="0 0 682 683" svg:d="M310 0c-9 0-16 7-16 16v69c0 8-5 14-12 15-24 7-48 16-70 30-6 4-14 3-19-2l-49-50c-6-6-17-6-22 0l-44 44c-6 6-6 16 0 22l49 49c5 5 6 13 2 19-13 22-23 46-29 71-2 7-8 12-15 12h-70c-4 0-8 1-11 4s-4 7-4 11v62c0 9 7 16 15 16h70c7 0 13 5 15 12 6 25 16 48 29 70 4 7 3 14-2 19l-49 50c-3 3-5 7-5 11s2 8 5 11l44 44c5 5 16 5 22 0l49-50c3-3 7-4 11-4 3 0 5 1 8 2 22 13 46 23 70 29 7 2 12 8 12 15v70c0 9 7 16 16 16h62c8 0 15-7 15-16v-70c0-7 5-13 12-15 25-6 49-16 71-29 6-4 14-3 19 2l49 50c6 5 16 5 22 0l44-44c6-6 6-16 0-22l-49-50c-5-5-6-12-2-19 13-22 23-45 29-70 1-7 8-12 15-12h70c4 0 8-2 11-5 2-3 4-6 4-11v-62c0-8-7-15-15-15h-70c-7 0-14-5-15-12-6-25-16-49-29-71-4-6-3-14 2-19l49-49c3-3 5-7 5-11s-2-8-5-11l-44-44c-6-6-16-6-22 0l-49 49c-5 6-13 7-19 3-22-14-46-24-71-30-7-1-12-7-12-15v-69c0-9-7-16-15-16zM341 202c77 0 140 62 140 140s-63 141-140 141-140-63-140-141 63-140 140-140z">
            <text:p/>
          </draw:path>
          <draw:path draw:style-name="gr8" draw:text-style-name="P6" draw:layer="layout" svg:width="0.681cm" svg:height="0.682cm" svg:x="12.437cm" svg:y="10.793cm" svg:viewBox="0 0 682 683" svg:d="M310 0c-9 0-16 7-16 16v69c0 8-5 14-12 15-24 7-48 16-70 30-6 4-14 3-19-2l-49-50c-6-6-17-6-22 0l-44 44c-6 6-6 16 0 22l49 49c5 5 6 13 2 19-13 22-23 46-29 71-2 7-8 12-15 12h-70c-4 0-8 1-11 4s-4 7-4 11v62c0 9 7 16 15 16h70c7 0 13 5 15 12 6 25 16 48 29 70 4 7 3 14-2 19l-49 50c-3 3-5 7-5 11s2 8 5 11l44 44c5 5 16 5 22 0l49-50c3-3 7-4 11-4 3 0 5 1 8 2 22 13 46 23 70 29 7 2 12 8 12 15v70c0 9 7 16 16 16h62c8 0 15-7 15-16v-70c0-7 5-13 12-15 25-6 49-16 71-29 6-4 14-3 19 2l49 50c6 5 16 5 22 0l44-44c6-6 6-16 0-22l-49-50c-5-5-6-12-2-19 13-22 23-45 29-70 1-7 8-12 15-12h70c4 0 8-2 11-5 2-3 4-6 4-11v-62c0-8-7-15-15-15h-70c-7 0-14-5-15-12-6-25-16-49-29-71-4-6-3-14 2-19l49-49c3-3 5-7 5-11s-2-8-5-11l-44-44c-6-6-16-6-22 0l-49 49c-5 6-13 7-19 3-22-14-46-24-71-30-7-1-12-7-12-15v-69c0-9-7-16-15-16z">
            <text:p/>
          </draw:path>
          <draw:path draw:style-name="gr8" draw:text-style-name="P6" draw:layer="layout" svg:width="0.279cm" svg:height="0.28cm" svg:x="12.638cm" svg:y="10.995cm" svg:viewBox="0 0 280 281" svg:d="M140 0c77 0 140 62 140 140s-63 141-140 141-140-63-140-141 63-140 140-140z">
            <text:p/>
          </draw:path>
        </draw:g>
        <draw:frame draw:style-name="gr15" draw:text-style-name="P11" draw:layer="layout" svg:width="2.673cm" svg:height="0.374cm" svg:x="11.353cm" svg:y="10.206cm">
          <draw:text-box>
            <text:p><text:span text:style-name="T2">mysqld_exporter</text:span></text:p>
          </draw:text-box>
        </draw:frame>
        <draw:g xml:id="id38" draw:id="id38">
          <draw:path draw:style-name="gr7" draw:text-style-name="P5" draw:layer="layout" svg:width="0.681cm" svg:height="0.681cm" svg:x="12.284cm" svg:y="12.585cm" svg:viewBox="0 0 682 682" svg:d="M310 0c-9 0-16 7-16 15v70c0 7-5 13-12 15-25 6-48 16-70 29-6 4-14 3-19-2l-50-49c-6-6-16-6-22 0l-43 43c-7 6-7 16 0 22l49 50c5 5 6 13 2 19-13 22-23 45-29 70-2 7-8 12-15 12h-70c-4 0-8 2-11 5s-4 7-4 11v62c0 8 7 15 15 15h70c7 0 13 5 15 12 6 25 16 49 29 71 4 6 3 14-2 19l-49 49c-3 3-5 7-5 11s2 8 5 11l43 44c6 6 16 6 22 0l50-49c3-3 7-5 11-5 2 0 5 1 8 2 22 14 45 24 70 30 7 1 12 8 12 15v69c0 9 7 16 16 16h62c8 0 15-7 15-16v-69c0-7 5-14 12-15 25-6 49-16 71-30 6-3 14-2 19 3l49 49c6 6 16 6 22 0l44-44c6-6 6-16 0-22l-49-49c-5-5-6-13-3-19 14-22 24-46 30-71 1-7 8-12 15-12h69c4 0 8-1 11-4s5-7 5-11v-62c0-9-7-16-16-16h-69c-7 0-14-5-15-12-6-25-16-48-30-70-3-6-2-14 3-19l49-50c3-3 4-7 4-11s-1-8-4-11l-44-43c-6-6-16-6-22 0l-49 49c-5 5-13 6-19 2-22-13-46-23-71-29-7-2-12-8-12-15v-70c0-8-7-15-15-15zM341 201c77 0 140 63 140 140 0 78-63 141-140 141s-140-63-140-141c0-77 63-140 140-140z">
            <text:p/>
          </draw:path>
          <draw:path draw:style-name="gr8" draw:text-style-name="P6" draw:layer="layout" svg:width="0.681cm" svg:height="0.681cm" svg:x="12.284cm" svg:y="12.585cm" svg:viewBox="0 0 682 682" svg:d="M310 0c-9 0-16 7-16 15v70c0 7-5 13-12 15-25 6-48 16-70 29-6 4-14 3-19-2l-50-49c-6-6-16-6-22 0l-43 43c-7 6-7 16 0 22l49 50c5 5 6 13 2 19-13 22-23 45-29 70-2 7-8 12-15 12h-70c-4 0-8 2-11 5s-4 7-4 11v62c0 8 7 15 15 15h70c7 0 13 5 15 12 6 25 16 49 29 71 4 6 3 14-2 19l-49 49c-3 3-5 7-5 11s2 8 5 11l43 44c6 6 16 6 22 0l50-49c3-3 7-5 11-5 2 0 5 1 8 2 22 14 45 24 70 30 7 1 12 8 12 15v69c0 9 7 16 16 16h62c8 0 15-7 15-16v-69c0-7 5-14 12-15 25-6 49-16 71-30 6-3 14-2 19 3l49 49c6 6 16 6 22 0l44-44c6-6 6-16 0-22l-49-49c-5-5-6-13-3-19 14-22 24-46 30-71 1-7 8-12 15-12h69c4 0 8-1 11-4s5-7 5-11v-62c0-9-7-16-16-16h-69c-7 0-14-5-15-12-6-25-16-48-30-70-3-6-2-14 3-19l49-50c3-3 4-7 4-11s-1-8-4-11l-44-43c-6-6-16-6-22 0l-49 49c-5 5-13 6-19 2-22-13-46-23-71-29-7-2-12-8-12-15v-70c0-8-7-15-15-15z">
            <text:p/>
          </draw:path>
          <draw:path draw:style-name="gr8" draw:text-style-name="P6" draw:layer="layout" svg:width="0.279cm" svg:height="0.28cm" svg:x="12.485cm" svg:y="12.786cm" svg:viewBox="0 0 280 281" svg:d="M140 0c77 0 140 63 140 140 0 78-63 141-140 141s-140-63-140-141c0-77 63-140 140-140z">
            <text:p/>
          </draw:path>
          <draw:path draw:style-name="gr7" draw:text-style-name="P5" draw:layer="layout" svg:width="0.681cm" svg:height="0.682cm" svg:x="12.437cm" svg:y="12.671cm" svg:viewBox="0 0 682 683" svg:d="M310 0c-9 0-16 7-16 16v70c0 7-5 13-12 15-24 6-48 16-70 29-6 4-14 3-19-2l-49-50c-6-5-17-5-22 0l-44 44c-6 6-6 16 0 22l49 49c5 6 6 13 2 20-13 21-23 45-29 70-2 7-8 12-15 12h-70c-4 0-8 2-11 5-3 2-4 6-4 11v62c0 8 7 15 15 15h70c7 0 13 5 15 12 6 25 16 49 29 71 4 6 3 14-2 19l-49 49c-3 3-5 7-5 11s2 8 5 11l44 44c5 6 16 6 22 0l49-50c3-3 7-4 11-4 3 0 5 1 8 2 22 14 46 23 70 29 7 2 12 8 12 16v69c0 9 7 16 16 16h62c8 0 15-7 15-16v-69c0-8 5-14 12-16 25-6 49-15 71-29 6-4 14-3 19 2l49 50c6 6 16 6 22 0l44-44c6-6 6-16 0-22l-49-49c-5-5-6-13-2-19 13-22 23-46 29-71 1-7 8-12 15-12h70c4 0 8-2 11-5 2-2 4-6 4-10v-62c0-9-7-16-15-16h-70c-7 0-14-5-15-12-6-25-16-49-29-70-4-7-3-14 2-20l49-49c3-3 5-7 5-11s-2-8-5-11l-44-44c-6-5-16-5-22 0l-49 50c-5 5-13 6-19 2-22-13-46-23-71-29-7-2-12-8-12-15v-70c0-9-7-16-15-16zM341 202c77 0 140 63 140 140 0 78-63 141-140 141s-140-63-140-141c0-77 63-140 140-140z">
            <text:p/>
          </draw:path>
          <draw:path draw:style-name="gr8" draw:text-style-name="P6" draw:layer="layout" svg:width="0.681cm" svg:height="0.682cm" svg:x="12.437cm" svg:y="12.671cm" svg:viewBox="0 0 682 683" svg:d="M310 0c-9 0-16 7-16 16v70c0 7-5 13-12 15-24 6-48 16-70 29-6 4-14 3-19-2l-49-50c-6-5-17-5-22 0l-44 44c-6 6-6 16 0 22l49 49c5 6 6 13 2 20-13 21-23 45-29 70-2 7-8 12-15 12h-70c-4 0-8 2-11 5-3 2-4 6-4 11v62c0 8 7 15 15 15h70c7 0 13 5 15 12 6 25 16 49 29 71 4 6 3 14-2 19l-49 49c-3 3-5 7-5 11s2 8 5 11l44 44c5 6 16 6 22 0l49-50c3-3 7-4 11-4 3 0 5 1 8 2 22 14 46 23 70 29 7 2 12 8 12 16v69c0 9 7 16 16 16h62c8 0 15-7 15-16v-69c0-8 5-14 12-16 25-6 49-15 71-29 6-4 14-3 19 2l49 50c6 6 16 6 22 0l44-44c6-6 6-16 0-22l-49-49c-5-5-6-13-2-19 13-22 23-46 29-71 1-7 8-12 15-12h70c4 0 8-2 11-5 2-2 4-6 4-10v-62c0-9-7-16-15-16h-70c-7 0-14-5-15-12-6-25-16-49-29-70-4-7-3-14 2-20l49-49c3-3 5-7 5-11s-2-8-5-11l-44-44c-6-5-16-5-22 0l-49 50c-5 5-13 6-19 2-22-13-46-23-71-29-7-2-12-8-12-15v-70c0-9-7-16-15-16z">
            <text:p/>
          </draw:path>
          <draw:path draw:style-name="gr8" draw:text-style-name="P6" draw:layer="layout" svg:width="0.279cm" svg:height="0.28cm" svg:x="12.638cm" svg:y="12.873cm" svg:viewBox="0 0 280 281" svg:d="M140 0c77 0 140 63 140 140 0 78-63 141-140 141s-140-63-140-141c0-77 63-140 140-140z">
            <text:p/>
          </draw:path>
        </draw:g>
        <draw:frame draw:style-name="gr17" draw:text-style-name="P11" draw:layer="layout" svg:width="3.029cm" svg:height="0.374cm" svg:x="11.175cm" svg:y="12.084cm">
          <draw:text-box>
            <text:p><text:span text:style-name="T2">mongodb_exporte</text:span><text:span text:style-name="T2">r</text:span></text:p>
          </draw:text-box>
        </draw:frame>
        <draw:g xml:id="id39" draw:id="id39">
          <draw:path draw:style-name="gr7" draw:text-style-name="P5" draw:layer="layout" svg:width="0.681cm" svg:height="0.681cm" svg:x="12.284cm" svg:y="14.468cm" svg:viewBox="0 0 682 682" svg:d="M310 0c-9 0-16 7-16 15v70c0 7-5 13-12 15-25 6-48 16-70 29-6 4-14 3-19-2l-50-49c-6-6-16-6-22 0l-43 44c-7 6-7 16 0 22l49 49c5 5 6 13 2 19-13 22-23 46-29 71-2 7-8 11-15 11h-70c-4 0-8 2-11 5s-4 7-4 11v62c0 9 7 15 15 15h70c7 0 13 5 15 12 6 25 16 49 29 71 4 6 3 14-2 19l-49 49c-3 3-5 7-5 11s2 8 5 11l43 44c6 6 16 6 22 0l50-49c3-3 7-5 11-5 2 0 5 1 8 3 22 13 45 23 70 29 7 2 12 8 12 15v70c0 8 7 15 16 15h62c8 0 15-7 15-15v-70c0-7 5-13 12-15 25-6 49-16 71-29 6-4 14-3 19 2l49 49c6 6 16 6 22 0l44-44c6-6 6-16 0-22l-49-49c-5-5-6-13-3-19 14-22 24-46 30-71 1-7 8-12 15-12h69c4 0 8-1 11-4s5-7 5-11v-62c0-9-7-16-16-16h-69c-7 0-14-4-15-11-6-25-16-49-30-71-3-6-2-14 3-19l49-49c3-3 4-7 4-11s-1-8-4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284cm" svg:y="14.468cm" svg:viewBox="0 0 682 682" svg:d="M310 0c-9 0-16 7-16 15v70c0 7-5 13-12 15-25 6-48 16-70 29-6 4-14 3-19-2l-50-49c-6-6-16-6-22 0l-43 44c-7 6-7 16 0 22l49 49c5 5 6 13 2 19-13 22-23 46-29 71-2 7-8 11-15 11h-70c-4 0-8 2-11 5s-4 7-4 11v62c0 9 7 15 15 15h70c7 0 13 5 15 12 6 25 16 49 29 71 4 6 3 14-2 19l-49 49c-3 3-5 7-5 11s2 8 5 11l43 44c6 6 16 6 22 0l50-49c3-3 7-5 11-5 2 0 5 1 8 3 22 13 45 23 70 29 7 2 12 8 12 15v70c0 8 7 15 16 15h62c8 0 15-7 15-15v-70c0-7 5-13 12-15 25-6 49-16 71-29 6-4 14-3 19 2l49 49c6 6 16 6 22 0l44-44c6-6 6-16 0-22l-49-49c-5-5-6-13-3-19 14-22 24-46 30-71 1-7 8-12 15-12h69c4 0 8-1 11-4s5-7 5-11v-62c0-9-7-16-16-16h-69c-7 0-14-4-15-11-6-25-16-49-30-71-3-6-2-14 3-19l49-49c3-3 4-7 4-11s-1-8-4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12.485cm" svg:y="14.669cm" svg:viewBox="0 0 280 281" svg:d="M140 0c77 0 140 63 140 141 0 77-63 140-140 140s-140-63-140-140c0-78 63-141 140-141z">
            <text:p/>
          </draw:path>
          <draw:path draw:style-name="gr7" draw:text-style-name="P5" draw:layer="layout" svg:width="0.681cm" svg:height="0.681cm" svg:x="12.437cm" svg:y="14.555cm" svg:viewBox="0 0 682 682" svg:d="M310 0c-9 0-16 7-16 15v70c0 7-5 13-12 15-24 6-48 16-70 29-6 4-14 3-19-2l-49-49c-6-6-17-6-22 0l-44 43c-6 7-6 16 0 22l49 50c5 5 6 13 2 19-13 22-23 46-29 70-2 7-8 12-15 12h-70c-4 0-8 2-11 5s-4 7-4 11v62c0 8 7 15 15 15h70c7 0 13 5 15 12 6 25 16 49 29 71 4 6 3 14-2 19l-49 49c-3 3-5 7-5 11s2 8 5 11l44 44c5 6 16 6 22 0l49-49c3-3 7-5 11-5 3 0 5 1 8 2 22 14 46 24 70 30 7 1 12 8 12 15v69c0 9 7 16 16 16h62c8 0 15-7 15-16v-69c0-7 5-14 12-15 25-6 49-16 71-30 6-3 14-2 19 3l49 49c6 6 16 6 22 0l44-44c6-6 6-16 0-22l-49-49c-5-5-6-13-2-19 13-22 23-46 29-71 1-7 8-12 15-12h70c4 0 8-1 11-4 2-3 4-7 4-11v-62c0-9-7-16-15-16h-70c-7 0-14-5-15-12-6-25-16-48-29-70-4-6-3-14 2-19l49-50c3-2 5-6 5-11 0-4-2-8-5-11l-44-43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437cm" svg:y="14.555cm" svg:viewBox="0 0 682 682" svg:d="M310 0c-9 0-16 7-16 15v70c0 7-5 13-12 15-24 6-48 16-70 29-6 4-14 3-19-2l-49-49c-6-6-17-6-22 0l-44 43c-6 7-6 16 0 22l49 50c5 5 6 13 2 19-13 22-23 46-29 70-2 7-8 12-15 12h-70c-4 0-8 2-11 5s-4 7-4 11v62c0 8 7 15 15 15h70c7 0 13 5 15 12 6 25 16 49 29 71 4 6 3 14-2 19l-49 49c-3 3-5 7-5 11s2 8 5 11l44 44c5 6 16 6 22 0l49-49c3-3 7-5 11-5 3 0 5 1 8 2 22 14 46 24 70 30 7 1 12 8 12 15v69c0 9 7 16 16 16h62c8 0 15-7 15-16v-69c0-7 5-14 12-15 25-6 49-16 71-30 6-3 14-2 19 3l49 49c6 6 16 6 22 0l44-44c6-6 6-16 0-22l-49-49c-5-5-6-13-2-19 13-22 23-46 29-71 1-7 8-12 15-12h70c4 0 8-1 11-4 2-3 4-7 4-11v-62c0-9-7-16-15-16h-70c-7 0-14-5-15-12-6-25-16-48-29-70-4-6-3-14 2-19l49-50c3-2 5-6 5-11 0-4-2-8-5-11l-44-43c-6-6-16-6-22 0l-49 49c-5 5-13 6-19 2-22-13-46-23-71-29-7-2-12-8-12-15v-70c0-8-7-15-15-15z">
            <text:p/>
          </draw:path>
          <draw:path draw:style-name="gr8" draw:text-style-name="P6" draw:layer="layout" svg:width="0.279cm" svg:height="0.28cm" svg:x="12.638cm" svg:y="14.756cm" svg:viewBox="0 0 280 281" svg:d="M140 0c77 0 140 63 140 141 0 77-63 140-140 140s-140-63-140-140c0-78 63-141 140-141z">
            <text:p/>
          </draw:path>
        </draw:g>
        <draw:frame draw:style-name="gr18" draw:text-style-name="P11" draw:layer="layout" svg:width="2.313cm" svg:height="0.374cm" svg:x="11.533cm" svg:y="13.967cm">
          <draw:text-box>
            <text:p><text:span text:style-name="T2">node_exporter</text:span></text:p>
          </draw:text-box>
        </draw:frame>
        <draw:g xml:id="id41" draw:id="id41">
          <draw:path draw:style-name="gr7" draw:text-style-name="P5" draw:layer="layout" svg:width="0.681cm" svg:height="0.681cm" svg:x="12.284cm" svg:y="18.207cm" svg:viewBox="0 0 682 682" svg:d="M310 0c-9 0-16 7-16 15v70c0 7-5 13-12 15-25 6-48 16-70 29-6 4-14 3-19-2l-50-49c-6-6-16-6-22 0l-43 44c-7 6-7 16 0 22l49 49c5 5 6 13 2 19-13 22-23 46-29 71-2 7-8 12-15 12h-70c-4 0-8 1-11 4s-4 7-4 11v62c0 9 7 16 15 16h70c7 0 13 4 15 11 6 25 16 49 29 71 4 6 3 14-2 19l-49 49c-3 3-5 7-5 11 0 5 2 9 5 11l43 44c6 6 16 6 22 0l50-49c3-3 7-5 11-5 2 0 5 1 8 3 22 13 45 23 70 29 7 2 12 8 12 15v70c0 8 7 15 16 15h62c8 0 15-7 15-15v-70c0-7 5-13 12-15 25-6 49-16 71-29 6-4 14-3 19 2l49 49c6 6 16 6 22 0l44-44c6-6 6-16 0-22l-49-49c-5-5-6-13-3-19 14-22 24-46 30-71 1-7 8-11 15-11h69c4 0 8-2 11-5s5-7 5-11v-62c0-9-7-15-16-15h-69c-7 0-14-5-15-12-6-25-16-49-30-71-3-6-2-14 3-19l49-49c3-3 4-7 4-11s-1-8-4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284cm" svg:y="18.207cm" svg:viewBox="0 0 682 682" svg:d="M310 0c-9 0-16 7-16 15v70c0 7-5 13-12 15-25 6-48 16-70 29-6 4-14 3-19-2l-50-49c-6-6-16-6-22 0l-43 44c-7 6-7 16 0 22l49 49c5 5 6 13 2 19-13 22-23 46-29 71-2 7-8 12-15 12h-70c-4 0-8 1-11 4s-4 7-4 11v62c0 9 7 16 15 16h70c7 0 13 4 15 11 6 25 16 49 29 71 4 6 3 14-2 19l-49 49c-3 3-5 7-5 11 0 5 2 9 5 11l43 44c6 6 16 6 22 0l50-49c3-3 7-5 11-5 2 0 5 1 8 3 22 13 45 23 70 29 7 2 12 8 12 15v70c0 8 7 15 16 15h62c8 0 15-7 15-15v-70c0-7 5-13 12-15 25-6 49-16 71-29 6-4 14-3 19 2l49 49c6 6 16 6 22 0l44-44c6-6 6-16 0-22l-49-49c-5-5-6-13-3-19 14-22 24-46 30-71 1-7 8-11 15-11h69c4 0 8-2 11-5s5-7 5-11v-62c0-9-7-15-16-15h-69c-7 0-14-5-15-12-6-25-16-49-30-71-3-6-2-14 3-19l49-49c3-3 4-7 4-11s-1-8-4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12.485cm" svg:y="18.408cm" svg:viewBox="0 0 280 281" svg:d="M140 0c77 0 140 63 140 141 0 77-63 140-140 140s-140-63-140-140c0-78 63-141 140-141z">
            <text:p/>
          </draw:path>
          <draw:path draw:style-name="gr7" draw:text-style-name="P5" draw:layer="layout" svg:width="0.681cm" svg:height="0.681cm" svg:x="12.437cm" svg:y="18.294cm" svg:viewBox="0 0 682 682" svg:d="M310 0c-9 0-16 7-16 15v70c0 7-5 13-12 15-24 6-48 16-70 29-6 4-14 3-19-2l-49-49c-6-6-17-6-22 0l-44 44c-6 6-6 15 0 22l49 49c5 5 6 13 2 19-13 22-23 46-29 70-2 7-8 12-15 12h-70c-4 0-8 2-11 5s-4 7-4 11v62c0 8 7 15 15 15h70c7 0 13 5 15 12 6 25 16 49 29 71 4 6 3 14-2 19l-49 49c-3 3-5 7-5 11s2 8 5 11l44 44c5 6 16 6 22 0l49-49c3-3 7-5 11-5 3 0 5 1 8 2 22 14 46 24 70 30 7 1 12 8 12 15v70c0 8 7 15 16 15h62c8 0 15-7 15-15v-70c0-7 5-14 12-15 25-6 49-16 71-30 6-3 14-2 19 3l49 49c6 6 16 6 22 0l44-44c6-6 6-16 0-22l-49-49c-5-5-6-13-2-19 13-22 23-46 29-71 1-7 8-12 15-12h70c4 0 8-1 11-4 2-3 4-7 4-11v-62c0-9-7-16-15-16h-70c-7 0-14-5-15-12-6-24-16-48-29-70-4-6-3-14 2-19l49-50c3-2 5-6 5-10 0-5-2-9-5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437cm" svg:y="18.294cm" svg:viewBox="0 0 682 682" svg:d="M310 0c-9 0-16 7-16 15v70c0 7-5 13-12 15-24 6-48 16-70 29-6 4-14 3-19-2l-49-49c-6-6-17-6-22 0l-44 44c-6 6-6 15 0 22l49 49c5 5 6 13 2 19-13 22-23 46-29 70-2 7-8 12-15 12h-70c-4 0-8 2-11 5s-4 7-4 11v62c0 8 7 15 15 15h70c7 0 13 5 15 12 6 25 16 49 29 71 4 6 3 14-2 19l-49 49c-3 3-5 7-5 11s2 8 5 11l44 44c5 6 16 6 22 0l49-49c3-3 7-5 11-5 3 0 5 1 8 2 22 14 46 24 70 30 7 1 12 8 12 15v70c0 8 7 15 16 15h62c8 0 15-7 15-15v-70c0-7 5-14 12-15 25-6 49-16 71-30 6-3 14-2 19 3l49 49c6 6 16 6 22 0l44-44c6-6 6-16 0-22l-49-49c-5-5-6-13-2-19 13-22 23-46 29-71 1-7 8-12 15-12h70c4 0 8-1 11-4 2-3 4-7 4-11v-62c0-9-7-16-15-16h-70c-7 0-14-5-15-12-6-24-16-48-29-70-4-6-3-14 2-19l49-50c3-2 5-6 5-10 0-5-2-9-5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12.638cm" svg:y="18.495cm" svg:viewBox="0 0 280 281" svg:d="M140 0c77 0 140 63 140 141 0 77-63 140-140 140s-140-63-140-140c0-78 63-141 140-141z">
            <text:p/>
          </draw:path>
        </draw:g>
        <draw:frame draw:style-name="gr19" draw:text-style-name="P11" draw:layer="layout" svg:width="2.86cm" svg:height="0.374cm" svg:x="11.259cm" svg:y="17.707cm">
          <draw:text-box>
            <text:p><text:span text:style-name="T2">proxysql_exporter</text:span></text:p>
          </draw:text-box>
        </draw:frame>
        <draw:g xml:id="id42" draw:id="id42">
          <draw:path draw:style-name="gr7" draw:text-style-name="P5" draw:layer="layout" svg:width="0.681cm" svg:height="0.681cm" svg:x="12.284cm" svg:y="20.064cm" svg:viewBox="0 0 682 682" svg:d="M310 0c-9 0-16 7-16 16v69c0 7-5 14-12 15-25 6-48 16-70 30-6 3-14 2-19-3l-50-49c-6-6-16-6-22 0l-43 44c-7 6-7 16 0 22l49 49c5 5 6 13 2 19-13 22-23 46-29 71-2 7-8 12-15 12h-70c-4 0-8 1-11 4s-4 7-4 11v62c0 9 7 16 15 16h70c7 0 13 5 15 12 6 25 16 48 29 70 4 6 3 14-2 19l-49 50c-3 3-5 7-5 11s2 8 5 11l43 43c6 6 16 6 22 0l50-49c3-3 7-4 11-4 2 0 5 0 8 2 22 13 45 23 70 29 7 2 12 8 12 15v70c0 9 7 15 16 15h62c8 0 15-6 15-15v-70c0-7 5-13 12-15 25-6 49-16 71-29 6-4 14-3 19 2l49 49c6 6 16 6 22 0l44-43c6-6 6-16 0-22l-49-50c-5-5-6-13-3-19 14-22 24-45 30-70 1-7 8-12 15-12h69c4 0 8-2 11-5s5-7 5-11v-62c0-8-7-15-16-15h-69c-7 0-14-5-15-12-6-25-16-49-30-71-3-6-2-14 3-19l49-49c3-3 4-7 4-11s-1-8-4-11l-44-44c-6-6-16-6-22 0l-49 49c-5 5-13 6-19 3-22-14-46-24-71-30-7-1-12-8-12-15v-69c0-9-7-16-15-16zM341 201c77 0 140 63 140 141s-63 141-140 141-140-63-140-141 63-141 140-141z">
            <text:p/>
          </draw:path>
          <draw:path draw:style-name="gr8" draw:text-style-name="P6" draw:layer="layout" svg:width="0.681cm" svg:height="0.681cm" svg:x="12.284cm" svg:y="20.064cm" svg:viewBox="0 0 682 682" svg:d="M310 0c-9 0-16 7-16 16v69c0 7-5 14-12 15-25 6-48 16-70 30-6 3-14 2-19-3l-50-49c-6-6-16-6-22 0l-43 44c-7 6-7 16 0 22l49 49c5 5 6 13 2 19-13 22-23 46-29 71-2 7-8 12-15 12h-70c-4 0-8 1-11 4s-4 7-4 11v62c0 9 7 16 15 16h70c7 0 13 5 15 12 6 25 16 48 29 70 4 6 3 14-2 19l-49 50c-3 3-5 7-5 11s2 8 5 11l43 43c6 6 16 6 22 0l50-49c3-3 7-4 11-4 2 0 5 0 8 2 22 13 45 23 70 29 7 2 12 8 12 15v70c0 9 7 15 16 15h62c8 0 15-6 15-15v-70c0-7 5-13 12-15 25-6 49-16 71-29 6-4 14-3 19 2l49 49c6 6 16 6 22 0l44-43c6-6 6-16 0-22l-49-50c-5-5-6-13-3-19 14-22 24-45 30-70 1-7 8-12 15-12h69c4 0 8-2 11-5s5-7 5-11v-62c0-8-7-15-16-15h-69c-7 0-14-5-15-12-6-25-16-49-30-71-3-6-2-14 3-19l49-49c3-3 4-7 4-11s-1-8-4-11l-44-44c-6-6-16-6-22 0l-49 49c-5 5-13 6-19 3-22-14-46-24-71-30-7-1-12-8-12-15v-69c0-9-7-16-15-16z">
            <text:p/>
          </draw:path>
          <draw:path draw:style-name="gr8" draw:text-style-name="P6" draw:layer="layout" svg:width="0.279cm" svg:height="0.281cm" svg:x="12.485cm" svg:y="20.265cm" svg:viewBox="0 0 280 282" svg:d="M140 0c77 0 140 63 140 141s-63 141-140 141-140-63-140-141 63-141 140-141z">
            <text:p/>
          </draw:path>
          <draw:path draw:style-name="gr7" draw:text-style-name="P5" draw:layer="layout" svg:width="0.681cm" svg:height="0.681cm" svg:x="12.437cm" svg:y="20.151cm" svg:viewBox="0 0 682 682" svg:d="M310 0c-9 0-16 7-16 15v70c0 7-5 14-12 15-24 6-48 16-70 29-6 4-14 3-19-2l-49-49c-6-6-17-6-22 0l-44 44c-6 6-6 16 0 22l49 49c5 5 6 13 2 19-13 22-23 46-29 71-2 7-8 12-15 12h-70c-4 0-8 1-11 4s-4 7-4 11v62c0 9 7 16 15 16h70c7 0 13 5 15 11 6 25 16 49 29 71 4 6 3 14-2 19l-49 49c-3 3-5 7-5 11 0 5 2 9 5 11l44 44c5 6 16 6 22 0l49-49c3-3 7-5 11-5 3 0 5 1 8 3 22 13 46 23 70 29 7 2 12 8 12 15v70c0 8 7 15 16 15h62c8 0 15-7 15-15v-70c0-7 5-13 12-15 25-6 49-16 71-29 6-4 14-3 19 2l49 49c6 6 16 6 22 0l44-44c6-6 6-15 0-22l-49-49c-5-5-6-13-2-19 13-22 23-46 29-71 1-6 8-11 15-11h70c4 0 8-2 11-5 2-3 4-7 4-11v-62c0-8-7-15-15-15h-70c-7 0-14-5-15-12-6-25-16-49-29-71-4-6-3-14 2-19l49-49c3-3 5-7 5-11s-2-8-5-11l-44-44c-6-6-16-6-22 0l-49 49c-5 5-13 6-19 2-22-13-46-23-71-29-7-1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437cm" svg:y="20.151cm" svg:viewBox="0 0 682 682" svg:d="M310 0c-9 0-16 7-16 15v70c0 7-5 14-12 15-24 6-48 16-70 29-6 4-14 3-19-2l-49-49c-6-6-17-6-22 0l-44 44c-6 6-6 16 0 22l49 49c5 5 6 13 2 19-13 22-23 46-29 71-2 7-8 12-15 12h-70c-4 0-8 1-11 4s-4 7-4 11v62c0 9 7 16 15 16h70c7 0 13 5 15 11 6 25 16 49 29 71 4 6 3 14-2 19l-49 49c-3 3-5 7-5 11 0 5 2 9 5 11l44 44c5 6 16 6 22 0l49-49c3-3 7-5 11-5 3 0 5 1 8 3 22 13 46 23 70 29 7 2 12 8 12 15v70c0 8 7 15 16 15h62c8 0 15-7 15-15v-70c0-7 5-13 12-15 25-6 49-16 71-29 6-4 14-3 19 2l49 49c6 6 16 6 22 0l44-44c6-6 6-15 0-22l-49-49c-5-5-6-13-2-19 13-22 23-46 29-71 1-6 8-11 15-11h70c4 0 8-2 11-5 2-3 4-7 4-11v-62c0-8-7-15-15-15h-70c-7 0-14-5-15-12-6-25-16-49-29-71-4-6-3-14 2-19l49-49c3-3 5-7 5-11s-2-8-5-11l-44-44c-6-6-16-6-22 0l-49 49c-5 5-13 6-19 2-22-13-46-23-71-29-7-1-12-8-12-15v-70c0-8-7-15-15-15z">
            <text:p/>
          </draw:path>
          <draw:path draw:style-name="gr8" draw:text-style-name="P6" draw:layer="layout" svg:width="0.279cm" svg:height="0.28cm" svg:x="12.638cm" svg:y="20.352cm" svg:viewBox="0 0 280 281" svg:d="M140 0c77 0 140 63 140 141 0 77-63 140-140 140s-140-63-140-140c0-78 63-141 140-141z">
            <text:p/>
          </draw:path>
        </draw:g>
        <draw:frame draw:style-name="gr20" draw:text-style-name="P11" draw:layer="layout" svg:width="2.013cm" svg:height="0.374cm" svg:x="11.683cm" svg:y="19.564cm">
          <draw:text-box>
            <text:p><text:span text:style-name="T2">rds_exporter</text:span></text:p>
          </draw:text-box>
        </draw:frame>
        <draw:g xml:id="id40" draw:id="id40">
          <draw:path draw:style-name="gr7" draw:text-style-name="P5" draw:layer="layout" svg:width="0.681cm" svg:height="0.681cm" svg:x="12.284cm" svg:y="16.339cm" svg:viewBox="0 0 682 682" svg:d="M310 0c-9 0-16 7-16 15v70c0 7-5 14-12 15-25 6-48 16-70 30-6 3-14 2-19-3l-50-49c-6-6-16-6-22 0l-43 44c-7 6-7 16 0 22l49 49c5 5 6 13 2 19-13 22-23 46-29 71-2 7-8 12-15 12h-70c-4 0-8 1-11 4s-4 7-4 11v62c0 9 7 16 15 16h70c7 0 13 5 15 12 6 24 16 48 29 70 4 6 3 14-2 19l-49 50c-3 2-5 6-5 10 0 5 2 9 5 11l43 44c6 6 16 6 22 0l50-49c3-3 7-5 11-5 2 0 5 1 8 3 22 13 45 23 70 29 7 2 12 8 12 15v70c0 8 7 15 16 15h62c8 0 15-7 15-15v-70c0-7 5-13 12-15 25-6 49-16 71-29 6-4 14-3 19 2l49 49c6 6 16 6 22 0l44-44c6-6 6-15 0-21l-49-50c-5-5-6-13-3-19 14-22 24-46 30-70 1-7 8-12 15-12h69c4 0 8-2 11-5s5-7 5-11v-62c0-8-7-15-16-15h-69c-7 0-14-5-15-12-6-25-16-49-30-71-3-6-2-14 3-19l49-49c3-3 4-7 4-11s-1-8-4-11l-44-44c-6-6-16-6-22 0l-49 49c-5 5-13 6-19 2-22-13-46-23-71-29-7-1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284cm" svg:y="16.339cm" svg:viewBox="0 0 682 682" svg:d="M310 0c-9 0-16 7-16 15v70c0 7-5 14-12 15-25 6-48 16-70 30-6 3-14 2-19-3l-50-49c-6-6-16-6-22 0l-43 44c-7 6-7 16 0 22l49 49c5 5 6 13 2 19-13 22-23 46-29 71-2 7-8 12-15 12h-70c-4 0-8 1-11 4s-4 7-4 11v62c0 9 7 16 15 16h70c7 0 13 5 15 12 6 24 16 48 29 70 4 6 3 14-2 19l-49 50c-3 2-5 6-5 10 0 5 2 9 5 11l43 44c6 6 16 6 22 0l50-49c3-3 7-5 11-5 2 0 5 1 8 3 22 13 45 23 70 29 7 2 12 8 12 15v70c0 8 7 15 16 15h62c8 0 15-7 15-15v-70c0-7 5-13 12-15 25-6 49-16 71-29 6-4 14-3 19 2l49 49c6 6 16 6 22 0l44-44c6-6 6-15 0-21l-49-50c-5-5-6-13-3-19 14-22 24-46 30-70 1-7 8-12 15-12h69c4 0 8-2 11-5s5-7 5-11v-62c0-8-7-15-16-15h-69c-7 0-14-5-15-12-6-25-16-49-30-71-3-6-2-14 3-19l49-49c3-3 4-7 4-11s-1-8-4-11l-44-44c-6-6-16-6-22 0l-49 49c-5 5-13 6-19 2-22-13-46-23-71-29-7-1-12-8-12-15v-70c0-8-7-15-15-15z">
            <text:p/>
          </draw:path>
          <draw:path draw:style-name="gr8" draw:text-style-name="P6" draw:layer="layout" svg:width="0.279cm" svg:height="0.28cm" svg:x="12.485cm" svg:y="16.54cm" svg:viewBox="0 0 280 281" svg:d="M140 0c77 0 140 63 140 141 0 77-63 140-140 140s-140-63-140-140c0-78 63-141 140-141z">
            <text:p/>
          </draw:path>
          <draw:path draw:style-name="gr7" draw:text-style-name="P5" draw:layer="layout" svg:width="0.681cm" svg:height="0.681cm" svg:x="12.437cm" svg:y="16.426cm" svg:viewBox="0 0 682 682" svg:d="M310 0c-9 0-16 7-16 15v70c0 7-5 13-12 15-24 6-48 16-70 29-6 4-14 3-19-2l-49-49c-6-6-17-6-22 0l-44 44c-6 6-6 16 0 22l49 49c5 5 6 13 2 19-13 22-23 46-29 71-2 7-8 11-15 11h-70c-4 0-8 2-11 5s-4 7-4 11v62c0 8 7 15 15 15h70c7 0 13 5 15 12 6 25 16 49 29 71 4 6 3 14-2 19l-49 49c-3 3-5 7-5 11s2 8 5 11l44 44c5 6 16 6 22 0l49-49c3-3 7-5 11-5 3 0 5 1 8 3 22 13 46 23 70 29 7 2 12 8 12 15v70c0 8 7 15 16 15h62c8 0 15-7 15-15v-70c0-7 5-13 12-15 25-6 49-16 71-29 6-4 14-3 19 2l49 49c6 6 16 6 22 0l44-44c6-6 6-16 0-22l-49-49c-5-5-6-13-2-19 13-22 23-46 29-71 1-7 8-12 15-12h70c4 0 8-1 11-4 2-3 4-7 4-11v-62c0-9-7-16-15-16h-70c-7 0-14-4-15-11-6-25-16-49-29-71-4-6-3-14 2-19l49-49c3-3 5-7 5-11s-2-8-5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437cm" svg:y="16.426cm" svg:viewBox="0 0 682 682" svg:d="M310 0c-9 0-16 7-16 15v70c0 7-5 13-12 15-24 6-48 16-70 29-6 4-14 3-19-2l-49-49c-6-6-17-6-22 0l-44 44c-6 6-6 16 0 22l49 49c5 5 6 13 2 19-13 22-23 46-29 71-2 7-8 11-15 11h-70c-4 0-8 2-11 5s-4 7-4 11v62c0 8 7 15 15 15h70c7 0 13 5 15 12 6 25 16 49 29 71 4 6 3 14-2 19l-49 49c-3 3-5 7-5 11s2 8 5 11l44 44c5 6 16 6 22 0l49-49c3-3 7-5 11-5 3 0 5 1 8 3 22 13 46 23 70 29 7 2 12 8 12 15v70c0 8 7 15 16 15h62c8 0 15-7 15-15v-70c0-7 5-13 12-15 25-6 49-16 71-29 6-4 14-3 19 2l49 49c6 6 16 6 22 0l44-44c6-6 6-16 0-22l-49-49c-5-5-6-13-2-19 13-22 23-46 29-71 1-7 8-12 15-12h70c4 0 8-1 11-4 2-3 4-7 4-11v-62c0-9-7-16-15-16h-70c-7 0-14-4-15-11-6-25-16-49-29-71-4-6-3-14 2-19l49-49c3-3 5-7 5-11s-2-8-5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12.638cm" svg:y="16.627cm" svg:viewBox="0 0 280 281" svg:d="M140 0c77 0 140 63 140 141 0 77-63 140-140 140s-140-63-140-140c0-78 63-141 140-141z">
            <text:p/>
          </draw:path>
        </draw:g>
        <draw:frame draw:style-name="gr21" draw:text-style-name="P11" draw:layer="layout" svg:width="3.181cm" svg:height="0.374cm" svg:x="11.199cm" svg:y="15.839cm">
          <draw:text-box>
            <text:p><text:span text:style-name="T2">postgres_exporter</text:span></text:p>
          </draw:text-box>
        </draw:frame>
        <draw:frame draw:style-name="gr22" draw:text-style-name="P13" draw:layer="layout" svg:width="2.059cm" svg:height="0.374cm" svg:x="7.263cm" svg:y="9.348cm">
          <draw:text-box>
            <text:p><text:span text:style-name="T4">pmm-agent</text:span></text:p>
          </draw:text-box>
        </draw:frame>
        <draw:path draw:style-name="gr9" draw:text-style-name="P7" xml:id="id35" draw:id="id35" draw:layer="layout" svg:width="0.703cm" svg:height="0.602cm" svg:x="7.955cm" svg:y="8.393cm" svg:viewBox="0 0 704 603" svg:d="M51 0c-28 0-51 22-51 50v503c0 28 23 50 51 50h603c28 0 50-22 50-50v-503c0-28-22-50-50-50zM101 352l100-101-100-100 50-51 151 151-151 151zM503 402h-201v-50h201z">
          <text:p/>
        </draw:path>
        <draw:frame draw:style-name="gr23" draw:text-style-name="P13" draw:layer="layout" svg:width="2.131cm" svg:height="0.374cm" svg:x="7.241cm" svg:y="7.837cm">
          <draw:text-box>
            <text:p><text:span text:style-name="T4">pmm-admin</text:span></text:p>
          </draw:text-box>
        </draw:frame>
        <draw:connector draw:style-name="gr34" draw:text-style-name="P15" draw:layer="layout" draw:type="curve" svg:x1="8.301cm" svg:y1="10.544cm" svg:x2="12.284cm" svg:y2="11.091cm" draw:start-shape="id36" draw:start-glue-point="2" draw:end-shape="id37" draw:end-glue-point="3" svg:d="M8301 10544c0 365 1327 547 3983 547" svg:viewBox="0 0 3984 548">
          <text:p/>
        </draw:connector>
        <draw:connector draw:style-name="gr34" draw:text-style-name="P15" draw:layer="layout" draw:type="curve" svg:x1="8.301cm" svg:y1="10.544cm" svg:x2="12.284cm" svg:y2="12.969cm" draw:start-shape="id36" draw:start-glue-point="2" draw:end-shape="id38" draw:end-glue-point="3" svg:d="M8301 10544c0 1617 1327 2425 3983 2425" svg:viewBox="0 0 3984 2426">
          <text:p/>
        </draw:connector>
        <draw:connector draw:style-name="gr34" draw:text-style-name="P15" draw:layer="layout" draw:type="curve" svg:x1="8.301cm" svg:y1="10.544cm" svg:x2="12.284cm" svg:y2="14.852cm" draw:start-shape="id36" draw:start-glue-point="2" draw:end-shape="id39" draw:end-glue-point="3" svg:d="M8301 10544c0 2872 1327 4308 3983 4308" svg:viewBox="0 0 3984 4309">
          <text:p/>
        </draw:connector>
        <draw:connector draw:style-name="gr34" draw:text-style-name="P15" draw:layer="layout" draw:type="curve" svg:x1="8.301cm" svg:y1="10.544cm" svg:x2="12.284cm" svg:y2="16.723cm" draw:start-shape="id36" draw:start-glue-point="2" draw:end-shape="id40" draw:end-glue-point="3" svg:d="M8301 10544c0 4120 1327 6179 3983 6179" svg:viewBox="0 0 3984 6180">
          <text:p/>
        </draw:connector>
        <draw:connector draw:style-name="gr34" draw:text-style-name="P15" draw:layer="layout" draw:type="curve" svg:x1="8.301cm" svg:y1="10.544cm" svg:x2="12.284cm" svg:y2="18.591cm" draw:start-shape="id36" draw:start-glue-point="2" draw:end-shape="id41" draw:end-glue-point="3" svg:d="M8301 10544c0 5365 1327 8047 3983 8047" svg:viewBox="0 0 3984 8048">
          <text:p/>
        </draw:connector>
        <draw:connector draw:style-name="gr34" draw:text-style-name="P15" draw:layer="layout" draw:type="curve" svg:x1="8.301cm" svg:y1="10.544cm" svg:x2="12.284cm" svg:y2="20.448cm" draw:start-shape="id36" draw:start-glue-point="2" draw:end-shape="id42" draw:end-glue-point="3" svg:d="M8301 10544c0 6603 1327 9904 3983 9904" svg:viewBox="0 0 3984 9905">
          <text:p/>
        </draw:connector>
        <draw:connector draw:style-name="gr34" draw:text-style-name="P15" draw:layer="layout" draw:type="curve" draw:line-skew="-0.158cm" svg:x1="7.955cm" svg:y1="8.694cm" svg:x2="7.949cm" svg:y2="10.242cm" draw:start-shape="id35" draw:start-glue-point="3" draw:end-shape="id36" draw:end-glue-point="3" svg:d="M7955 8694c-996 0-993 1548-6 1548" svg:viewBox="0 0 748 1549">
          <text:p/>
        </draw:connector>
        <draw:connector draw:style-name="gr34" draw:text-style-name="P15" draw:layer="layout" draw:type="curve" svg:x1="17.738cm" svg:y1="8.304cm" svg:x2="13.119cm" svg:y2="11.091cm" draw:start-shape="id43" draw:start-glue-point="2" draw:end-shape="id37" draw:end-glue-point="1" svg:d="M17738 8304c0 1858-1539 2787-4619 2787" svg:viewBox="0 0 4620 2788">
          <text:p/>
        </draw:connector>
        <draw:connector draw:style-name="gr34" draw:text-style-name="P15" draw:layer="layout" draw:type="curve" svg:x1="17.738cm" svg:y1="8.304cm" svg:x2="13.119cm" svg:y2="12.969cm" draw:start-shape="id43" draw:start-glue-point="2" draw:end-shape="id38" draw:end-glue-point="1" svg:d="M17738 8304c0 3110-1539 4665-4619 4665" svg:viewBox="0 0 4620 4666">
          <text:p/>
        </draw:connector>
        <draw:connector draw:style-name="gr34" draw:text-style-name="P15" draw:layer="layout" draw:type="curve" svg:x1="17.738cm" svg:y1="8.304cm" svg:x2="13.119cm" svg:y2="14.852cm" draw:start-shape="id43" draw:start-glue-point="2" draw:end-shape="id39" draw:end-glue-point="1" svg:d="M17738 8304c0 4366-1539 6548-4619 6548" svg:viewBox="0 0 4620 6549">
          <text:p/>
        </draw:connector>
        <draw:connector draw:style-name="gr34" draw:text-style-name="P15" draw:layer="layout" draw:type="curve" svg:x1="17.738cm" svg:y1="8.304cm" svg:x2="13.119cm" svg:y2="16.723cm" draw:start-shape="id43" draw:start-glue-point="2" draw:end-shape="id40" draw:end-glue-point="1" svg:d="M17738 8304c0 5613-1539 8419-4619 8419" svg:viewBox="0 0 4620 8420">
          <text:p/>
        </draw:connector>
        <draw:connector draw:style-name="gr34" draw:text-style-name="P15" draw:layer="layout" draw:type="curve" svg:x1="17.738cm" svg:y1="8.304cm" svg:x2="13.119cm" svg:y2="18.591cm" draw:start-shape="id43" draw:start-glue-point="2" draw:end-shape="id41" draw:end-glue-point="1" svg:d="M17738 8304c0 6858-1539 10287-4619 10287" svg:viewBox="0 0 4620 10288">
          <text:p/>
        </draw:connector>
        <draw:connector draw:style-name="gr34" draw:text-style-name="P15" draw:layer="layout" draw:type="curve" svg:x1="17.738cm" svg:y1="8.304cm" svg:x2="13.119cm" svg:y2="20.448cm" draw:start-shape="id43" draw:start-glue-point="2" draw:end-shape="id42" draw:end-glue-point="1" svg:d="M17738 8304c0 8096-1539 12144-4619 12144" svg:viewBox="0 0 4620 12145">
          <text:p/>
        </draw:connector>
        <draw:connector draw:style-name="gr34" draw:text-style-name="P15" draw:layer="layout" draw:type="curve" svg:x1="8.659cm" svg:y1="8.694cm" svg:x2="15.893cm" svg:y2="7.224cm" draw:start-shape="id35" draw:start-glue-point="1" draw:end-shape="id43" draw:end-glue-point="3" svg:d="M8659 8694c5416 0 1800-1470 7234-1470" svg:viewBox="0 0 7235 1471">
          <text:p/>
        </draw:connector>
        <draw:connector draw:style-name="gr34" draw:text-style-name="P15" draw:layer="layout" draw:type="curve" svg:x1="8.653cm" svg:y1="10.242cm" svg:x2="15.893cm" svg:y2="7.224cm" draw:start-shape="id36" draw:start-glue-point="1" draw:end-shape="id43" draw:end-glue-point="3" svg:d="M8653 10242c5419 0 1800-3018 7240-3018" svg:viewBox="0 0 7241 3019">
          <text:p/>
        </draw:connector>
        <draw:connector draw:style-name="gr34" draw:text-style-name="P15" draw:layer="layout" draw:type="curve" svg:x1="8.301cm" svg:y1="10.544cm" svg:x2="5.378cm" svg:y2="12.399cm" draw:start-shape="id36" draw:start-glue-point="2" draw:end-shape="id33" draw:end-glue-point="1" svg:d="M8301 10544c0 1237-974 1855-2923 1855" svg:viewBox="0 0 2924 1856">
          <text:p/>
        </draw:connector>
      </draw:page>
      <draw:page draw:name="page4" draw:style-name="dp1" draw:master-page-name="Обычный">
        <draw:polygon draw:style-name="gr44" draw:text-style-name="P1" draw:layer="layout" svg:width="11.177cm" svg:height="16.636cm" svg:x="7.01cm" svg:y="9.55cm" svg:viewBox="0 0 11178 16637" draw:points="0,0 11178,0 11178,16637 0,16637">
          <text:p/>
        </draw:polygon>
        <draw:g xml:id="id48" draw:id="id48">
          <draw:glue-point draw:id="4" svg:x="-3.245cm" svg:y="-3.072cm"/>
          <draw:glue-point draw:id="5" svg:x="-3.245cm" svg:y="1.888cm"/>
          <draw:glue-point draw:id="6" svg:x="-3.245cm" svg:y="-3.072cm"/>
          <draw:glue-point draw:id="7" svg:x="-1.724cm" svg:y="3.541cm"/>
          <draw:glue-point draw:id="8" svg:x="-4.766cm" svg:y="-3.072cm"/>
          <draw:glue-point draw:id="9" svg:x="-1.724cm" svg:y="3.541cm"/>
          <draw:glue-point draw:id="10" svg:x="-3.245cm" svg:y="-3.072cm"/>
          <draw:path draw:style-name="gr7" draw:text-style-name="P5" draw:layer="layout" svg:width="0.681cm" svg:height="0.681cm" svg:x="11.214cm" svg:y="14.297cm" svg:viewBox="0 0 682 682" svg:d="M310 0c-9 0-16 7-16 16v69c0 7-5 14-12 15-25 6-48 16-70 30-6 3-14 2-19-3l-50-49c-5-6-16-6-22 0l-43 44c-6 6-6 16 0 22l49 49c5 5 6 13 2 19-13 22-23 46-29 71-2 7-8 12-15 12h-70c-4 0-8 1-11 4s-4 7-4 11v62c0 9 7 16 15 16h70c7 0 13 5 15 12 6 25 16 48 29 70 4 6 3 14-2 19l-49 50c-3 2-5 6-5 11 0 4 2 8 5 10l43 44c6 6 17 6 22 0l50-49c3-3 7-5 11-5 2 0 5 1 8 3 22 13 45 23 70 29 7 2 12 8 12 15v70c0 8 7 15 16 15h62c8 0 15-7 15-15v-70c0-7 5-13 12-15 25-6 49-16 71-29 6-4 14-3 19 2l49 49c6 6 16 6 22 0l44-44c6-6 6-15 0-21l-49-50c-5-5-6-13-3-19 14-22 24-46 30-70 1-7 8-12 15-12h69c5 0 8-2 11-5s5-7 5-11v-62c0-8-7-15-16-15h-69c-7 0-14-5-15-12-6-25-16-49-30-71-3-6-2-14 3-19l49-49c3-3 4-7 4-11s-1-8-4-11l-44-44c-6-6-16-6-22 0l-49 49c-5 5-13 6-19 3-22-14-46-24-71-30-7-1-12-8-12-15v-69c0-9-7-16-15-16zM341 201c77 0 140 63 140 141 0 77-63 140-140 140s-140-62-140-140 63-141 140-141z">
            <text:p/>
          </draw:path>
          <draw:path draw:style-name="gr8" draw:text-style-name="P6" draw:layer="layout" svg:width="0.681cm" svg:height="0.681cm" svg:x="11.214cm" svg:y="14.297cm" svg:viewBox="0 0 682 682" svg:d="M310 0c-9 0-16 7-16 16v69c0 7-5 14-12 15-25 6-48 16-70 30-6 3-14 2-19-3l-50-49c-5-6-16-6-22 0l-43 44c-6 6-6 16 0 22l49 49c5 5 6 13 2 19-13 22-23 46-29 71-2 7-8 12-15 12h-70c-4 0-8 1-11 4s-4 7-4 11v62c0 9 7 16 15 16h70c7 0 13 5 15 12 6 25 16 48 29 70 4 6 3 14-2 19l-49 50c-3 2-5 6-5 11 0 4 2 8 5 10l43 44c6 6 17 6 22 0l50-49c3-3 7-5 11-5 2 0 5 1 8 3 22 13 45 23 70 29 7 2 12 8 12 15v70c0 8 7 15 16 15h62c8 0 15-7 15-15v-70c0-7 5-13 12-15 25-6 49-16 71-29 6-4 14-3 19 2l49 49c6 6 16 6 22 0l44-44c6-6 6-15 0-21l-49-50c-5-5-6-13-3-19 14-22 24-46 30-70 1-7 8-12 15-12h69c5 0 8-2 11-5s5-7 5-11v-62c0-8-7-15-16-15h-69c-7 0-14-5-15-12-6-25-16-49-30-71-3-6-2-14 3-19l49-49c3-3 4-7 4-11s-1-8-4-11l-44-44c-6-6-16-6-22 0l-49 49c-5 5-13 6-19 3-22-14-46-24-71-30-7-1-12-8-12-15v-69c0-9-7-16-15-16z">
            <text:p/>
          </draw:path>
          <draw:path draw:style-name="gr8" draw:text-style-name="P6" draw:layer="layout" svg:width="0.279cm" svg:height="0.28cm" svg:x="11.415cm" svg:y="14.498cm" svg:viewBox="0 0 280 281" svg:d="M140 0c77 0 140 63 140 141 0 77-63 140-140 140s-140-62-140-140 63-141 140-141z">
            <text:p/>
          </draw:path>
          <draw:path draw:style-name="gr7" draw:text-style-name="P5" draw:layer="layout" svg:width="0.681cm" svg:height="0.681cm" svg:x="11.367cm" svg:y="14.384cm" svg:viewBox="0 0 682 682" svg:d="M310 0c-9 0-16 7-16 15v70c0 7-4 13-11 15-25 6-49 16-71 29-6 4-14 3-19-2l-49-49c-6-6-17-6-22 0l-44 44c-6 6-6 16 0 22l49 49c5 5 6 13 2 19-13 22-23 46-29 71-2 7-8 11-15 11h-70c-4 0-8 2-11 5s-4 7-4 11v62c0 9 7 15 15 15h70c7 0 13 5 15 12 6 25 16 49 29 71 4 6 3 14-2 19l-49 49c-3 3-5 7-5 11s2 8 5 11l44 44c5 6 16 6 22 0l49-49c3-3 7-5 11-5 3 0 5 1 8 3 22 13 46 23 71 29 7 2 11 8 11 15v70c0 8 7 15 16 15h62c9 0 15-7 15-15v-70c0-7 5-13 12-15 25-6 49-16 71-29 6-4 14-3 19 2l49 49c6 6 16 6 22 0l44-44c6-6 6-16 0-22l-49-49c-5-5-6-13-2-19 13-22 23-46 29-71 2-7 8-12 15-12h70c4 0 8-1 11-4 2-3 4-7 4-11v-62c0-9-7-16-15-16h-70c-7 0-13-4-15-11-6-25-16-49-29-71-4-6-3-14 2-19l49-49c3-3 5-7 5-11s-2-8-5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1.367cm" svg:y="14.384cm" svg:viewBox="0 0 682 682" svg:d="M310 0c-9 0-16 7-16 15v70c0 7-4 13-11 15-25 6-49 16-71 29-6 4-14 3-19-2l-49-49c-6-6-17-6-22 0l-44 44c-6 6-6 16 0 22l49 49c5 5 6 13 2 19-13 22-23 46-29 71-2 7-8 11-15 11h-70c-4 0-8 2-11 5s-4 7-4 11v62c0 9 7 15 15 15h70c7 0 13 5 15 12 6 25 16 49 29 71 4 6 3 14-2 19l-49 49c-3 3-5 7-5 11s2 8 5 11l44 44c5 6 16 6 22 0l49-49c3-3 7-5 11-5 3 0 5 1 8 3 22 13 46 23 71 29 7 2 11 8 11 15v70c0 8 7 15 16 15h62c9 0 15-7 15-15v-70c0-7 5-13 12-15 25-6 49-16 71-29 6-4 14-3 19 2l49 49c6 6 16 6 22 0l44-44c6-6 6-16 0-22l-49-49c-5-5-6-13-2-19 13-22 23-46 29-71 2-7 8-12 15-12h70c4 0 8-1 11-4 2-3 4-7 4-11v-62c0-9-7-16-15-16h-70c-7 0-13-4-15-11-6-25-16-49-29-71-4-6-3-14 2-19l49-49c3-3 5-7 5-11s-2-8-5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11.568cm" svg:y="14.585cm" svg:viewBox="0 0 280 281" svg:d="M140 0c77 0 140 63 140 141 0 77-63 140-140 140s-140-63-140-140c0-78 63-141 140-141z">
            <text:p/>
          </draw:path>
        </draw:g>
        <draw:g xml:id="id44" draw:id="id44">
          <draw:path draw:style-name="gr10" draw:text-style-name="P8" draw:layer="layout" svg:width="1.111cm" svg:height="0.973cm" svg:x="16.338cm" svg:y="20.933cm" svg:viewBox="0 0 1112 974" svg:d="M0 0v974h1112v-974zM765 70v69h-417v-69zM278 70v69h-69v-69zM70 70h69v69h-69zM1043 904h-973v-695h973zM1043 139h-139v-69h139zM139 348h348v348h-348zM973 348v70h-347v-70zM973 487v70h-347v-70zM834 626v70h-208v-70z">
            <text:p/>
          </draw:path>
          <draw:path draw:style-name="gr11" draw:text-style-name="P9" draw:layer="layout" svg:width="0.833cm" svg:height="0.347cm" svg:x="16.478cm" svg:y="21.281cm" svg:viewBox="0 0 834 348" svg:d="M0 0v348h347v-348zM486 0v70h348v-70zM486 139v70h348v-70zM486 278v70h209v-70z">
            <text:p/>
          </draw:path>
        </draw:g>
        <draw:g xml:id="id46" draw:id="id46">
          <draw:path draw:style-name="gr10" draw:text-style-name="P8" draw:layer="layout" svg:width="1.111cm" svg:height="0.972cm" svg:x="11.056cm" svg:y="20.933cm" svg:viewBox="0 0 1112 973" svg:d="M0 0v973h1112v-973zM764 69v70h-417v-70zM278 69v70h-70v-70zM69 69h70v70h-70zM1042 903h-973v-695h973zM1042 139h-139v-70h139zM139 347h347v348h-347zM973 347v70h-348v-70zM973 486v70h-348v-70zM834 625v70h-209v-70z">
            <text:p/>
          </draw:path>
          <draw:path draw:style-name="gr11" draw:text-style-name="P9" draw:layer="layout" svg:width="0.833cm" svg:height="0.347cm" svg:x="11.195cm" svg:y="21.28cm" svg:viewBox="0 0 834 348" svg:d="M0 0v348h347v-348zM487 0v70h347v-70zM487 139v70h347v-70zM487 278v70h208v-70z">
            <text:p/>
          </draw:path>
        </draw:g>
        <draw:g xml:id="id49" draw:id="id49">
          <draw:glue-point draw:id="4" svg:x="-3.596cm" svg:y="-4.331cm"/>
          <draw:path draw:style-name="gr7" draw:text-style-name="P5" draw:layer="layout" svg:width="1.703cm" svg:height="1.899cm" svg:x="10.685cm" svg:y="23.472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12" draw:text-style-name="P6" xml:id="id45" draw:id="id45" draw:layer="layout" svg:width="1.703cm" svg:height="1.899cm" svg:x="10.685cm" svg:y="23.472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7" draw:text-style-name="P5" draw:layer="layout" svg:width="1.702cm" svg:height="0.648cm" svg:x="10.695cm" svg:y="23.465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  <draw:path draw:style-name="gr12" draw:text-style-name="P6" draw:layer="layout" svg:width="1.702cm" svg:height="0.648cm" svg:x="10.695cm" svg:y="23.465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</draw:g>
        <draw:frame draw:style-name="gr14" draw:text-style-name="P10" draw:layer="layout" svg:width="2.508cm" svg:height="0.497cm" svg:x="15.189cm" svg:y="10.387cm">
          <draw:text-box>
            <text:p><text:span text:style-name="T1">P</text:span><text:span text:style-name="T1">M</text:span><text:span text:style-name="T1">M</text:span><text:span text:style-name="T1"> </text:span><text:span text:style-name="T1">S</text:span><text:span text:style-name="T1">e</text:span><text:span text:style-name="T1">r</text:span><text:span text:style-name="T1">v</text:span><text:span text:style-name="T1">e</text:span><text:span text:style-name="T1">r</text:span></text:p>
          </draw:text-box>
        </draw:frame>
        <draw:frame draw:style-name="gr24" draw:text-style-name="P13" draw:layer="layout" svg:width="2.165cm" svg:height="0.374cm" svg:x="10.511cm" svg:y="25.477cm">
          <draw:text-box>
            <text:p><text:span text:style-name="T4">P</text:span><text:span text:style-name="T4">r</text:span><text:span text:style-name="T4">o</text:span><text:span text:style-name="T4">m</text:span><text:span text:style-name="T4">e</text:span><text:span text:style-name="T4">t</text:span><text:span text:style-name="T4">h</text:span><text:span text:style-name="T4">e</text:span><text:span text:style-name="T4">u</text:span><text:span text:style-name="T4">s</text:span></text:p>
          </draw:text-box>
        </draw:frame>
        <draw:g xml:id="id51" draw:id="id51">
          <draw:path draw:style-name="gr25" draw:text-style-name="P5" draw:layer="layout" svg:width="1.703cm" svg:height="1.899cm" svg:x="13.092cm" svg:y="17.154cm" svg:viewBox="0 0 1704 1900" svg:d="M852 0c-157 0-290 13-426 43s-234 67-312 119-114 103-114 162c0 1 0 1 0 1 0 2 0 4 1 7h-1v1271h3c12 50 46 91 112 135 78 51 175 89 311 118 136 30 269 44 426 44 156 0 289-14 425-44 136-29 233-67 312-118 66-44 100-85 111-135h4v-1271h-1c0-3 0-5 1-7v-1c0-59-37-110-115-162-79-52-176-89-311-119-136-30-269-43-426-43z">
            <text:p/>
          </draw:path>
          <draw:path draw:style-name="gr25" draw:text-style-name="P5" draw:layer="layout" svg:width="1.703cm" svg:height="1.899cm" svg:x="13.092cm" svg:y="17.154cm" svg:viewBox="0 0 1704 1900" svg:d="M852 0c-157 0-290 13-426 43s-234 67-312 119-114 103-114 162c0 1 0 1 0 1 0 2 0 4 1 7h-1v1271h3c12 50 46 91 112 135 78 51 175 88 311 118 136 29 269 44 426 44 156 0 289-15 425-44 136-30 233-67 312-118 66-44 100-85 111-135h4v-1271h-1c0-3 0-5 1-7v-1c0-59-37-110-115-162-79-52-176-89-311-119-136-30-269-43-426-43z">
            <text:p/>
          </draw:path>
          <draw:path draw:style-name="gr25" draw:text-style-name="P5" draw:layer="layout" svg:width="1.703cm" svg:height="0.648cm" svg:x="13.101cm" svg:y="17.147cm" svg:viewBox="0 0 1704 649" svg:d="M1704 324c0 60-36 111-114 163-79 51-176 88-312 118-136 29-269 44-426 44s-290-15-426-44c-136-30-234-67-312-118-79-52-114-104-114-163 0-60 35-110 114-162 78-52 176-89 312-119s269-43 426-43 290 13 426 43 233 67 312 119c78 52 114 103 114 162z">
            <text:p/>
          </draw:path>
          <draw:path draw:style-name="gr25" draw:text-style-name="P5" draw:layer="layout" svg:width="1.703cm" svg:height="0.648cm" svg:x="13.101cm" svg:y="17.147cm" svg:viewBox="0 0 1704 649" svg:d="M1704 324c0 60-36 111-114 163-79 51-176 88-312 118-136 29-269 44-426 44s-290-15-426-44c-136-30-234-67-312-118-79-52-114-104-114-163 0-60 35-110 114-162 78-52 176-89 312-119s269-43 426-43 290 13 426 43 233 67 312 119c78 52 114 103 114 162z">
            <text:p/>
          </draw:path>
        </draw:g>
        <draw:frame draw:style-name="gr26" draw:text-style-name="P13" draw:layer="layout" svg:width="1.971cm" svg:height="0.374cm" svg:x="12.972cm" svg:y="19.282cm">
          <draw:text-box>
            <text:p><text:span text:style-name="T4">ClickHouse</text:span></text:p>
          </draw:text-box>
        </draw:frame>
        <draw:g xml:id="id47" draw:id="id47">
          <draw:path draw:style-name="gr7" draw:text-style-name="P5" draw:layer="layout" svg:width="1.703cm" svg:height="1.899cm" svg:x="13.092cm" svg:y="13.73cm" svg:viewBox="0 0 1704 1900" svg:d="M852 0c-157 0-290 14-426 44-136 29-234 66-312 118-78 51-114 103-114 163 0 2 0 4 1 7h-1v1271h3c12 50 46 91 111 135 79 52 176 89 312 119s269 43 426 43c156 0 289-13 425-43s233-67 312-119c66-44 100-85 111-135h4v-1271h-1c0-3 0-5 1-7 0-60-37-112-115-163-79-52-176-89-311-118-136-30-269-44-426-44z">
            <text:p/>
          </draw:path>
          <draw:path draw:style-name="gr12" draw:text-style-name="P6" draw:layer="layout" svg:width="1.703cm" svg:height="1.899cm" svg:x="13.092cm" svg:y="13.73cm" svg:viewBox="0 0 1704 1900" svg:d="M852 0c-157 0-290 14-426 44-136 29-234 66-312 118-78 51-114 103-114 163 0 2 0 4 1 7h-1v1271h3c12 50 46 91 111 135 79 52 176 89 312 119s269 43 426 43c156 0 289-13 425-43s233-67 312-119c66-44 100-85 111-135h4v-1271h-1c0-3 0-5 1-7 0-60-37-112-115-163-79-52-176-89-311-118-136-30-269-44-426-44z">
            <text:p/>
          </draw:path>
          <draw:path draw:style-name="gr7" draw:text-style-name="P5" draw:layer="layout" svg:width="1.703cm" svg:height="0.648cm" svg:x="13.101cm" svg:y="13.723cm" svg:viewBox="0 0 1704 649" svg:d="M1704 325c0 59-36 110-114 162-79 52-176 89-312 119s-269 43-426 43-290-13-426-43-234-67-312-119c-79-52-114-103-114-162 0-60 35-111 114-163 78-52 176-90 312-119 136-30 269-43 426-43s290 13 426 43c136 29 233 67 312 119 78 52 114 103 114 163z">
            <text:p/>
          </draw:path>
          <draw:path draw:style-name="gr12" draw:text-style-name="P6" draw:layer="layout" svg:width="1.703cm" svg:height="0.648cm" svg:x="13.101cm" svg:y="13.723cm" svg:viewBox="0 0 1704 649" svg:d="M1704 325c0 59-36 110-114 162-79 52-176 89-312 119s-269 43-426 43-290-13-426-43-234-67-312-119c-79-52-114-103-114-162 0-60 35-111 114-163 78-52 176-90 312-119 136-30 269-43 426-43s290 13 426 43c136 29 233 67 312 119 78 52 114 103 114 163z">
            <text:p/>
          </draw:path>
        </draw:g>
        <draw:frame draw:style-name="gr27" draw:text-style-name="P13" draw:layer="layout" svg:width="2.102cm" svg:height="0.374cm" svg:x="12.976cm" svg:y="15.842cm">
          <draw:text-box>
            <text:p><text:span text:style-name="T4">PostgreSQ</text:span><text:span text:style-name="T4">L</text:span></text:p>
          </draw:text-box>
        </draw:frame>
        <draw:frame draw:style-name="gr28" draw:text-style-name="P13" draw:layer="layout" svg:width="1.433cm" svg:height="0.374cm" svg:x="16.138cm" svg:y="21.993cm">
          <draw:text-box>
            <text:p><text:span text:style-name="T4">G</text:span><text:span text:style-name="T4">r</text:span><text:span text:style-name="T4">a</text:span><text:span text:style-name="T4">f</text:span><text:span text:style-name="T4">a</text:span><text:span text:style-name="T4">n</text:span><text:span text:style-name="T4">a</text:span></text:p>
          </draw:text-box>
        </draw:frame>
        <draw:frame draw:style-name="gr29" draw:text-style-name="P11" draw:layer="layout" svg:width="2.44cm" svg:height="0.374cm" svg:x="8.458cm" svg:y="14.486cm">
          <draw:text-box>
            <text:p><text:span text:style-name="T2">p</text:span><text:span text:style-name="T2">m</text:span><text:span text:style-name="T2">m</text:span><text:span text:style-name="T2">-</text:span><text:span text:style-name="T2">m</text:span><text:span text:style-name="T2">a</text:span><text:span text:style-name="T2">n</text:span><text:span text:style-name="T2">a</text:span><text:span text:style-name="T2">g</text:span><text:span text:style-name="T2">e</text:span><text:span text:style-name="T2">d</text:span></text:p>
          </draw:text-box>
        </draw:frame>
        <draw:frame draw:style-name="gr45" draw:text-style-name="P13" draw:layer="layout" svg:width="1.822cm" svg:height="0.747cm" svg:x="9.22cm" svg:y="17.9cm">
          <draw:text-box>
            <text:p><text:span text:style-name="T4">Q</text:span><text:span text:style-name="T4">A</text:span><text:span text:style-name="T4">N</text:span><text:span text:style-name="T4"> </text:span><text:span text:style-name="T4">A</text:span><text:span text:style-name="T4">P</text:span><text:span text:style-name="T4">I</text:span><text:span text:style-name="T4"> </text:span><text:span text:style-name="T4">2</text:span></text:p>
          </draw:text-box>
        </draw:frame>
        <draw:g xml:id="id52" draw:id="id52">
          <draw:path draw:style-name="gr7" draw:text-style-name="P5" draw:layer="layout" svg:width="0.681cm" svg:height="0.681cm" svg:x="11.213cm" svg:y="17.697cm" svg:viewBox="0 0 682 682" svg:d="M310 0c-8 0-15 7-15 15v70c0 7-5 13-12 15-25 6-49 16-71 29-6 4-14 3-19-2l-49-49c-6-6-16-6-22 0l-44 43c-6 7-6 16 0 22l49 50c5 5 6 13 3 19-14 22-24 45-30 70-1 7-8 12-15 12h-69c-5 0-8 2-11 5s-5 7-5 11v62c0 8 7 15 16 15h69c7 0 14 5 15 12 6 25 16 49 30 71 3 6 2 14-3 19l-49 49c-3 3-4 7-4 11s1 8 4 11l44 44c6 6 16 6 22 0l49-49c3-3 7-5 11-5 3 0 6 1 8 2 22 14 46 24 71 30 7 1 12 8 12 15v69c0 9 7 16 15 16h62c9 0 16-7 16-16v-69c0-7 5-14 12-15 25-6 48-16 70-30 6-3 14-2 19 3l50 49c5 6 16 6 22 0l43-44c6-6 6-16 0-22l-49-49c-5-5-6-13-2-19 13-22 23-46 29-71 2-7 8-12 15-12h70c4 0 8-1 11-4s4-7 4-11v-62c0-9-7-16-15-16h-70c-7 0-13-5-15-12-6-25-16-48-29-70-4-6-3-14 2-19l49-50c3-3 5-7 5-11s-2-8-5-11l-43-43c-6-6-17-6-22 0l-50 49c-5 5-13 6-19 2-22-13-45-23-70-29-7-2-12-8-12-15v-70c0-8-7-15-16-15zM341 201c78 0 140 63 140 140 0 78-62 141-140 141-77 0-140-63-140-141 0-77 63-140 140-140z">
            <text:p/>
          </draw:path>
          <draw:path draw:style-name="gr8" draw:text-style-name="P6" draw:layer="layout" svg:width="0.681cm" svg:height="0.681cm" svg:x="11.213cm" svg:y="17.697cm" svg:viewBox="0 0 682 682" svg:d="M310 0c-8 0-15 7-15 15v70c0 7-5 13-12 15-25 6-49 16-71 29-6 4-14 3-19-2l-49-49c-6-6-16-6-22 0l-44 43c-6 7-6 16 0 22l49 50c5 5 6 13 3 19-14 22-24 45-30 70-1 7-8 12-15 12h-69c-5 0-8 2-11 5s-5 7-5 11v62c0 8 7 15 16 15h69c7 0 14 5 15 12 6 25 16 49 30 71 3 6 2 14-3 19l-49 49c-3 3-4 7-4 11s1 8 4 11l44 44c6 6 16 6 22 0l49-49c3-3 7-5 11-5 3 0 6 1 8 2 22 14 46 24 71 30 7 1 12 8 12 15v69c0 9 7 16 15 16h62c9 0 16-7 16-16v-69c0-7 5-14 12-15 25-6 48-16 70-30 6-3 14-2 19 3l50 49c5 6 16 6 22 0l43-44c6-6 6-16 0-22l-49-49c-5-5-6-13-2-19 13-22 23-46 29-71 2-7 8-12 15-12h70c4 0 8-1 11-4s4-7 4-11v-62c0-9-7-16-15-16h-70c-7 0-13-5-15-12-6-25-16-48-29-70-4-6-3-14 2-19l49-50c3-3 5-7 5-11s-2-8-5-11l-43-43c-6-6-17-6-22 0l-50 49c-5 5-13 6-19 2-22-13-45-23-70-29-7-2-12-8-12-15v-70c0-8-7-15-16-15z">
            <text:p/>
          </draw:path>
          <draw:path draw:style-name="gr8" draw:text-style-name="P6" draw:layer="layout" svg:width="0.279cm" svg:height="0.28cm" svg:x="11.414cm" svg:y="17.898cm" svg:viewBox="0 0 280 281" svg:d="M140 0c78 0 140 63 140 140 0 78-62 141-140 141-77 0-140-63-140-141 0-77 63-140 140-140z">
            <text:p/>
          </draw:path>
          <draw:path draw:style-name="gr7" draw:text-style-name="P5" draw:layer="layout" svg:width="0.682cm" svg:height="0.682cm" svg:x="11.366cm" svg:y="17.783cm" svg:viewBox="0 0 683 683" svg:d="M310 0c-8 0-15 7-15 16v70c0 7-5 13-12 15-25 6-49 16-71 29-6 4-14 3-19-2l-49-50c-6-5-16-5-22 0l-44 44c-6 6-6 16 0 22l50 49c5 6 6 13 2 20-14 22-23 45-29 70-2 7-8 12-16 12h-69c-4 0-8 2-11 5-3 2-5 6-5 11v62c0 8 7 15 16 15h69c8 0 14 5 16 12 6 25 15 49 29 71 4 6 3 14-2 19l-50 49c-3 3-4 7-4 11s1 8 4 11l44 44c6 6 16 6 22 0l49-50c3-3 7-4 11-4 3 0 6 1 8 2 22 14 46 23 71 29 7 2 12 8 12 16v69c0 9 7 16 15 16h62c9 0 16-7 16-16v-69c0-8 5-14 12-16 25-6 48-15 70-29 7-4 14-3 20 2l49 50c6 6 16 6 22 0l44-44c6-6 6-16 0-22l-50-49c-5-5-6-13-2-19 13-22 23-46 29-71 2-7 8-12 15-12h70c4 0 8-2 11-4 3-3 5-7 5-11v-62c0-9-7-16-16-16h-70c-7 0-13-5-15-12-6-25-16-49-29-70-4-7-3-14 2-20l50-49c2-3 4-7 4-11s-2-8-4-11l-44-44c-6-5-16-5-22 0l-49 50c-6 5-13 6-20 2-21-13-45-23-70-29-7-2-12-8-12-15v-70c0-9-7-16-16-16zM342 202c77 0 139 63 139 140 0 78-62 141-139 141-78 0-140-63-140-141 0-77 62-140 140-140z">
            <text:p/>
          </draw:path>
          <draw:path draw:style-name="gr8" draw:text-style-name="P6" draw:layer="layout" svg:width="0.682cm" svg:height="0.682cm" svg:x="11.366cm" svg:y="17.783cm" svg:viewBox="0 0 683 683" svg:d="M310 0c-8 0-15 7-15 16v70c0 7-5 13-12 15-25 6-49 16-71 29-6 4-14 3-19-2l-49-50c-6-5-16-5-22 0l-44 44c-6 6-6 16 0 22l50 49c5 6 6 13 2 20-14 22-23 45-29 70-2 7-8 12-16 12h-69c-4 0-8 2-11 5-3 2-5 6-5 11v62c0 8 7 15 16 15h69c8 0 14 5 16 12 6 25 15 49 29 71 4 6 3 14-2 19l-50 49c-3 3-4 7-4 11s1 8 4 11l44 44c6 6 16 6 22 0l49-50c3-3 7-4 11-4 3 0 6 1 8 2 22 14 46 23 71 29 7 2 12 8 12 16v69c0 9 7 16 15 16h62c9 0 16-7 16-16v-69c0-8 5-14 12-16 25-6 48-15 70-29 7-4 14-3 20 2l49 50c6 6 16 6 22 0l44-44c6-6 6-16 0-22l-50-49c-5-5-6-13-2-19 13-22 23-46 29-71 2-7 8-12 15-12h70c4 0 8-2 11-4 3-3 5-7 5-11v-62c0-9-7-16-16-16h-70c-7 0-13-5-15-12-6-25-16-49-29-70-4-7-3-14 2-20l50-49c2-3 4-7 4-11s-2-8-4-11l-44-44c-6-5-16-5-22 0l-49 50c-6 5-13 6-20 2-21-13-45-23-70-29-7-2-12-8-12-15v-70c0-9-7-16-16-16z">
            <text:p/>
          </draw:path>
          <draw:path draw:style-name="gr8" draw:text-style-name="P6" draw:layer="layout" svg:width="0.278cm" svg:height="0.28cm" svg:x="11.568cm" svg:y="17.985cm" svg:viewBox="0 0 279 281" svg:d="M140 0c77 0 139 63 139 140 0 78-62 141-139 141-78 0-140-63-140-141 0-77 62-140 140-140z">
            <text:p/>
          </draw:path>
        </draw:g>
        <draw:connector draw:style-name="gr46" draw:text-style-name="P15" draw:layer="layout" draw:type="curve" svg:x1="16.338cm" svg:y1="21.42cm" svg:x2="12.389cm" svg:y2="24.422cm" draw:start-shape="id44" draw:start-glue-point="3" draw:end-shape="id45" draw:end-glue-point="1" svg:d="M16338 21420c-2940 0-966 3002-3949 3002" svg:viewBox="0 0 3950 3003">
          <text:p/>
        </draw:connector>
        <draw:connector draw:style-name="gr34" draw:text-style-name="P15" draw:layer="layout" draw:type="curve" svg:x1="16.338cm" svg:y1="21.42cm" svg:x2="12.168cm" svg:y2="21.419cm" draw:start-shape="id44" draw:start-glue-point="3" draw:end-shape="id46" draw:end-glue-point="1" svg:d="M16338 21420c-3127 0-1043-1-4170-1" svg:viewBox="0 0 4171 2">
          <text:p/>
        </draw:connector>
        <draw:connector draw:style-name="gr47" draw:text-style-name="P15" draw:layer="layout" draw:type="curve" svg:x1="13.092cm" svg:y1="14.676cm" svg:x2="12.049cm" svg:y2="14.681cm" draw:start-shape="id47" draw:start-glue-point="3" draw:end-shape="id48" draw:end-glue-point="1" svg:d="M13092 14676c-792 0-271 5-1043 5" svg:viewBox="0 0 1044 6">
          <text:p/>
        </draw:connector>
        <draw:connector draw:style-name="gr48" draw:text-style-name="P15" draw:layer="layout" draw:type="curve" svg:x1="10.685cm" svg:y1="24.418cm" svg:x2="4.283cm" svg:y2="15.965cm" draw:start-shape="id49" draw:start-glue-point="3" draw:end-shape="id50" draw:end-glue-point="2" svg:d="M10685 24418c-4268 0-6402-2817-6402-8453" svg:viewBox="0 0 6403 8454">
          <text:p/>
        </draw:connector>
        <draw:connector draw:style-name="gr47" draw:text-style-name="P15" draw:layer="layout" draw:type="curve" svg:x1="13.092cm" svg:y1="18.1cm" svg:x2="12.049cm" svg:y2="18.081cm" draw:start-shape="id51" draw:start-glue-point="3" draw:end-shape="id52" draw:end-glue-point="1" svg:d="M13092 18100c-772 0-251-19-1043-19" svg:viewBox="0 0 1044 20">
          <text:p/>
        </draw:connector>
        <draw:connector draw:style-name="gr34" draw:text-style-name="P15" draw:layer="layout" draw:type="curve" svg:x1="11.631cm" svg:y1="15.066cm" svg:x2="11.631cm" svg:y2="17.697cm" draw:start-shape="id48" draw:start-glue-point="2" draw:end-shape="id52" draw:end-glue-point="0" svg:d="M11631 15066v2631" svg:viewBox="0 0 1 2632">
          <text:p/>
        </draw:connector>
        <draw:custom-shape draw:style-name="gr49" draw:text-style-name="P16" xml:id="id53" draw:id="id53" draw:layer="layout" svg:width="1.524cm" svg:height="1.311cm" svg:x="10.844cm" svg:y="10.724cm">
          <text:p/>
          <draw:enhanced-geometry svg:viewBox="0 0 21600 21600" draw:path-stretchpoint-x="10800" draw:path-stretchpoint-y="10800" draw:text-areas="?f3 ?f4 ?f5 ?f6" draw:type="round-rectangle" draw:modifiers="3838.42622950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15" draw:layer="layout" draw:type="curve" svg:x1="11.612cm" svg:y1="20.933cm" svg:x2="11.631cm" svg:y2="18.466cm" draw:start-shape="id46" draw:start-glue-point="0" draw:end-shape="id52" draw:end-glue-point="2" svg:d="M11612 20933c0-1840 19-607 19-2467" svg:viewBox="0 0 20 2468">
          <text:p/>
        </draw:connector>
        <draw:frame draw:style-name="gr40" draw:text-style-name="P18" draw:layer="layout" svg:width="0.993cm" svg:height="0.374cm" svg:x="11.097cm" svg:y="10.058cm">
          <draw:text-box>
            <text:p><text:span text:style-name="T6">n</text:span><text:span text:style-name="T6">g</text:span><text:span text:style-name="T6">i</text:span><text:span text:style-name="T6">n</text:span><text:span text:style-name="T6">x</text:span></text:p>
          </draw:text-box>
        </draw:frame>
        <draw:g xml:id="id54" draw:id="id54">
          <draw:glue-point draw:id="4" svg:x="-4.393cm" svg:y="4.721cm"/>
          <draw:glue-point draw:id="5" svg:x="0.676cm" svg:y="0.696cm" draw:align="center"/>
          <draw:glue-point draw:id="6" svg:x="-4.393cm" svg:y="4.721cm"/>
          <draw:path draw:style-name="gr41" draw:text-style-name="P5" draw:layer="layout" svg:width="1.351cm" svg:height="0.798cm" svg:x="3.489cm" svg:y="11.329cm" svg:viewBox="0 0 1352 799" svg:d="M1352 550c0 77-24 137-71 182-46 44-108 67-186 67h-839c-77 0-139-23-186-67-47-45-70-105-70-182 0-34 1-67 3-100 3-32 7-66 13-104 7-38 16-72 26-104s24-64 42-94c17-30 36-56 59-77 22-22 50-39 82-52s68-19 107-19c6 0 19 7 40 21s45 29 72 46c26 17 61 32 104 46 42 13 85 21 128 21s85-8 128-21c42-14 77-29 104-46 26-17 50-32 71-46s35-21 41-21c39 0 74 6 107 19 32 13 59 30 82 52 22 21 42 47 60 77 17 30 30 62 40 94 11 32 19 66 26 104s11 72 14 104c2 33 3 66 3 100z">
            <text:p/>
          </draw:path>
          <draw:path draw:style-name="gr41" draw:text-style-name="P5" draw:layer="layout" svg:width="0.736cm" svg:height="0.736cm" svg:x="3.796cm" svg:y="10.654cm" svg:viewBox="0 0 737 737" svg:d="M737 368c0 102-36 189-108 261s-158 108-260 108-189-36-261-108-108-159-108-261 36-188 108-260 159-108 261-108 188 36 260 108 108 158 108 260z">
            <text:p/>
          </draw:path>
        </draw:g>
        <draw:polygon draw:style-name="gr42" draw:text-style-name="P20" xml:id="id50" draw:id="id50" draw:layer="layout" svg:width="3.689cm" svg:height="2.158cm" svg:x="2.438cm" svg:y="13.806cm" svg:viewBox="0 0 3690 2159" draw:points="0,0 3690,0 3690,2159 0,2159">
          <text:p text:style-name="P19"><text:span text:style-name="T7">P</text:span><text:span text:style-name="T7">M</text:span><text:span text:style-name="T7">M</text:span><text:span text:style-name="T7"> </text:span><text:span text:style-name="T7">C</text:span><text:span text:style-name="T7">l</text:span><text:span text:style-name="T7">i</text:span><text:span text:style-name="T7">e</text:span><text:span text:style-name="T7">n</text:span><text:span text:style-name="T7">t</text:span></text:p>
        </draw:polygon>
        <draw:frame draw:style-name="gr39" draw:text-style-name="P18" draw:layer="layout" svg:width="1.7cm" svg:height="0.374cm" svg:x="3.825cm" svg:y="12.259cm">
          <draw:text-box>
            <text:p text:style-name="P19"><text:span text:style-name="T6">User</text:span></text:p>
          </draw:text-box>
        </draw:frame>
        <draw:frame draw:style-name="gr50" draw:text-style-name="P13" draw:layer="layout" svg:width="1.636cm" svg:height="0.747cm" svg:x="9.215cm" svg:y="21.201cm">
          <draw:text-box>
            <text:p><text:span text:style-name="T4">QAN APP</text:span></text:p>
          </draw:text-box>
        </draw:frame>
        <draw:connector draw:style-name="gr34" draw:text-style-name="P15" draw:layer="layout" draw:type="curve" svg:x1="12.368cm" svg:y1="11.379cm" svg:x2="16.894cm" svg:y2="20.933cm" draw:start-shape="id53" draw:start-glue-point="1" draw:end-shape="id44" draw:end-glue-point="0" svg:d="M12368 11379c3018 0 4526 3184 4526 9554" svg:viewBox="0 0 4527 9555">
          <text:p/>
        </draw:connector>
        <draw:connector draw:style-name="gr34" draw:text-style-name="P15" draw:layer="layout" draw:type="curve" svg:x1="11.606cm" svg:y1="12.035cm" svg:x2="11.631cm" svg:y2="14.297cm" draw:start-shape="id53" draw:start-glue-point="2" draw:end-shape="id48" draw:end-glue-point="0" svg:d="M11606 12035c0 1687 25 557 25 2262" svg:viewBox="0 0 26 2263">
          <text:p/>
        </draw:connector>
        <draw:connector draw:style-name="gr34" draw:text-style-name="P15" draw:layer="layout" draw:type="curve" svg:x1="4.841cm" svg:y1="11.391cm" svg:x2="10.844cm" svg:y2="11.379cm" draw:start-shape="id54" draw:start-glue-point="1" draw:end-shape="id53" draw:end-glue-point="3" svg:d="M4841 11391c4512 0 1511-12 6003-12" svg:viewBox="0 0 6004 1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ans-serif" svg:font-family="sans-serif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.041cm" fo:margin-bottom="1.041cm" fo:margin-left="1.041cm" fo:margin-right="1.04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5-21T01:46:15.108622684</dc:date>
    <meta:editing-duration>PT4H25M45S</meta:editing-duration>
    <meta:editing-cycles>9</meta:editing-cycles>
    <meta:generator>LibreOffice/6.1.4.2$Linux_X86_64 LibreOffice_project/10$Build-2</meta:generator>
    <meta:document-statistic meta:object-count="310"/>
  </office:meta>
</office:document-meta>
</file>